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Contents_20_1">
      <style:paragraph-properties>
        <style:tab-stops>
          <style:tab-stop style:position="16.51cm" style:type="right" style:leader-style="dotted" style:leader-text="."/>
        </style:tab-stops>
      </style:paragraph-properties>
    </style:style>
    <style:style style:name="P3" style:family="paragraph" style:parent-style-name="Contents_20_2">
      <style:paragraph-properties>
        <style:tab-stops>
          <style:tab-stop style:position="16.51cm" style:type="right" style:leader-style="dotted" style:leader-text="."/>
        </style:tab-stops>
      </style:paragraph-properties>
    </style:style>
    <style:style style:name="P4" style:family="paragraph" style:parent-style-name="Contents_20_3">
      <style:paragraph-properties>
        <style:tab-stops>
          <style:tab-stop style:position="16.51cm" style:type="right" style:leader-style="dotted" style:leader-text="."/>
        </style:tab-stops>
      </style:paragraph-properties>
    </style:style>
    <style:style style:name="P5" style:family="paragraph" style:parent-style-name="Contents_20_4">
      <style:paragraph-properties>
        <style:tab-stops>
          <style:tab-stop style:position="16.51cm" style:type="right" style:leader-style="dotted" style:leader-text="."/>
        </style:tab-stops>
      </style:paragraph-properties>
    </style:style>
    <style:style style:name="P6" style:family="paragraph" style:parent-style-name="First_20_paragraph">
      <style:text-properties fo:font-weight="bold" style:font-weight-asian="bold" style:font-weight-complex="bold"/>
    </style:style>
    <style:style style:name="P7" style:family="paragraph" style:parent-style-name="First_20_paragraph">
      <style:text-properties officeooo:paragraph-rsid="00179d45"/>
    </style:style>
    <style:style style:name="P8" style:family="paragraph" style:parent-style-name="Text_20_body" style:list-style-name="L2">
      <style:paragraph-properties fo:margin-top="0cm" fo:margin-bottom="0cm" style:contextual-spacing="false"/>
    </style:style>
    <style:style style:name="P9" style:family="paragraph" style:parent-style-name="Text_20_body" style:list-style-name="L3">
      <style:paragraph-properties fo:margin-top="0cm" fo:margin-bottom="0cm" style:contextual-spacing="false"/>
    </style:style>
    <style:style style:name="P10" style:family="paragraph" style:parent-style-name="Text_20_body" style:list-style-name="L4">
      <style:paragraph-properties fo:margin-top="0cm" fo:margin-bottom="0cm" style:contextual-spacing="false"/>
    </style:style>
    <style:style style:name="P11" style:family="paragraph" style:parent-style-name="Text_20_body" style:list-style-name="L5">
      <style:paragraph-properties fo:margin-top="0cm" fo:margin-bottom="0cm" style:contextual-spacing="false"/>
    </style:style>
    <style:style style:name="P12" style:family="paragraph" style:parent-style-name="Text_20_body" style:list-style-name="L6">
      <style:paragraph-properties fo:margin-top="0cm" fo:margin-bottom="0cm" style:contextual-spacing="false"/>
    </style:style>
    <style:style style:name="P13" style:family="paragraph" style:parent-style-name="Text_20_body" style:list-style-name="L7">
      <style:paragraph-properties fo:margin-top="0cm" fo:margin-bottom="0cm" style:contextual-spacing="false"/>
    </style:style>
    <style:style style:name="P14" style:family="paragraph" style:parent-style-name="Text_20_body" style:list-style-name="L8">
      <style:paragraph-properties fo:margin-top="0cm" fo:margin-bottom="0cm" style:contextual-spacing="false"/>
    </style:style>
    <style:style style:name="P15" style:family="paragraph" style:parent-style-name="Text_20_body" style:list-style-name="L9">
      <style:paragraph-properties fo:margin-top="0cm" fo:margin-bottom="0cm" style:contextual-spacing="false"/>
    </style:style>
    <style:style style:name="P16" style:family="paragraph" style:parent-style-name="Text_20_body" style:list-style-name="L10">
      <style:paragraph-properties fo:margin-top="0cm" fo:margin-bottom="0cm" style:contextual-spacing="false"/>
    </style:style>
    <style:style style:name="P17" style:family="paragraph" style:parent-style-name="Text_20_body" style:list-style-name="L11">
      <style:paragraph-properties fo:margin-top="0cm" fo:margin-bottom="0cm" style:contextual-spacing="false"/>
    </style:style>
    <style:style style:name="P18" style:family="paragraph" style:parent-style-name="Text_20_body" style:list-style-name="L12">
      <style:paragraph-properties fo:margin-top="0cm" fo:margin-bottom="0cm" style:contextual-spacing="false"/>
    </style:style>
    <style:style style:name="P19" style:family="paragraph" style:parent-style-name="Text_20_body" style:list-style-name="L13">
      <style:paragraph-properties fo:margin-top="0cm" fo:margin-bottom="0cm" style:contextual-spacing="false"/>
    </style:style>
    <style:style style:name="P20" style:family="paragraph" style:parent-style-name="Text_20_body" style:list-style-name="L14">
      <style:paragraph-properties fo:margin-top="0cm" fo:margin-bottom="0cm" style:contextual-spacing="false"/>
    </style:style>
    <style:style style:name="P21" style:family="paragraph" style:parent-style-name="Text_20_body" style:list-style-name="L15">
      <style:paragraph-properties fo:margin-top="0cm" fo:margin-bottom="0cm" style:contextual-spacing="false"/>
    </style:style>
    <style:style style:name="P22" style:family="paragraph" style:parent-style-name="Text_20_body" style:list-style-name="L16">
      <style:paragraph-properties fo:margin-top="0cm" fo:margin-bottom="0cm" style:contextual-spacing="false"/>
    </style:style>
    <style:style style:name="P23" style:family="paragraph" style:parent-style-name="Text_20_body" style:list-style-name="L17">
      <style:paragraph-properties fo:margin-top="0cm" fo:margin-bottom="0cm" style:contextual-spacing="false"/>
    </style:style>
    <style:style style:name="P24" style:family="paragraph" style:parent-style-name="Text_20_body" style:list-style-name="L18">
      <style:paragraph-properties fo:margin-top="0cm" fo:margin-bottom="0cm" style:contextual-spacing="false"/>
    </style:style>
    <style:style style:name="P25" style:family="paragraph" style:parent-style-name="Text_20_body" style:list-style-name="L19">
      <style:paragraph-properties fo:margin-top="0cm" fo:margin-bottom="0cm" style:contextual-spacing="false"/>
    </style:style>
    <style:style style:name="P26" style:family="paragraph" style:parent-style-name="Text_20_body" style:list-style-name="L20">
      <style:paragraph-properties fo:margin-top="0cm" fo:margin-bottom="0cm" style:contextual-spacing="false"/>
    </style:style>
    <style:style style:name="P27" style:family="paragraph" style:parent-style-name="Text_20_body" style:list-style-name="L21">
      <style:paragraph-properties fo:margin-top="0cm" fo:margin-bottom="0cm" style:contextual-spacing="false"/>
    </style:style>
    <style:style style:name="P28" style:family="paragraph" style:parent-style-name="Text_20_body" style:list-style-name="L22">
      <style:paragraph-properties fo:margin-top="0cm" fo:margin-bottom="0cm" style:contextual-spacing="false"/>
    </style:style>
    <style:style style:name="P29" style:family="paragraph" style:parent-style-name="Text_20_body" style:list-style-name="L23">
      <style:paragraph-properties fo:margin-top="0cm" fo:margin-bottom="0cm" style:contextual-spacing="false"/>
    </style:style>
    <style:style style:name="P30" style:family="paragraph" style:parent-style-name="Text_20_body" style:list-style-name="L24">
      <style:paragraph-properties fo:margin-top="0cm" fo:margin-bottom="0cm" style:contextual-spacing="false"/>
    </style:style>
    <style:style style:name="P31" style:family="paragraph" style:parent-style-name="Text_20_body" style:list-style-name="L25">
      <style:paragraph-properties fo:margin-top="0cm" fo:margin-bottom="0cm" style:contextual-spacing="false"/>
    </style:style>
    <style:style style:name="P32" style:family="paragraph" style:parent-style-name="Text_20_body">
      <style:text-properties fo:font-weight="bold" style:font-weight-asian="bold" style:font-weight-complex="bold"/>
    </style:style>
    <style:style style:name="P33" style:family="paragraph" style:parent-style-name="Text_20_body" style:list-style-name="L26">
      <style:paragraph-properties fo:margin-top="0cm" fo:margin-bottom="0cm" style:contextual-spacing="false"/>
    </style:style>
    <style:style style:name="P34" style:family="paragraph" style:parent-style-name="Text_20_body" style:list-style-name="L27">
      <style:paragraph-properties fo:margin-top="0cm" fo:margin-bottom="0cm" style:contextual-spacing="false"/>
    </style:style>
    <style:style style:name="P35" style:family="paragraph" style:parent-style-name="Text_20_body" style:list-style-name="L28">
      <style:paragraph-properties fo:margin-top="0cm" fo:margin-bottom="0cm" style:contextual-spacing="false"/>
    </style:style>
    <style:style style:name="P36" style:family="paragraph" style:parent-style-name="Text_20_body" style:list-style-name="L29">
      <style:paragraph-properties fo:margin-top="0cm" fo:margin-bottom="0cm" style:contextual-spacing="false"/>
    </style:style>
    <style:style style:name="P37" style:family="paragraph" style:parent-style-name="Text_20_body" style:list-style-name="L30">
      <style:paragraph-properties fo:margin-top="0cm" fo:margin-bottom="0cm" style:contextual-spacing="false"/>
    </style:style>
    <style:style style:name="P38" style:family="paragraph" style:parent-style-name="Text_20_body" style:list-style-name="L31">
      <style:paragraph-properties fo:margin-top="0cm" fo:margin-bottom="0cm" style:contextual-spacing="false"/>
    </style:style>
    <style:style style:name="P39" style:family="paragraph" style:parent-style-name="Text_20_body" style:list-style-name="L32">
      <style:paragraph-properties fo:margin-top="0cm" fo:margin-bottom="0cm" style:contextual-spacing="false"/>
    </style:style>
    <style:style style:name="P40" style:family="paragraph" style:parent-style-name="Text_20_body" style:list-style-name="L33">
      <style:paragraph-properties fo:margin-top="0cm" fo:margin-bottom="0cm" style:contextual-spacing="false"/>
    </style:style>
    <style:style style:name="P41" style:family="paragraph" style:parent-style-name="Text_20_body" style:list-style-name="L34">
      <style:paragraph-properties fo:margin-top="0cm" fo:margin-bottom="0cm" style:contextual-spacing="false"/>
    </style:style>
    <style:style style:name="P42" style:family="paragraph" style:parent-style-name="Text_20_body" style:list-style-name="L35">
      <style:paragraph-properties fo:margin-top="0cm" fo:margin-bottom="0cm" style:contextual-spacing="false"/>
    </style:style>
    <style:style style:name="P43" style:family="paragraph" style:parent-style-name="Text_20_body" style:list-style-name="L36">
      <style:paragraph-properties fo:margin-top="0cm" fo:margin-bottom="0cm" style:contextual-spacing="false"/>
    </style:style>
    <style:style style:name="P44" style:family="paragraph" style:parent-style-name="Text_20_body" style:list-style-name="L37">
      <style:paragraph-properties fo:margin-top="0cm" fo:margin-bottom="0cm" style:contextual-spacing="false"/>
    </style:style>
    <style:style style:name="P45" style:family="paragraph" style:parent-style-name="Text_20_body" style:list-style-name="L38">
      <style:paragraph-properties fo:margin-top="0cm" fo:margin-bottom="0cm" style:contextual-spacing="false"/>
    </style:style>
    <style:style style:name="P46" style:family="paragraph" style:parent-style-name="Text_20_body" style:list-style-name="L39">
      <style:paragraph-properties fo:margin-top="0cm" fo:margin-bottom="0cm" style:contextual-spacing="false"/>
    </style:style>
    <style:style style:name="P47" style:family="paragraph" style:parent-style-name="Text_20_body" style:list-style-name="L40">
      <style:paragraph-properties fo:margin-top="0cm" fo:margin-bottom="0cm" style:contextual-spacing="false"/>
    </style:style>
    <style:style style:name="P48" style:family="paragraph" style:parent-style-name="Text_20_body" style:list-style-name="L41">
      <style:paragraph-properties fo:margin-top="0cm" fo:margin-bottom="0cm" style:contextual-spacing="false"/>
    </style:style>
    <style:style style:name="P49" style:family="paragraph" style:parent-style-name="Text_20_body" style:list-style-name="L42">
      <style:paragraph-properties fo:margin-top="0cm" fo:margin-bottom="0cm" style:contextual-spacing="false"/>
    </style:style>
    <style:style style:name="P50" style:family="paragraph" style:parent-style-name="Text_20_body" style:list-style-name="L43">
      <style:paragraph-properties fo:margin-top="0cm" fo:margin-bottom="0cm" style:contextual-spacing="false"/>
    </style:style>
    <style:style style:name="P51" style:family="paragraph" style:parent-style-name="Text_20_body" style:list-style-name="L44">
      <style:paragraph-properties fo:margin-top="0cm" fo:margin-bottom="0cm" style:contextual-spacing="false"/>
    </style:style>
    <style:style style:name="P52" style:family="paragraph" style:parent-style-name="Text_20_body" style:list-style-name="L45">
      <style:paragraph-properties fo:margin-top="0cm" fo:margin-bottom="0cm" style:contextual-spacing="false"/>
    </style:style>
    <style:style style:name="P53" style:family="paragraph" style:parent-style-name="Text_20_body" style:list-style-name="L46">
      <style:paragraph-properties fo:margin-top="0cm" fo:margin-bottom="0cm" style:contextual-spacing="false"/>
    </style:style>
    <style:style style:name="P54" style:family="paragraph" style:parent-style-name="Text_20_body">
      <style:text-properties officeooo:paragraph-rsid="00179d45"/>
    </style:style>
    <style:style style:name="P55" style:family="paragraph" style:parent-style-name="Text_20_body">
      <style:paragraph-properties fo:margin-top="0cm" fo:margin-bottom="0cm" style: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variant="normal" fo:text-transform="none"/>
    </style:style>
    <style:style style:name="T4" style:family="text">
      <style:text-properties fo:font-variant="normal" fo:text-transform="none" style:text-position="0% 100%"/>
    </style:style>
    <style:style style:name="T5" style:family="text">
      <style:text-properties fo:font-variant="normal" fo:text-transform="none" style:text-position="0% 100%" fo:font-style="normal"/>
    </style:style>
    <style:style style:name="T6" style:family="text">
      <style:text-properties fo:font-variant="normal" fo:text-transform="none" style:text-position="0% 100%" fo:font-style="normal" style:text-underline-style="none"/>
    </style:style>
    <style:style style:name="T7" style:family="text">
      <style:text-properties fo:font-variant="normal" fo:text-transform="none" style:text-position="0% 100%" fo:font-style="normal" style:text-underline-style="none" fo:font-weight="normal"/>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3. Methodology</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text:a xlink:type="simple" xlink:href="#__RefHeading___Toc45705_1144412500" text:style-name="Index_20_Link" text:visited-style-name="Index_20_Link">1 Methodology<text:tab/>3</text:a></text:p>
          <text:p text:style-name="P3"><text:a xlink:type="simple" xlink:href="#__RefHeading___Toc45707_1144412500" text:style-name="Index_20_Link" text:visited-style-name="Index_20_Link">1.1 Research Questions - May 2023<text:tab/>3</text:a></text:p>
          <text:p text:style-name="P3"><text:a xlink:type="simple" xlink:href="#__RefHeading___Toc45709_1144412500" text:style-name="Index_20_Link" text:visited-style-name="Index_20_Link">1.2 Theoretical Framework<text:tab/>3</text:a></text:p>
          <text:p text:style-name="P4"><text:a xlink:type="simple" xlink:href="#__RefHeading___Toc45711_1144412500" text:style-name="Index_20_Link" text:visited-style-name="Index_20_Link">1.2.1 Primary framework Activity Theory<text:tab/>3</text:a></text:p>
          <text:p text:style-name="P4"><text:a xlink:type="simple" xlink:href="#__RefHeading___Toc45713_1144412500" text:style-name="Index_20_Link" text:visited-style-name="Index_20_Link">1.2.2 Socio cultural approaches and the primacy of context<text:tab/>3</text:a></text:p>
          <text:p text:style-name="P4"><text:a xlink:type="simple" xlink:href="#__RefHeading___Toc45715_1144412500" text:style-name="Index_20_Link" text:visited-style-name="Index_20_Link">1.2.3 Context and Generalisation of results:<text:tab/>3</text:a></text:p>
          <text:p text:style-name="P4"><text:a xlink:type="simple" xlink:href="#__RefHeading___Toc45717_1144412500" text:style-name="Index_20_Link" text:visited-style-name="Index_20_Link">1.2.4 Utility of research:<text:tab/>4</text:a></text:p>
          <text:p text:style-name="P4"><text:a xlink:type="simple" xlink:href="#__RefHeading___Toc45719_1144412500" text:style-name="Index_20_Link" text:visited-style-name="Index_20_Link">1.2.5 Justification of choice (esp compared to contructionism)<text:tab/>4</text:a></text:p>
          <text:p text:style-name="P3"><text:a xlink:type="simple" xlink:href="#__RefHeading___Toc45721_1144412500" text:style-name="Index_20_Link" text:visited-style-name="Index_20_Link">1.3 Conceptualising activity in this learning design<text:tab/>5</text:a></text:p>
          <text:p text:style-name="P4"><text:a xlink:type="simple" xlink:href="#__RefHeading___Toc45723_1144412500" text:style-name="Index_20_Link" text:visited-style-name="Index_20_Link">1.3.1 Levels of Abstraction in Activity Theory<text:tab/>5</text:a></text:p>
          <text:p text:style-name="P5"><text:a xlink:type="simple" xlink:href="#__RefHeading___Toc45725_1144412500" text:style-name="Index_20_Link" text:visited-style-name="Index_20_Link">1.3.1.1 Choosing smaller units of analysis<text:tab/>5</text:a></text:p>
          <text:p text:style-name="P4"><text:a xlink:type="simple" xlink:href="#__RefHeading___Toc45727_1144412500" text:style-name="Index_20_Link" text:visited-style-name="Index_20_Link">1.3.2 The role of contradictions between activity system elements<text:tab/>6</text:a></text:p>
          <text:p text:style-name="P3"><text:a xlink:type="simple" xlink:href="#__RefHeading___Toc45729_1144412500" text:style-name="Index_20_Link" text:visited-style-name="Index_20_Link">1.4 Conceptualising agency<text:tab/>6</text:a></text:p>
          <text:p text:style-name="P4"><text:a xlink:type="simple" xlink:href="#__RefHeading___Toc45731_1144412500" text:style-name="Index_20_Link" text:visited-style-name="Index_20_Link">1.4.1 On agency, activity theory and formative interventions<text:tab/>6</text:a></text:p>
          <text:p text:style-name="P4"><text:a xlink:type="simple" xlink:href="#__RefHeading___Toc45733_1144412500" text:style-name="Index_20_Link" text:visited-style-name="Index_20_Link">1.4.2 On double stimulation and agency<text:tab/>6</text:a></text:p>
          <text:p text:style-name="P5"><text:a xlink:type="simple" xlink:href="#__RefHeading___Toc45735_1144412500" text:style-name="Index_20_Link" text:visited-style-name="Index_20_Link">1.4.2.1 On affordances and anchors<text:tab/>6</text:a></text:p>
          <text:p text:style-name="P3"><text:a xlink:type="simple" xlink:href="#__RefHeading___Toc45737_1144412500" text:style-name="Index_20_Link" text:visited-style-name="Index_20_Link">1.5 DBR and formative interventions - MOVE UP ?<text:tab/>7</text:a></text:p>
          <text:p text:style-name="P4"><text:a xlink:type="simple" xlink:href="#__RefHeading___Toc45739_1144412500" text:style-name="Index_20_Link" text:visited-style-name="Index_20_Link">1.5.1 Design-based research and formative intervention studies within educational field<text:tab/>8</text:a></text:p>
          <text:p text:style-name="P4"><text:a xlink:type="simple" xlink:href="#__RefHeading___Toc45741_1144412500" text:style-name="Index_20_Link" text:visited-style-name="Index_20_Link">1.5.2 Early limits of DBR addressed by expansive learning - and formative interventions<text:tab/>8</text:a></text:p>
          <text:p text:style-name="P4"><text:a xlink:type="simple" xlink:href="#__RefHeading___Toc45743_1144412500" text:style-name="Index_20_Link" text:visited-style-name="Index_20_Link">1.5.3 Exploring specific techniques of formative interventions - DROP FOR A MORE PERSONAL TAKE / SO COMPARATIVE TO THIS INTERVENTION? FIND MORE DIRECT PARALLELS? 5D FOR EXAMPLE<text:tab/>10</text:a></text:p>
          <text:p text:style-name="P3"><text:a xlink:type="simple" xlink:href="#__RefHeading___Toc45745_1144412500" text:style-name="Index_20_Link" text:visited-style-name="Index_20_Link">1.6 Agreeing terminology<text:tab/>11</text:a></text:p>
          <text:p text:style-name="P4"><text:a xlink:type="simple" xlink:href="#__RefHeading___Toc45747_1144412500" text:style-name="Index_20_Link" text:visited-style-name="Index_20_Link">1.6.1 Overall process DBR or CHAT or Fomative<text:tab/>11</text:a></text:p>
          <text:p text:style-name="P4"><text:a xlink:type="simple" xlink:href="#__RefHeading___Toc45749_1144412500" text:style-name="Index_20_Link" text:visited-style-name="Index_20_Link">1.6.2 Disambiguating terminology - Conflicts, tensions, contradictions, dilemmas<text:tab/>11</text:a></text:p>
          <text:p text:style-name="P3"><text:a xlink:type="simple" xlink:href="#__RefHeading___Toc45751_1144412500" text:style-name="Index_20_Link" text:visited-style-name="Index_20_Link">1.7 Data Gathering and Preparation<text:tab/>12</text:a></text:p>
          <text:p text:style-name="P4"><text:a xlink:type="simple" xlink:href="#__RefHeading___Toc45753_1144412500" text:style-name="Index_20_Link" text:visited-style-name="Index_20_Link">1.7.1 Aligning data gathering and analysis with socio cultural approach<text:tab/>12</text:a></text:p>
          <text:p text:style-name="P5"><text:a xlink:type="simple" xlink:href="#__RefHeading___Toc45755_1144412500" text:style-name="Index_20_Link" text:visited-style-name="Index_20_Link">1.7.1.1 Describing the formative intervention of this research<text:tab/>12</text:a></text:p>
          <text:p text:style-name="P4"><text:a xlink:type="simple" xlink:href="#__RefHeading___Toc45757_1144412500" text:style-name="Index_20_Link" text:visited-style-name="Index_20_Link">1.7.2 Data Processing<text:tab/>13</text:a></text:p>
          <text:p text:style-name="P5"><text:a xlink:type="simple" xlink:href="#__RefHeading___Toc45759_1144412500" text:style-name="Index_20_Link" text:visited-style-name="Index_20_Link">1.7.2.1 360 Video Processing<text:tab/>13</text:a></text:p>
          <text:p text:style-name="P5"><text:a xlink:type="simple" xlink:href="#__RefHeading___Toc45761_1144412500" text:style-name="Index_20_Link" text:visited-style-name="Index_20_Link">1.7.2.2 Screen Capture Processing<text:tab/>13</text:a></text:p>
          <text:p text:style-name="P5"><text:a xlink:type="simple" xlink:href="#__RefHeading___Toc45763_1144412500" text:style-name="Index_20_Link" text:visited-style-name="Index_20_Link">1.7.2.3 Learnings and recommendations<text:tab/>14</text:a></text:p>
          <text:p text:style-name="P3"><text:a xlink:type="simple" xlink:href="#__RefHeading___Toc45765_1144412500" text:style-name="Index_20_Link" text:visited-style-name="Index_20_Link">1.8 Data analysis methods and justification<text:tab/>14</text:a></text:p>
          <text:p text:style-name="P4"><text:a xlink:type="simple" xlink:href="#__RefHeading___Toc45767_1144412500" text:style-name="Index_20_Link" text:visited-style-name="Index_20_Link">1.8.1 Interview data<text:tab/>14</text:a></text:p>
          <text:p text:style-name="P5"><text:a xlink:type="simple" xlink:href="#__RefHeading___Toc45769_1144412500" text:style-name="Index_20_Link" text:visited-style-name="Index_20_Link">1.8.1.1 Practitioner interviews<text:tab/>14</text:a></text:p>
          <text:p text:style-name="P5"><text:a xlink:type="simple" xlink:href="#__RefHeading___Toc45771_1144412500" text:style-name="Index_20_Link" text:visited-style-name="Index_20_Link">1.8.1.2 Participant interviews<text:tab/>15</text:a></text:p>
          <text:p text:style-name="P5"><text:a xlink:type="simple" xlink:href="#__RefHeading___Toc45773_1144412500" text:style-name="Index_20_Link" text:visited-style-name="Index_20_Link">1.8.1.3 Limitations in interview data<text:tab/>15</text:a></text:p>
          <text:p text:style-name="P4"><text:a xlink:type="simple" xlink:href="#__RefHeading___Toc45775_1144412500" text:style-name="Index_20_Link" text:visited-style-name="Index_20_Link">1.8.2 Other data<text:tab/>15</text:a></text:p>
          <text:p text:style-name="P3"><text:a xlink:type="simple" xlink:href="#__RefHeading___Toc45777_1144412500" text:style-name="Index_20_Link" text:visited-style-name="Index_20_Link"><text:soft-page-break/>1.9 Analysis of Video overview<text:tab/>16</text:a></text:p>
          <text:p text:style-name="P4"><text:a xlink:type="simple" xlink:href="#__RefHeading___Toc45779_1144412500" text:style-name="Index_20_Link" text:visited-style-name="Index_20_Link">1.9.1 Rational and approach of video data analysis<text:tab/>16</text:a></text:p>
          <text:p text:style-name="P3"><text:a xlink:type="simple" xlink:href="#__RefHeading___Toc45781_1144412500" text:style-name="Index_20_Link" text:visited-style-name="Index_20_Link">1.10 Detailed transcription of video sources<text:tab/>16</text:a></text:p>
          <text:p text:style-name="P4"><text:a xlink:type="simple" xlink:href="#__RefHeading___Toc45783_1144412500" text:style-name="Index_20_Link" text:visited-style-name="Index_20_Link">1.10.1 Transcription/description of data<text:tab/>16</text:a></text:p>
          <text:p text:style-name="P5"><text:a xlink:type="simple" xlink:href="#__RefHeading___Toc45785_1144412500" text:style-name="Index_20_Link" text:visited-style-name="Index_20_Link">1.10.1.1 Grades of video data analysis<text:tab/>16</text:a></text:p>
          <text:p text:style-name="P5"><text:a xlink:type="simple" xlink:href="#__RefHeading___Toc45787_1144412500" text:style-name="Index_20_Link" text:visited-style-name="Index_20_Link">1.10.1.2 Justification of selecting sessions and sections for more detailed analysis<text:tab/>17</text:a></text:p>
          <text:p text:style-name="P5"><text:a xlink:type="simple" xlink:href="#__RefHeading___Toc45789_1144412500" text:style-name="Index_20_Link" text:visited-style-name="Index_20_Link">1.10.1.3 Incorporating gesture and wider movement in analysis<text:tab/>17</text:a></text:p>
          <text:p text:style-name="P5"><text:a xlink:type="simple" xlink:href="#__RefHeading___Toc45791_1144412500" text:style-name="Index_20_Link" text:visited-style-name="Index_20_Link">1.10.1.4 Using a 3 Planes Approach<text:tab/>18</text:a></text:p>
          <text:p text:style-name="P3"><text:a xlink:type="simple" xlink:href="#__RefHeading___Toc45793_1144412500" text:style-name="Index_20_Link" text:visited-style-name="Index_20_Link">1.11 Thematic analysis of video data<text:tab/>18</text:a></text:p>
          <text:p text:style-name="P4"><text:a xlink:type="simple" xlink:href="#__RefHeading___Toc45795_1144412500" text:style-name="Index_20_Link" text:visited-style-name="Index_20_Link">1.11.1 Notes on Underpinning of Thematic Analysis of Video Data<text:tab/>18</text:a></text:p>
          <text:p text:style-name="P5"><text:a xlink:type="simple" xlink:href="#__RefHeading___Toc45797_1144412500" text:style-name="Index_20_Link" text:visited-style-name="Index_20_Link">1.11.1.1 What was Excluded and Rationale<text:tab/>19</text:a></text:p>
          <text:p text:style-name="P5"><text:a xlink:type="simple" xlink:href="#__RefHeading___Toc45799_1144412500" text:style-name="Index_20_Link" text:visited-style-name="Index_20_Link">1.11.1.2 Coding Participant Roles and Interactions.<text:tab/>19</text:a></text:p>
          <text:p text:style-name="P5"><text:a xlink:type="simple" xlink:href="#__RefHeading___Toc45801_1144412500" text:style-name="Index_20_Link" text:visited-style-name="Index_20_Link">1.11.1.3 Coding Design Cycle Stages<text:tab/>19</text:a></text:p>
          <text:p text:style-name="P5"><text:a xlink:type="simple" xlink:href="#__RefHeading___Toc45803_1144412500" text:style-name="Index_20_Link" text:visited-style-name="Index_20_Link">1.11.1.4 Coding Game Design Themes<text:tab/>20</text:a></text:p>
          <text:p text:style-name="P4"><text:a xlink:type="simple" xlink:href="#__RefHeading___Toc45805_1144412500" text:style-name="Index_20_Link" text:visited-style-name="Index_20_Link">1.11.2 PROPOSAL Coding impact on design/ processes on learner agency - boiled down -<text:tab/>20</text:a></text:p>
          <text:p text:style-name="P4"><text:a xlink:type="simple" xlink:href="#__RefHeading___Toc45807_1144412500" text:style-name="Index_20_Link" text:visited-style-name="Index_20_Link">1.11.3 Limits of / problems with video data analysis<text:tab/>21</text:a></text:p>
          <text:p text:style-name="P4"><text:a xlink:type="simple" xlink:href="#__RefHeading___Toc45809_1144412500" text:style-name="Index_20_Link" text:visited-style-name="Index_20_Link">1.11.4 Analysis of activities based on Cultural, Interpersonal and Personal focusing<text:tab/>21</text:a></text:p>
          <text:p text:style-name="P4"><text:a xlink:type="simple" xlink:href="#__RefHeading___Toc45811_1144412500" text:style-name="Index_20_Link" text:visited-style-name="Index_20_Link">1.11.5 Discussion on evolving coding process - PERHAPS SHIFT TO LAST CHAPTER finally<text:tab/>21</text:a></text:p>
          <text:p text:style-name="P4"><text:a xlink:type="simple" xlink:href="#__RefHeading___Toc45813_1144412500" text:style-name="Index_20_Link" text:visited-style-name="Index_20_Link">1.11.6 Data Validity - Triangulation of Data<text:tab/>22</text:a></text:p>
          <text:p text:style-name="P4"><text:a xlink:type="simple" xlink:href="#__RefHeading___Toc45815_1144412500" text:style-name="Index_20_Link" text:visited-style-name="Index_20_Link">1.11.7 Generalisation of Results<text:tab/>22</text:a></text:p>
          <text:p text:style-name="P3"><text:a xlink:type="simple" xlink:href="#__RefHeading___Toc45817_1144412500" text:style-name="Index_20_Link" text:visited-style-name="Index_20_Link">1.12 Research Questions<text:tab/>22</text:a></text:p>
          <text:p text:style-name="P4"><text:a xlink:type="simple" xlink:href="#__RefHeading___Toc45819_1144412500" text:style-name="Index_20_Link" text:visited-style-name="Index_20_Link">1.12.1 How Research Questions Evolved<text:tab/>22</text:a></text:p>
          <text:p text:style-name="P4"><text:a xlink:type="simple" xlink:href="#__RefHeading___Toc45821_1144412500" text:style-name="Index_20_Link" text:visited-style-name="Index_20_Link">1.12.2 What research questions are answered by what data gathering and analysis - and described in what chapter?<text:tab/>23</text:a></text:p>
          <text:p text:style-name="P3"><text:a xlink:type="simple" xlink:href="#__RefHeading___Toc45823_1144412500" text:style-name="Index_20_Link" text:visited-style-name="Index_20_Link">1.13 Discussion on Methodology<text:tab/>24</text:a></text:p>
          <text:p text:style-name="P4"><text:a xlink:type="simple" xlink:href="#__RefHeading___Toc45825_1144412500" text:style-name="Index_20_Link" text:visited-style-name="Index_20_Link">1.13.1 Discussion<text:tab/>24</text:a></text:p>
          <text:p text:style-name="P4"><text:a xlink:type="simple" xlink:href="#__RefHeading___Toc45827_1144412500" text:style-name="Index_20_Link" text:visited-style-name="Index_20_Link">1.13.2 Authenticity - creating value<text:tab/>24</text:a></text:p>
          <text:p text:style-name="P3"><text:a xlink:type="simple" xlink:href="#__RefHeading___Toc45829_1144412500" text:style-name="Index_20_Link" text:visited-style-name="Index_20_Link">1.14 Summary of design evolution<text:tab/>24</text:a></text:p>
          <text:p text:style-name="P5"><text:a xlink:type="simple" xlink:href="#__RefHeading___Toc45831_1144412500" text:style-name="Index_20_Link" text:visited-style-name="Index_20_Link">1.14.1.1 P1: Exploratory stage: Oct 2017 - Dec 2018<text:tab/>24</text:a></text:p>
          <text:p text:style-name="P5"><text:a xlink:type="simple" xlink:href="#__RefHeading___Toc45833_1144412500" text:style-name="Index_20_Link" text:visited-style-name="Index_20_Link">1.14.1.2 P2: Accelerated game making programme (5 weeks): Jan - Feb 2019<text:tab/>25</text:a></text:p>
          <text:p text:style-name="P5"><text:a xlink:type="simple" xlink:href="#__RefHeading___Toc45835_1144412500" text:style-name="Index_20_Link" text:visited-style-name="Index_20_Link">1.14.1.3 P3: Adding a process drama to the game making programme: April - May 2019<text:tab/>25</text:a></text:p>
          <text:p text:style-name="P5"><text:a xlink:type="simple" xlink:href="#__RefHeading___Toc45837_1144412500" text:style-name="Index_20_Link" text:visited-style-name="Index_20_Link">1.14.1.4 P4: Adapting to MakeCode Arcade and more formal settings: Jan 2020 - September 2020<text:tab/>25</text:a></text:p>
          <text:p text:style-name="P4"><text:a xlink:type="simple" xlink:href="#__RefHeading___Toc45839_1144412500" text:style-name="Index_20_Link" text:visited-style-name="Index_20_Link">1.14.2 On the emergent and mutual nature of the design and research process<text:tab/>26</text:a></text:p>
          <text:p text:style-name="P5"><text:a xlink:type="simple" xlink:href="#__RefHeading___Toc45841_1144412500" text:style-name="Index_20_Link" text:visited-style-name="Index_20_Link">1.14.2.1 Note on creation of learning and teaching resources<text:tab/>26</text:a></text:p>
          <text:p text:style-name="P4"><text:a xlink:type="simple" xlink:href="#__RefHeading___Toc45843_1144412500" text:style-name="Index_20_Link" text:visited-style-name="Index_20_Link">1.14.3 More material on Expansive Learning / Formative Inteventions / DBR<text:tab/>27</text:a></text:p>
          <text:p text:style-name="P3"><text:a xlink:type="simple" xlink:href="#__RefHeading___Toc45845_1144412500" text:style-name="Index_20_Link" text:visited-style-name="Index_20_Link">1.15 Transition to next Chapter<text:tab/>27</text:a></text:p>
        </text:index-body>
      </text:table-of-content>
      <text:p text:style-name="P55"><text:a xlink:type="simple" xlink:href="#transition-to-next-chapter" text:style-name="Internet_20_link" text:visited-style-name="Visited_20_Internet_20_Link"><text:span text:style-name="Definition"/></text:a></text:p>
      <text:h text:style-name="Heading_20_1" text:outline-level="1"><text:bookmark-start text:name="methodology"/><text:bookmark-start text:name="__RefHeading___Toc45705_1144412500"/><text:soft-page-break/>Methodology<text:bookmark-end text:name="methodology"/><text:bookmark-end text:name="__RefHeading___Toc45705_1144412500"/></text:h>
      <text:h text:style-name="Heading_20_2" text:outline-level="2"><text:bookmark-start text:name="research-questions---may-2023"/><text:bookmark-start text:name="__RefHeading___Toc45707_1144412500"/>Research Questions - May 2023<text:bookmark-end text:name="research-questions---may-2023"/><text:bookmark-end text:name="__RefHeading___Toc45707_1144412500"/></text:h>
      <text:list text:style-name="L24">
        <text:list-item>
          <text:p text:style-name="P30">What pedagogical resources are available to support novices learning coding, particularly in game making communities?</text:p>
        </text:list-item>
        <text:list-item>
          <text:p text:style-name="P30">How can learners build agency in an evolving community of game makers?</text:p>
        </text:list-item>
        <text:list-item>
          <text:p text:style-name="P30">How can game design patterns support the development of coding practices with novices?</text:p>
        </text:list-item>
      </text:list>
      <text:h text:style-name="Heading_20_2" text:outline-level="2"><text:bookmark-start text:name="theoretical-framework"/><text:bookmark-start text:name="__RefHeading___Toc45709_1144412500"/>Theoretical Framework<text:bookmark-end text:name="theoretical-framework"/><text:bookmark-end text:name="__RefHeading___Toc45709_1144412500"/></text:h>
      <text:h text:style-name="Heading_20_3" text:outline-level="3"><text:bookmark-start text:name="primary-framework-activity-theory"/><text:bookmark-start text:name="__RefHeading___Toc45711_1144412500"/>Primary framework Activity Theory<text:bookmark-end text:name="primary-framework-activity-theory"/><text:bookmark-end text:name="__RefHeading___Toc45711_1144412500"/></text:h>
      <text:p text:style-name="First_20_paragraph">In the literature review we explored sociocultural views on learning and development on learning in created cultures.</text:p>
      <text:p text:style-name="Text_20_body">The focus of this study is on the construction of shared meaning and practices as part of an emerging community of game makers.</text:p>
      <text:p text:style-name="Text_20_body">To do this I adopt a sociocultural approach and specifically cultural historical activity theory CHAT in the form of design-based research.</text:p>
      <text:h text:style-name="Heading_20_3" text:outline-level="3"><text:bookmark-start text:name="socio-cultural-approaches-and-the-primacy-of-context"/><text:bookmark-start text:name="__RefHeading___Toc45713_1144412500"/>Socio cultural approaches and the primacy of context<text:bookmark-end text:name="socio-cultural-approaches-and-the-primacy-of-context"/><text:bookmark-end text:name="__RefHeading___Toc45713_1144412500"/></text:h>
      <text:p text:style-name="First_20_paragraph">This focus on the environment and context is in line with social and cultural lines of research. Socio-cultural research and perspectives can be broadly described as…<text:reference-mark-start text:name="ZOTERO_ITEM CSL_CITATION {&quot;citationID&quot;:&quot;kuuxfith&quot;,&quot;properties&quot;:{&quot;formattedCitation&quot;:&quot;(Barab et al., 2019)&quot;,&quot;plainCitation&quot;:&quot;(Barab et al., 2019)&quot;,&quot;noteIndex&quot;:0},&quot;citationItems&quot;:[{&quot;id&quot;:8886,&quot;uris&quot;:[&quot;http://zotero.org/users/1913249/items/BU69FYN2&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schema&quot;:&quot;https://github.com/citation-style-language/schema/raw/master/csl-citation.json&quot;} RNDCTSwwyFnCq"/>(Barab et al., 2019)<text:reference-mark-end text:name="ZOTERO_ITEM CSL_CITATION {&quot;citationID&quot;:&quot;kuuxfith&quot;,&quot;properties&quot;:{&quot;formattedCitation&quot;:&quot;(Barab et al., 2019)&quot;,&quot;plainCitation&quot;:&quot;(Barab et al., 2019)&quot;,&quot;noteIndex&quot;:0},&quot;citationItems&quot;:[{&quot;id&quot;:8886,&quot;uris&quot;:[&quot;http://zotero.org/users/1913249/items/BU69FYN2&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schema&quot;:&quot;https://github.com/citation-style-language/schema/raw/master/csl-citation.json&quot;} RNDCTSwwyFnCq"/></text:p>
      <text:p text:style-name="Preformatted_20_Text">A central assumption underlying</text:p>
      <text:p text:style-name="Preformatted_20_Text">this essay is that any abstraction of ‘content’ from its ecological functioning <text:s text:c="2"/>(e.g., use within a particular situation) is likely to undermine its perceived value for any situation (Bransford, Brown, &amp; Cocking, 2000; Nathan, 2012) or</text:p>
      <text:p text:style-name="Preformatted_20_Text">the learners’ belief that they are likely to do something meaningful with that which they are learning.</text:p>
      <text:p text:style-name="First_20_paragraph">This primacy of context described above underlies much of the social turn of educational and psychological research.</text:p>
      <text:h text:style-name="Heading_20_3" text:outline-level="3"><text:bookmark-start text:name="context-and-generalisation-of-results"/><text:bookmark-start text:name="__RefHeading___Toc45715_1144412500"/>Context and Generalisation of results:<text:bookmark-end text:name="context-and-generalisation-of-results"/><text:bookmark-end text:name="__RefHeading___Toc45715_1144412500"/></text:h>
      <text:p text:style-name="First_20_paragraph">Barab and Squire <text:reference-mark-start text:name="ZOTERO_ITEM CSL_CITATION {&quot;citationID&quot;:&quot;pagduekd&quot;,&quot;properties&quot;:{&quot;formattedCitation&quot;:&quot;(Barab and Squire, 2004)&quot;,&quot;plainCitation&quot;:&quot;(Barab and Squire, 2004)&quot;,&quot;noteIndex&quot;:0},&quot;citationItems&quot;:[{&quot;id&quot;:3873,&quot;uris&quot;:[&quot;http://zotero.org/users/1913249/items/4AWFP7ZD&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uffix&quot;:&quot;&quot;}],&quot;schema&quot;:&quot;https://github.com/citation-style-language/schema/raw/master/csl-citation.json&quot;} RNDYFwJF0jYr0"/>(Barab and Squire, 2004)<text:reference-mark-end text:name="ZOTERO_ITEM CSL_CITATION {&quot;citationID&quot;:&quot;pagduekd&quot;,&quot;properties&quot;:{&quot;formattedCitation&quot;:&quot;(Barab and Squire, 2004)&quot;,&quot;plainCitation&quot;:&quot;(Barab and Squire, 2004)&quot;,&quot;noteIndex&quot;:0},&quot;citationItems&quot;:[{&quot;id&quot;:3873,&quot;uris&quot;:[&quot;http://zotero.org/users/1913249/items/4AWFP7ZD&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uffix&quot;:&quot;&quot;}],&quot;schema&quot;:&quot;https://github.com/citation-style-language/schema/raw/master/csl-citation.json&quot;} RNDYFwJF0jYr0"/> describe the messiness of design-based research and that this creates a challenge to the researcher of how to present results in a coherent way which is of use to other practitioners. There is a tension between sticking closely to the context of the research and the concrete specifics or stepping back to generalise and being lost in abstraction.</text:p>
      <text:p text:style-name="Text_20_body">This context of this research, which is x,</text:p>
      <text:h text:style-name="Heading_20_3" text:outline-level="3"><text:bookmark-start text:name="utility-of-research"/><text:bookmark-start text:name="__RefHeading___Toc45717_1144412500"/><text:soft-page-break/>Utility of research:<text:bookmark-end text:name="utility-of-research"/><text:bookmark-end text:name="__RefHeading___Toc45717_1144412500"/></text:h>
      <text:p text:style-name="First_20_paragraph">While the concept of utility is slippery their is an increasing stream of research work which places the researcher as an agent of change in a complex world where the need for systemic change is apparent and urgent.</text:p>
      <text:h text:style-name="Heading_20_3" text:outline-level="3"><text:bookmark-start text:name="justification-of-choice-esp-compared-to-contructionism"/><text:bookmark-start text:name="__RefHeading___Toc45719_1144412500"/>Justification of choice (esp compared to contructionism)<text:bookmark-end text:name="justification-of-choice-esp-compared-to-contructionism"/><text:bookmark-end text:name="__RefHeading___Toc45719_1144412500"/></text:h>
      <text:p text:style-name="First_20_paragraph">Much of the foundational literature on game making focuses on personal dimensions of learning (Harel and Papert, 1991; Kafai and Burke, 2015; Kafai and Resnick, 1996). They draw on Papert’s constructionist approach which extends a piagetian take to propose that construction of personal knowledge happens best where learners can experiment and manipulate <text:reference-mark-start text:name="ZOTERO_ITEM CSL_CITATION {&quot;citationID&quot;:&quot;zhunukxh&quot;,&quot;properties&quot;:{&quot;formattedCitation&quot;:&quot;(Ackermann, 2001)&quot;,&quot;plainCitation&quot;:&quot;(Ackermann, 2001)&quot;,&quot;noteIndex&quot;:0},&quot;citationItems&quot;:[{&quot;id&quot;:1130,&quot;uris&quot;:[&quot;http://zotero.org/users/1913249/items/CQ9J9SHQ&quot;,[&quot;http://zotero.org/users/1913249/items/CQ9J9SHQ&quot;]],&quot;itemData&quot;:{&quot;id&quot;:1130,&quot;type&quot;:&quot;article-journal&quot;,&quot;container-title&quot;:&quot;Future of learning group publication&quot;,&quot;issue&quot;:&quot;3&quot;,&quot;page&quot;:&quot;438&quot;,&quot;source&quot;:&quot;Google Scholar&quot;,&quot;title&quot;:&quot;Piaget’s constructivism, Papert’s constructionism: What’s the difference&quot;,&quot;title-short&quot;:&quot;Piaget’s constructivism, Papert’s constructionism&quot;,&quot;URL&quot;:&quot;http://lovettresourcenetwork.wiki.lovett.org/file/view/EA.Piaget+_+Papert.pdf&quot;,&quot;volume&quot;:&quot;5&quot;,&quot;author&quot;:[{&quot;family&quot;:&quot;Ackermann&quot;,&quot;given&quot;:&quot;Edith&quot;}],&quot;accessed&quot;:{&quot;date-parts&quot;:[[&quot;2015&quot;,3,17]]},&quot;issued&quot;:{&quot;date-parts&quot;:[[&quot;2001&quot;]]},&quot;citation-key&quot;:&quot;ackermann_piagets_2001&quot;},&quot;prefix&quot;:&quot;&quot;,&quot;suffix&quot;:&quot;&quot;}],&quot;schema&quot;:&quot;https://github.com/citation-style-language/schema/raw/master/csl-citation.json&quot;} RND4NIN5UbO7l"/>(Ackermann, 2001)<text:reference-mark-end text:name="ZOTERO_ITEM CSL_CITATION {&quot;citationID&quot;:&quot;zhunukxh&quot;,&quot;properties&quot;:{&quot;formattedCitation&quot;:&quot;(Ackermann, 2001)&quot;,&quot;plainCitation&quot;:&quot;(Ackermann, 2001)&quot;,&quot;noteIndex&quot;:0},&quot;citationItems&quot;:[{&quot;id&quot;:1130,&quot;uris&quot;:[&quot;http://zotero.org/users/1913249/items/CQ9J9SHQ&quot;,[&quot;http://zotero.org/users/1913249/items/CQ9J9SHQ&quot;]],&quot;itemData&quot;:{&quot;id&quot;:1130,&quot;type&quot;:&quot;article-journal&quot;,&quot;container-title&quot;:&quot;Future of learning group publication&quot;,&quot;issue&quot;:&quot;3&quot;,&quot;page&quot;:&quot;438&quot;,&quot;source&quot;:&quot;Google Scholar&quot;,&quot;title&quot;:&quot;Piaget’s constructivism, Papert’s constructionism: What’s the difference&quot;,&quot;title-short&quot;:&quot;Piaget’s constructivism, Papert’s constructionism&quot;,&quot;URL&quot;:&quot;http://lovettresourcenetwork.wiki.lovett.org/file/view/EA.Piaget+_+Papert.pdf&quot;,&quot;volume&quot;:&quot;5&quot;,&quot;author&quot;:[{&quot;family&quot;:&quot;Ackermann&quot;,&quot;given&quot;:&quot;Edith&quot;}],&quot;accessed&quot;:{&quot;date-parts&quot;:[[&quot;2015&quot;,3,17]]},&quot;issued&quot;:{&quot;date-parts&quot;:[[&quot;2001&quot;]]},&quot;citation-key&quot;:&quot;ackermann_piagets_2001&quot;},&quot;prefix&quot;:&quot;&quot;,&quot;suffix&quot;:&quot;&quot;}],&quot;schema&quot;:&quot;https://github.com/citation-style-language/schema/raw/master/csl-citation.json&quot;} RND4NIN5UbO7l"/> . Such a focus on individual learning is problematic from perspective of sociocultural approaches due to a tendency to ignore both contextual factors influencing the learning setting and the evolving use of resources, processes and shared understandings by emergent communities of learners oloughlin_rethinking_1992</text:p>
      <text:p text:style-name="Text_20_body">While noting the focus “individualist” approach of many studies from constructionist researchers, <text:reference-mark-start text:name="ZOTERO_ITEM CSL_CITATION {&quot;citationID&quot;:&quot;jbalbgzx&quot;,&quot;properties&quot;:{&quot;formattedCitation&quot;:&quot;(Barab and Duffy, 2000)&quot;,&quot;plainCitation&quot;:&quot;(Barab and Duffy, 2000)&quot;,&quot;noteIndex&quot;:0},&quot;citationItems&quot;:[{&quot;id&quot;:8887,&quot;uris&quot;:[&quot;http://zotero.org/users/1913249/items/5CMXCW62&quot;,[&quot;http://zotero.org/users/1913249/items/5CMXCW62&quot;]],&quot;itemData&quot;:{&quot;id&quot;:8887,&quot;type&quot;:&quot;chapter&quot;,&quot;abstract&quot;:&quot;Explores the implications of 2 views of situativity for architecting learning environments. This chapter begins with an examination of the movement from a representational view of learning to a situated perspective. Next, the authors examine the psychological perspective of situativity theories in some detail, considering the theoretical underpinnings, distinctions between this perspective and the anthropological perspective, the learning environments associated with this framework, and the key principles for the design of learning environments (practice fields) associated with this group of situativity theories. The authors then turn to the anthropological perspective and consider how this perspective encompasses and enriches the psychological perspective and significantly complicates the design of learning environments. Three characteristics of communities of practice are proposed that extend beyond those features typically found in psychologically based designs for learning. Finally, several examples of learning environments that purport to reflect the anthropological perspective on situativity are examined. (PsycInfo Database Record (c) 2022 APA, all rights reserved)&quot;,&quot;container-title&quot;:&quot;Theoretical foundations of learning environments&quot;,&quot;event-place&quot;:&quot;Mahwah, NJ, US&quot;,&quot;ISBN&quot;:&quot;978-0-8058-3215-0&quot;,&quot;page&quot;:&quot;25-55&quot;,&quot;publisher&quot;:&quot;Lawrence Erlbaum Associates Publishers&quot;,&quot;publisher-place&quot;:&quot;Mahwah, NJ, US&quot;,&quot;source&quot;:&quot;APA PsycNet&quot;,&quot;title&quot;:&quot;From practice fields to communities of practice&quot;,&quot;author&quot;:[{&quot;family&quot;:&quot;Barab&quot;,&quot;given&quot;:&quot;Sasha A.&quot;},{&quot;family&quot;:&quot;Duffy&quot;,&quot;given&quot;:&quot;Thomas M.&quot;}],&quot;issued&quot;:{&quot;date-parts&quot;:[[&quot;2000&quot;]]},&quot;citation-key&quot;:&quot;barab_practice_2000&quot;},&quot;prefix&quot;:&quot;&quot;,&quot;suffix&quot;:&quot;&quot;}],&quot;schema&quot;:&quot;https://github.com/citation-style-language/schema/raw/master/csl-citation.json&quot;} RNDTHHw7n4k0D"/>(Barab and Duffy, 2000)<text:reference-mark-end text:name="ZOTERO_ITEM CSL_CITATION {&quot;citationID&quot;:&quot;jbalbgzx&quot;,&quot;properties&quot;:{&quot;formattedCitation&quot;:&quot;(Barab and Duffy, 2000)&quot;,&quot;plainCitation&quot;:&quot;(Barab and Duffy, 2000)&quot;,&quot;noteIndex&quot;:0},&quot;citationItems&quot;:[{&quot;id&quot;:8887,&quot;uris&quot;:[&quot;http://zotero.org/users/1913249/items/5CMXCW62&quot;,[&quot;http://zotero.org/users/1913249/items/5CMXCW62&quot;]],&quot;itemData&quot;:{&quot;id&quot;:8887,&quot;type&quot;:&quot;chapter&quot;,&quot;abstract&quot;:&quot;Explores the implications of 2 views of situativity for architecting learning environments. This chapter begins with an examination of the movement from a representational view of learning to a situated perspective. Next, the authors examine the psychological perspective of situativity theories in some detail, considering the theoretical underpinnings, distinctions between this perspective and the anthropological perspective, the learning environments associated with this framework, and the key principles for the design of learning environments (practice fields) associated with this group of situativity theories. The authors then turn to the anthropological perspective and consider how this perspective encompasses and enriches the psychological perspective and significantly complicates the design of learning environments. Three characteristics of communities of practice are proposed that extend beyond those features typically found in psychologically based designs for learning. Finally, several examples of learning environments that purport to reflect the anthropological perspective on situativity are examined. (PsycInfo Database Record (c) 2022 APA, all rights reserved)&quot;,&quot;container-title&quot;:&quot;Theoretical foundations of learning environments&quot;,&quot;event-place&quot;:&quot;Mahwah, NJ, US&quot;,&quot;ISBN&quot;:&quot;978-0-8058-3215-0&quot;,&quot;page&quot;:&quot;25-55&quot;,&quot;publisher&quot;:&quot;Lawrence Erlbaum Associates Publishers&quot;,&quot;publisher-place&quot;:&quot;Mahwah, NJ, US&quot;,&quot;source&quot;:&quot;APA PsycNet&quot;,&quot;title&quot;:&quot;From practice fields to communities of practice&quot;,&quot;author&quot;:[{&quot;family&quot;:&quot;Barab&quot;,&quot;given&quot;:&quot;Sasha A.&quot;},{&quot;family&quot;:&quot;Duffy&quot;,&quot;given&quot;:&quot;Thomas M.&quot;}],&quot;issued&quot;:{&quot;date-parts&quot;:[[&quot;2000&quot;]]},&quot;citation-key&quot;:&quot;barab_practice_2000&quot;},&quot;prefix&quot;:&quot;&quot;,&quot;suffix&quot;:&quot;&quot;}],&quot;schema&quot;:&quot;https://github.com/citation-style-language/schema/raw/master/csl-citation.json&quot;} RNDTHHw7n4k0D"/>.</text:p>
      <text:p text:style-name="Text_20_body">The alignments noted by Barab between constructionist approach and apprenticeship also apply to DBR namely “learning occurs within a context of use, learning is frequently collaborative, learning as authentic, learning as inquiry-based not transmission-based” <text:reference-mark-start text:name="ZOTERO_ITEM CSL_CITATION {&quot;citationID&quot;:&quot;yyshtqjr&quot;,&quot;properties&quot;:{&quot;formattedCitation&quot;:&quot;(Hay and Barab, 2001)&quot;,&quot;plainCitation&quot;:&quot;(Hay and Barab, 2001)&quot;,&quot;noteIndex&quot;:0},&quot;citationItems&quot;:[{&quot;id&quot;:3737,&quot;uris&quot;:[&quot;http://zotero.org/users/1913249/items/L4LLQWXA&quot;,[&quot;http://zotero.org/users/1913249/items/L4LLQWXA&quot;]],&quot;itemData&quot;:{&quot;id&quot;:3737,&quot;type&quot;:&quot;article-journal&quot;,&quot;container-title&quot;:&quot;Journal of the Learning Sciences&quot;,&quot;DOI&quot;:&quot;10.1207/S15327809JLS1003_3&quot;,&quot;ISSN&quot;:&quot;1050-8406, 1532-7809&quot;,&quot;issue&quot;:&quot;3&quot;,&quot;journalAbbreviation&quot;:&quot;Journal of the Learning Sciences&quot;,&quot;language&quot;:&quot;en&quot;,&quot;page&quot;:&quot;281-322&quot;,&quot;source&quot;:&quot;DOI.org (Crossref)&quot;,&quot;title&quot;:&quot;Constructivism in Practice: A Comparison and Contrast of Apprenticeship and Constructionist Learning Environments&quot;,&quot;title-short&quot;:&quot;Constructivism in Practice&quot;,&quot;URL&quot;:&quot;http://www.tandfonline.com/doi/abs/10.1207/S15327809JLS1003_3&quot;,&quot;volume&quot;:&quot;10&quot;,&quot;author&quot;:[{&quot;family&quot;:&quot;Hay&quot;,&quot;given&quot;:&quot;Kenneth E.&quot;},{&quot;family&quot;:&quot;Barab&quot;,&quot;given&quot;:&quot;Sasha A.&quot;}],&quot;accessed&quot;:{&quot;date-parts&quot;:[[&quot;2022&quot;,9,13]]},&quot;issued&quot;:{&quot;date-parts&quot;:[[&quot;2001&quot;,7]]},&quot;citation-key&quot;:&quot;hay_constructivism_2001&quot;},&quot;prefix&quot;:&quot;&quot;,&quot;suffix&quot;:&quot;&quot;}],&quot;schema&quot;:&quot;https://github.com/citation-style-language/schema/raw/master/csl-citation.json&quot;} RND8Jb4oLAg0i"/>(Hay and Barab, 2001)<text:reference-mark-end text:name="ZOTERO_ITEM CSL_CITATION {&quot;citationID&quot;:&quot;yyshtqjr&quot;,&quot;properties&quot;:{&quot;formattedCitation&quot;:&quot;(Hay and Barab, 2001)&quot;,&quot;plainCitation&quot;:&quot;(Hay and Barab, 2001)&quot;,&quot;noteIndex&quot;:0},&quot;citationItems&quot;:[{&quot;id&quot;:3737,&quot;uris&quot;:[&quot;http://zotero.org/users/1913249/items/L4LLQWXA&quot;,[&quot;http://zotero.org/users/1913249/items/L4LLQWXA&quot;]],&quot;itemData&quot;:{&quot;id&quot;:3737,&quot;type&quot;:&quot;article-journal&quot;,&quot;container-title&quot;:&quot;Journal of the Learning Sciences&quot;,&quot;DOI&quot;:&quot;10.1207/S15327809JLS1003_3&quot;,&quot;ISSN&quot;:&quot;1050-8406, 1532-7809&quot;,&quot;issue&quot;:&quot;3&quot;,&quot;journalAbbreviation&quot;:&quot;Journal of the Learning Sciences&quot;,&quot;language&quot;:&quot;en&quot;,&quot;page&quot;:&quot;281-322&quot;,&quot;source&quot;:&quot;DOI.org (Crossref)&quot;,&quot;title&quot;:&quot;Constructivism in Practice: A Comparison and Contrast of Apprenticeship and Constructionist Learning Environments&quot;,&quot;title-short&quot;:&quot;Constructivism in Practice&quot;,&quot;URL&quot;:&quot;http://www.tandfonline.com/doi/abs/10.1207/S15327809JLS1003_3&quot;,&quot;volume&quot;:&quot;10&quot;,&quot;author&quot;:[{&quot;family&quot;:&quot;Hay&quot;,&quot;given&quot;:&quot;Kenneth E.&quot;},{&quot;family&quot;:&quot;Barab&quot;,&quot;given&quot;:&quot;Sasha A.&quot;}],&quot;accessed&quot;:{&quot;date-parts&quot;:[[&quot;2022&quot;,9,13]]},&quot;issued&quot;:{&quot;date-parts&quot;:[[&quot;2001&quot;,7]]},&quot;citation-key&quot;:&quot;hay_constructivism_2001&quot;},&quot;prefix&quot;:&quot;&quot;,&quot;suffix&quot;:&quot;&quot;}],&quot;schema&quot;:&quot;https://github.com/citation-style-language/schema/raw/master/csl-citation.json&quot;} RND8Jb4oLAg0i"/> p. 3. Thus the broad claims are in alignment with wider socio cultural approaches.</text:p>
      <text:p text:style-name="Text_20_body">Constructionism as a movement has done important work in creating design guidelines but much weaker as either an underlying theoretical or analytical framework.</text:p>
      <text:p text:style-name="Text_20_body">NOTE - THERE IS IMPORTANT WORK HERE ON AUTENTICITY- and the potential tensions with agency - ie if authenticity is working a the elbows of professionals, students have less ownership over the process. <text:reference-mark-start text:name="ZOTERO_ITEM CSL_CITATION {&quot;citationID&quot;:&quot;prwlykvr&quot;,&quot;properties&quot;:{&quot;formattedCitation&quot;:&quot;(Hay and Barab, 2001:34)&quot;,&quot;plainCitation&quot;:&quot;(Hay and Barab, 2001:34)&quot;,&quot;noteIndex&quot;:0},&quot;citationItems&quot;:[{&quot;id&quot;:3737,&quot;uris&quot;:[&quot;http://zotero.org/users/1913249/items/L4LLQWXA&quot;,[&quot;http://zotero.org/users/1913249/items/L4LLQWXA&quot;]],&quot;itemData&quot;:{&quot;id&quot;:3737,&quot;type&quot;:&quot;article-journal&quot;,&quot;container-title&quot;:&quot;Journal of the Learning Sciences&quot;,&quot;DOI&quot;:&quot;10.1207/S15327809JLS1003_3&quot;,&quot;ISSN&quot;:&quot;1050-8406, 1532-7809&quot;,&quot;issue&quot;:&quot;3&quot;,&quot;journalAbbreviation&quot;:&quot;Journal of the Learning Sciences&quot;,&quot;language&quot;:&quot;en&quot;,&quot;page&quot;:&quot;281-322&quot;,&quot;source&quot;:&quot;DOI.org (Crossref)&quot;,&quot;title&quot;:&quot;Constructivism in Practice: A Comparison and Contrast of Apprenticeship and Constructionist Learning Environments&quot;,&quot;title-short&quot;:&quot;Constructivism in Practice&quot;,&quot;URL&quot;:&quot;http://www.tandfonline.com/doi/abs/10.1207/S15327809JLS1003_3&quot;,&quot;volume&quot;:&quot;10&quot;,&quot;author&quot;:[{&quot;family&quot;:&quot;Hay&quot;,&quot;given&quot;:&quot;Kenneth E.&quot;},{&quot;family&quot;:&quot;Barab&quot;,&quot;given&quot;:&quot;Sasha A.&quot;}],&quot;accessed&quot;:{&quot;date-parts&quot;:[[&quot;2022&quot;,9,13]]},&quot;issued&quot;:{&quot;date-parts&quot;:[[&quot;2001&quot;,7]]},&quot;citation-key&quot;:&quot;hay_constructivism_2001&quot;},&quot;locator&quot;:&quot; 34&quot;,&quot;prefix&quot;:&quot;&quot;}],&quot;schema&quot;:&quot;https://github.com/citation-style-language/schema/raw/master/csl-citation.json&quot;} RNDjpHnNEzkNA"/>(Hay and Barab, 2001:34)<text:reference-mark-end text:name="ZOTERO_ITEM CSL_CITATION {&quot;citationID&quot;:&quot;prwlykvr&quot;,&quot;properties&quot;:{&quot;formattedCitation&quot;:&quot;(Hay and Barab, 2001:34)&quot;,&quot;plainCitation&quot;:&quot;(Hay and Barab, 2001:34)&quot;,&quot;noteIndex&quot;:0},&quot;citationItems&quot;:[{&quot;id&quot;:3737,&quot;uris&quot;:[&quot;http://zotero.org/users/1913249/items/L4LLQWXA&quot;,[&quot;http://zotero.org/users/1913249/items/L4LLQWXA&quot;]],&quot;itemData&quot;:{&quot;id&quot;:3737,&quot;type&quot;:&quot;article-journal&quot;,&quot;container-title&quot;:&quot;Journal of the Learning Sciences&quot;,&quot;DOI&quot;:&quot;10.1207/S15327809JLS1003_3&quot;,&quot;ISSN&quot;:&quot;1050-8406, 1532-7809&quot;,&quot;issue&quot;:&quot;3&quot;,&quot;journalAbbreviation&quot;:&quot;Journal of the Learning Sciences&quot;,&quot;language&quot;:&quot;en&quot;,&quot;page&quot;:&quot;281-322&quot;,&quot;source&quot;:&quot;DOI.org (Crossref)&quot;,&quot;title&quot;:&quot;Constructivism in Practice: A Comparison and Contrast of Apprenticeship and Constructionist Learning Environments&quot;,&quot;title-short&quot;:&quot;Constructivism in Practice&quot;,&quot;URL&quot;:&quot;http://www.tandfonline.com/doi/abs/10.1207/S15327809JLS1003_3&quot;,&quot;volume&quot;:&quot;10&quot;,&quot;author&quot;:[{&quot;family&quot;:&quot;Hay&quot;,&quot;given&quot;:&quot;Kenneth E.&quot;},{&quot;family&quot;:&quot;Barab&quot;,&quot;given&quot;:&quot;Sasha A.&quot;}],&quot;accessed&quot;:{&quot;date-parts&quot;:[[&quot;2022&quot;,9,13]]},&quot;issued&quot;:{&quot;date-parts&quot;:[[&quot;2001&quot;,7]]},&quot;citation-key&quot;:&quot;hay_constructivism_2001&quot;},&quot;locator&quot;:&quot; 34&quot;,&quot;prefix&quot;:&quot;&quot;}],&quot;schema&quot;:&quot;https://github.com/citation-style-language/schema/raw/master/csl-citation.json&quot;} RNDjpHnNEzkNA"/></text:p>
      <text:p text:style-name="Text_20_body">WHAT DOES BROADER FRAMEWORK OFFER?</text:p>
      <text:p text:style-name="Text_20_body">Cobb <text:reference-mark-start text:name="ZOTERO_ITEM CSL_CITATION {&quot;citationID&quot;:&quot;huhlfeho&quot;,&quot;properties&quot;:{&quot;formattedCitation&quot;:&quot;(1994)&quot;,&quot;plainCitation&quot;:&quot;(1994)&quot;,&quot;noteIndex&quot;:0},&quot;citationItems&quot;:[{&quot;id&quot;:3326,&quot;uris&quot;:[&quot;http://zotero.org/users/1913249/items/NA88VYVT&quot;,[&quot;http://zotero.org/users/1913249/items/NA88VYVT&quot;]],&quot;itemData&quot;:{&quot;id&quot;:3326,&quot;type&quot;:&quot;article-journal&quot;,&quot;container-title&quot;:&quot;Educational researcher&quot;,&quot;issue&quot;:&quot;7&quot;,&quot;page&quot;:&quot;13–20&quot;,&quot;title&quot;:&quot;Where is the mind? Constructivist and sociocultural perspectives on mathematical development&quot;,&quot;volume&quot;:&quot;23&quot;,&quot;author&quot;:[{&quot;family&quot;:&quot;Cobb&quot;,&quot;given&quot;:&quot;Paul&quot;}],&quot;issued&quot;:{&quot;date-parts&quot;:[[&quot;1994&quot;]]},&quot;citation-key&quot;:&quot;cobb_where_1994&quot;},&quot;suppress-author&quot;:true,&quot;prefix&quot;:&quot;&quot;,&quot;suffix&quot;:&quot;&quot;}],&quot;schema&quot;:&quot;https://github.com/citation-style-language/schema/raw/master/csl-citation.json&quot;} RNDu0HMa2sr0k"/>(1994)<text:reference-mark-end text:name="ZOTERO_ITEM CSL_CITATION {&quot;citationID&quot;:&quot;huhlfeho&quot;,&quot;properties&quot;:{&quot;formattedCitation&quot;:&quot;(1994)&quot;,&quot;plainCitation&quot;:&quot;(1994)&quot;,&quot;noteIndex&quot;:0},&quot;citationItems&quot;:[{&quot;id&quot;:3326,&quot;uris&quot;:[&quot;http://zotero.org/users/1913249/items/NA88VYVT&quot;,[&quot;http://zotero.org/users/1913249/items/NA88VYVT&quot;]],&quot;itemData&quot;:{&quot;id&quot;:3326,&quot;type&quot;:&quot;article-journal&quot;,&quot;container-title&quot;:&quot;Educational researcher&quot;,&quot;issue&quot;:&quot;7&quot;,&quot;page&quot;:&quot;13–20&quot;,&quot;title&quot;:&quot;Where is the mind? Constructivist and sociocultural perspectives on mathematical development&quot;,&quot;volume&quot;:&quot;23&quot;,&quot;author&quot;:[{&quot;family&quot;:&quot;Cobb&quot;,&quot;given&quot;:&quot;Paul&quot;}],&quot;issued&quot;:{&quot;date-parts&quot;:[[&quot;1994&quot;]]},&quot;citation-key&quot;:&quot;cobb_where_1994&quot;},&quot;suppress-author&quot;:true,&quot;prefix&quot;:&quot;&quot;,&quot;suffix&quot;:&quot;&quot;}],&quot;schema&quot;:&quot;https://github.com/citation-style-language/schema/raw/master/csl-citation.json&quot;} RNDu0HMa2sr0k"/> identifies two broad schools of constructivism, one focusing more on individual cognitive processes which follows the work of Piaget and the other drawing on the academic lineage of Vygotsky which locates knowledge formation as a cultural activity.</text:p>
      <text:p text:style-name="Text_20_body"/>
      <text:p text:style-name="Text_20_body">As my study seeks to address cultural factors which act as barriers to participation in digital making, it requires a method of research which allows the detailed description and evaluation of complex, emergent learning environments.</text:p>
      <text:p text:style-name="Text_20_body">There are a range of valid methodological approaches suited to this study. These include participatory design Muller, 2007), ethnography and guided participation, communities of practice , Activity Theory .<text:line-break/></text:p>
      <text:p text:style-name="Text_20_body"><text:soft-page-break/>I have chosen to use activity theory as a base for the the theoretical framework of this study and to supplement it with the technique of design-based research. I also draw on the work of Rogoff and the use of three planes of activity to analyse complex community actions. </text:p>
      <text:p text:style-name="Text_20_body">Barab and Squire <text:reference-mark-start text:name="ZOTERO_ITEM CSL_CITATION {&quot;citationID&quot;:&quot;jtjhgpgd&quot;,&quot;properties&quot;:{&quot;formattedCitation&quot;:&quot;(Barab and Squire, 2004)&quot;,&quot;plainCitation&quot;:&quot;(Barab and Squire, 2004)&quot;,&quot;noteIndex&quot;:0},&quot;citationItems&quot;:[{&quot;id&quot;:3873,&quot;uris&quot;:[&quot;http://zotero.org/users/1913249/items/4AWFP7ZD&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uffix&quot;:&quot;&quot;}],&quot;schema&quot;:&quot;https://github.com/citation-style-language/schema/raw/master/csl-citation.json&quot;} RNDho0Ag5Z14m"/>(Barab and Squire, 2004)<text:reference-mark-end text:name="ZOTERO_ITEM CSL_CITATION {&quot;citationID&quot;:&quot;jtjhgpgd&quot;,&quot;properties&quot;:{&quot;formattedCitation&quot;:&quot;(Barab and Squire, 2004)&quot;,&quot;plainCitation&quot;:&quot;(Barab and Squire, 2004)&quot;,&quot;noteIndex&quot;:0},&quot;citationItems&quot;:[{&quot;id&quot;:3873,&quot;uris&quot;:[&quot;http://zotero.org/users/1913249/items/4AWFP7ZD&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uffix&quot;:&quot;&quot;}],&quot;schema&quot;:&quot;https://github.com/citation-style-language/schema/raw/master/csl-citation.json&quot;} RNDho0Ag5Z14m"/></text:p>
      <text:p text:style-name="Text_20_body">For the focus of this study on developing game coding abilities particular aspects of importance are of understanding of the importance of context, and the ongoing development of cultural artefacts. NOTE - Thus in the next chapter particular attention is paid to the development of the artefacts and processes developed as part of the learning design.</text:p>
      <text:p text:style-name="Text_20_body">As we have seen in the literature review on game making, context is explored in the three main streams of research into tools and processes to support game coding namely: schools environments, professional contexts; and informal spaces.</text:p>
      <text:h text:style-name="Heading_20_2" text:outline-level="2"><text:bookmark-start text:name="conceptualising-activity-in-this-learning-design"/><text:bookmark-start text:name="__RefHeading___Toc45721_1144412500"/>Conceptualising activity in this learning design<text:bookmark-end text:name="conceptualising-activity-in-this-learning-design"/><text:bookmark-end text:name="__RefHeading___Toc45721_1144412500"/></text:h>
      <text:p text:style-name="First_20_paragraph">This section examines the use of activity theory to examine the data and help conceptualise the learning environment and processes.</text:p>
      <text:p text:style-name="Text_20_body">NOTE - for similar work see <text:reference-mark-start text:name="ZOTERO_ITEM CSL_CITATION {&quot;citationID&quot;:&quot;gutrzqtc&quot;,&quot;properties&quot;:{&quot;formattedCitation&quot;:&quot;(Barab, Barnett, Yamagata-Lynch, et al., 2002)&quot;,&quot;plainCitation&quot;:&quot;(Barab, Barnett, Yamagata-Lynch, et al., 2002)&quot;,&quot;noteIndex&quot;:0},&quot;citationItems&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tEpcGq7yjm"/>(Barab, Barnett, Yamagata-Lynch, et al., 2002)<text:reference-mark-end text:name="ZOTERO_ITEM CSL_CITATION {&quot;citationID&quot;:&quot;gutrzqtc&quot;,&quot;properties&quot;:{&quot;formattedCitation&quot;:&quot;(Barab, Barnett, Yamagata-Lynch, et al., 2002)&quot;,&quot;plainCitation&quot;:&quot;(Barab, Barnett, Yamagata-Lynch, et al., 2002)&quot;,&quot;noteIndex&quot;:0},&quot;citationItems&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tEpcGq7yjm"/></text:p>
      <text:h text:style-name="Heading_20_3" text:outline-level="3"><text:bookmark-start text:name="levels-of-abstraction-in-activity-theory"/><text:bookmark-start text:name="__RefHeading___Toc45723_1144412500"/>Levels of Abstraction in Activity Theory<text:bookmark-end text:name="levels-of-abstraction-in-activity-theory"/><text:bookmark-end text:name="__RefHeading___Toc45723_1144412500"/></text:h>
      <text:p text:style-name="First_20_paragraph">The educational activity can be seen as different scopes of activity.</text:p>
      <text:list text:style-name="L25">
        <text:list-item>
          <text:p text:style-name="P31">wider education</text:p>
        </text:list-item>
        <text:list-item>
          <text:p text:style-name="P31">guided activity</text:p>
        </text:list-item>
        <text:list-item>
          <text:p text:style-name="P31">specific actions and operations.</text:p>
        </text:list-item>
      </text:list>
      <text:p text:style-name="First_20_paragraph">While game making can be seen superficially as the primary activity,</text:p>
      <text:p text:style-name="Text_20_body">OTHER RESEARCHERS ARGUE?? I argue that a narrower objectives most vital unit of activity for participants.</text:p>
      <text:h text:style-name="Heading_20_4" text:outline-level="4"><text:bookmark-start text:name="choosing-smaller-units-of-analysis"/><text:bookmark-start text:name="__RefHeading___Toc45725_1144412500"/>Choosing smaller units of analysis<text:bookmark-end text:name="choosing-smaller-units-of-analysis"/><text:bookmark-end text:name="__RefHeading___Toc45725_1144412500"/></text:h>
      <text:p text:style-name="First_20_paragraph">Blunden makes a pragmatic proposal to use the project as they key unit of activity <text:reference-mark-start text:name="ZOTERO_ITEM CSL_CITATION {&quot;citationID&quot;:&quot;ezfxdzbw&quot;,&quot;properties&quot;:{&quot;formattedCitation&quot;:&quot;(2010, 2014)&quot;,&quot;plainCitation&quot;:&quot;(2010, 2014)&quot;,&quot;noteIndex&quot;:0},&quot;citationItems&quot;:[{&quot;id&quot;:3103,&quot;uris&quot;:[&quot;http://zotero.org/users/1913249/items/FF8IYRGL&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suppress-author&quot;:true,&quot;prefix&quot;:&quot;&quot;,&quot;suffix&quot;:&quot;&quot;},{&quot;id&quot;:3730,&quot;uris&quot;:[&quot;http://zotero.org/users/1913249/items/66N28Q52&quot;,[&quot;http://zotero.org/users/1913249/items/66N28Q52&quot;]],&quot;itemData&quot;:{&quot;id&quot;:3730,&quot;type&quot;:&quot;book&quot;,&quot;call-number&quot;:&quot;H62 .C5658 2014&quot;,&quot;collection-number&quot;:&quot;volume 66&quot;,&quot;collection-title&quot;:&quot;Studies in critical social sciences&quot;,&quot;event-place&quot;:&quot;Leiden ; Boston&quot;,&quot;ISBN&quot;:&quot;978-90-04-26121-1&quot;,&quot;language&quot;:&quot;en&quot;,&quot;number-of-pages&quot;:&quot;385&quot;,&quot;publisher&quot;:&quot;Brill&quot;,&quot;publisher-place&quot;:&quot;Leiden ; Boston&quot;,&quot;source&quot;:&quot;Library of Congress ISBN&quot;,&quot;title&quot;:&quot;Collaborative projects: an interdisciplinary study&quot;,&quot;title-short&quot;:&quot;Collaborative projects&quot;,&quot;editor&quot;:[{&quot;family&quot;:&quot;Blunden&quot;,&quot;given&quot;:&quot;Andy&quot;}],&quot;issued&quot;:{&quot;date-parts&quot;:[[&quot;2014&quot;]]},&quot;citation-key&quot;:&quot;blunden_collaborative_2014&quot;},&quot;suppress-author&quot;:true,&quot;prefix&quot;:&quot;&quot;,&quot;suffix&quot;:&quot;&quot;}],&quot;schema&quot;:&quot;https://github.com/citation-style-language/schema/raw/master/csl-citation.json&quot;} RND3kRKpxHFPz"/>(2010, 2014)<text:reference-mark-end text:name="ZOTERO_ITEM CSL_CITATION {&quot;citationID&quot;:&quot;ezfxdzbw&quot;,&quot;properties&quot;:{&quot;formattedCitation&quot;:&quot;(2010, 2014)&quot;,&quot;plainCitation&quot;:&quot;(2010, 2014)&quot;,&quot;noteIndex&quot;:0},&quot;citationItems&quot;:[{&quot;id&quot;:3103,&quot;uris&quot;:[&quot;http://zotero.org/users/1913249/items/FF8IYRGL&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suppress-author&quot;:true,&quot;prefix&quot;:&quot;&quot;,&quot;suffix&quot;:&quot;&quot;},{&quot;id&quot;:3730,&quot;uris&quot;:[&quot;http://zotero.org/users/1913249/items/66N28Q52&quot;,[&quot;http://zotero.org/users/1913249/items/66N28Q52&quot;]],&quot;itemData&quot;:{&quot;id&quot;:3730,&quot;type&quot;:&quot;book&quot;,&quot;call-number&quot;:&quot;H62 .C5658 2014&quot;,&quot;collection-number&quot;:&quot;volume 66&quot;,&quot;collection-title&quot;:&quot;Studies in critical social sciences&quot;,&quot;event-place&quot;:&quot;Leiden ; Boston&quot;,&quot;ISBN&quot;:&quot;978-90-04-26121-1&quot;,&quot;language&quot;:&quot;en&quot;,&quot;number-of-pages&quot;:&quot;385&quot;,&quot;publisher&quot;:&quot;Brill&quot;,&quot;publisher-place&quot;:&quot;Leiden ; Boston&quot;,&quot;source&quot;:&quot;Library of Congress ISBN&quot;,&quot;title&quot;:&quot;Collaborative projects: an interdisciplinary study&quot;,&quot;title-short&quot;:&quot;Collaborative projects&quot;,&quot;editor&quot;:[{&quot;family&quot;:&quot;Blunden&quot;,&quot;given&quot;:&quot;Andy&quot;}],&quot;issued&quot;:{&quot;date-parts&quot;:[[&quot;2014&quot;]]},&quot;citation-key&quot;:&quot;blunden_collaborative_2014&quot;},&quot;suppress-author&quot;:true,&quot;prefix&quot;:&quot;&quot;,&quot;suffix&quot;:&quot;&quot;}],&quot;schema&quot;:&quot;https://github.com/citation-style-language/schema/raw/master/csl-citation.json&quot;} RND3kRKpxHFPz"/></text:p>
      <text:p text:style-name="Text_20_body">There is a strong case to make for the sub-projects of implementing GDP as a key unit of analysis. Barab and colleagues justify smaller units in their study observing emerging practices in a technology rich learning environment <text:reference-mark-start text:name="ZOTERO_ITEM CSL_CITATION {&quot;citationID&quot;:&quot;oplrcnth&quot;,&quot;properties&quot;:{&quot;formattedCitation&quot;:&quot;(Barab, Barnett, Yamagata-Lynch, et al., 2002)&quot;,&quot;plainCitation&quot;:&quot;(Barab, Barnett, Yamagata-Lynch, et al., 2002)&quot;,&quot;noteIndex&quot;:0},&quot;citationItems&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3aZrDyf8yW"/>(Barab, Barnett, Yamagata-Lynch, et al., 2002)<text:reference-mark-end text:name="ZOTERO_ITEM CSL_CITATION {&quot;citationID&quot;:&quot;oplrcnth&quot;,&quot;properties&quot;:{&quot;formattedCitation&quot;:&quot;(Barab, Barnett, Yamagata-Lynch, et al., 2002)&quot;,&quot;plainCitation&quot;:&quot;(Barab, Barnett, Yamagata-Lynch, et al., 2002)&quot;,&quot;noteIndex&quot;:0},&quot;citationItems&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3aZrDyf8yW"/>.</text:p>
      <text:p text:style-name="P32">Activity, Actions and Operations</text:p>
      <text:p text:style-name="Text_20_body">MOVE TO ANALYSIS DISCUSSION SECTION OF THIS CHAPTER? Move summary of Activity, actions, operation (as per Barab here), link to GDP as a project / unity of activity. In the methodology chapter the concept of activity as a primary unit for analysis to research community activity was outlined.</text:p>
      <text:h text:style-name="Heading_20_3" text:outline-level="3"><text:bookmark-start text:name="the-role-of-contradictions-between-activity-system-elements"/><text:bookmark-start text:name="__RefHeading___Toc45727_1144412500"/><text:soft-page-break/>The role of contradictions between activity system elements<text:bookmark-end text:name="the-role-of-contradictions-between-activity-system-elements"/><text:bookmark-end text:name="__RefHeading___Toc45727_1144412500"/></text:h>
      <text:p text:style-name="P7">Engestrom <text:reference-mark-start text:name="ZOTERO_ITEM CSL_CITATION {&quot;citationID&quot;:&quot;vztxzrme&quot;,&quot;properties&quot;:{&quot;formattedCitation&quot;:&quot;(Engestr\\uc0\\u246{}m, 2001)&quot;,&quot;plainCitation&quot;:&quot;(Engeström, 2001)&quot;,&quot;noteIndex&quot;:0},&quot;citationItems&quot;:[{&quot;id&quot;:3001,&quot;uris&quot;:[&quot;http://zotero.org/users/1913249/items/6TMA5YV4&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uffix&quot;:&quot;&quot;}],&quot;schema&quot;:&quot;https://github.com/citation-style-language/schema/raw/master/csl-citation.json&quot;} RNDzmqiAtC5O3"/><text:span text:style-name="T7">(Engeström, 2001)</text:span><text:reference-mark-end text:name="ZOTERO_ITEM CSL_CITATION {&quot;citationID&quot;:&quot;vztxzrme&quot;,&quot;properties&quot;:{&quot;formattedCitation&quot;:&quot;(Engestr\\uc0\\u246{}m, 2001)&quot;,&quot;plainCitation&quot;:&quot;(Engeström, 2001)&quot;,&quot;noteIndex&quot;:0},&quot;citationItems&quot;:[{&quot;id&quot;:3001,&quot;uris&quot;:[&quot;http://zotero.org/users/1913249/items/6TMA5YV4&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uffix&quot;:&quot;&quot;}],&quot;schema&quot;:&quot;https://github.com/citation-style-language/schema/raw/master/csl-citation.json&quot;} RNDzmqiAtC5O3"/> explains the role of contradictions as build up of tensions between different elements of the activity system. His detailed analysis of work based activity identifies the role of contradictions in systems is the source of “change and development” [] </text:p>
      <text:p text:style-name="Text_20_body">While much of the literature focuses on larger systems of workplace analysis happening over years, the role of analysis of tensions in shorter interventions is also present in diverse research. <text:reference-mark-start text:name="ZOTERO_ITEM CSL_CITATION {&quot;citationID&quot;:&quot;gbqfqnzh&quot;,&quot;properties&quot;:{&quot;formattedCitation&quot;:&quot;(Barab, Barnett and Squire, 2002; Barab, Barnett, Yamagata-Lynch, et al., 2002)&quot;,&quot;plainCitation&quot;:&quot;(Barab, Barnett and Squire, 2002; Barab, Barnett, Yamagata-Lynch, et al., 2002)&quot;,&quot;noteIndex&quot;:0},&quot;citationItems&quot;:[{&quot;id&quot;:8897,&quot;uris&quot;:[&quot;http://zotero.org/users/1913249/items/AKJRWVIN&quot;,[&quot;http://zotero.org/users/1913249/items/AKJRWVIN&quot;]],&quot;itemData&quot;:{&quot;id&quot;:8897,&quot;type&quot;:&quot;article-journal&quot;,&quot;container-title&quot;:&quot;Journal of the Learning Sciences&quot;,&quot;DOI&quot;:&quot;10.1207/S15327809JLS1104_3&quot;,&quot;ISSN&quot;:&quot;1050-8406, 1532-7809&quot;,&quot;issue&quot;:&quot;4&quot;,&quot;journalAbbreviation&quot;:&quot;Journal of the Learning Sciences&quot;,&quot;language&quot;:&quot;en&quot;,&quot;page&quot;:&quot;489-542&quot;,&quot;source&quot;:&quot;DOI.org (Crossref)&quot;,&quot;title&quot;:&quot;Developing an Empirical Account of a Community of Practice: Characterizing the Essential Tensions&quot;,&quot;title-short&quot;:&quot;Developing an Empirical Account of a Community of Practice&quot;,&quot;URL&quot;:&quot;http://www.tandfonline.com/doi/abs/10.1207/S15327809JLS1104_3&quot;,&quot;volume&quot;:&quot;11&quot;,&quot;author&quot;:[{&quot;family&quot;:&quot;Barab&quot;,&quot;given&quot;:&quot;Sasha A.&quot;},{&quot;family&quot;:&quot;Barnett&quot;,&quot;given&quot;:&quot;Michael&quot;},{&quot;family&quot;:&quot;Squire&quot;,&quot;given&quot;:&quot;Kurt&quot;}],&quot;accessed&quot;:{&quot;date-parts&quot;:[[&quot;2023&quot;,7,10]]},&quot;issued&quot;:{&quot;date-parts&quot;:[[&quot;2002&quot;,10]]},&quot;citation-key&quot;:&quot;barab_developing_2002&quot;},&quot;prefix&quot;:&quot;&quot;,&quot;suffix&quot;:&quot;&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WYbstRyTD6"/>(Barab, Barnett and Squire, 2002; Barab, Barnett, Yamagata-Lynch, et al., 2002)<text:reference-mark-end text:name="ZOTERO_ITEM CSL_CITATION {&quot;citationID&quot;:&quot;gbqfqnzh&quot;,&quot;properties&quot;:{&quot;formattedCitation&quot;:&quot;(Barab, Barnett and Squire, 2002; Barab, Barnett, Yamagata-Lynch, et al., 2002)&quot;,&quot;plainCitation&quot;:&quot;(Barab, Barnett and Squire, 2002; Barab, Barnett, Yamagata-Lynch, et al., 2002)&quot;,&quot;noteIndex&quot;:0},&quot;citationItems&quot;:[{&quot;id&quot;:8897,&quot;uris&quot;:[&quot;http://zotero.org/users/1913249/items/AKJRWVIN&quot;,[&quot;http://zotero.org/users/1913249/items/AKJRWVIN&quot;]],&quot;itemData&quot;:{&quot;id&quot;:8897,&quot;type&quot;:&quot;article-journal&quot;,&quot;container-title&quot;:&quot;Journal of the Learning Sciences&quot;,&quot;DOI&quot;:&quot;10.1207/S15327809JLS1104_3&quot;,&quot;ISSN&quot;:&quot;1050-8406, 1532-7809&quot;,&quot;issue&quot;:&quot;4&quot;,&quot;journalAbbreviation&quot;:&quot;Journal of the Learning Sciences&quot;,&quot;language&quot;:&quot;en&quot;,&quot;page&quot;:&quot;489-542&quot;,&quot;source&quot;:&quot;DOI.org (Crossref)&quot;,&quot;title&quot;:&quot;Developing an Empirical Account of a Community of Practice: Characterizing the Essential Tensions&quot;,&quot;title-short&quot;:&quot;Developing an Empirical Account of a Community of Practice&quot;,&quot;URL&quot;:&quot;http://www.tandfonline.com/doi/abs/10.1207/S15327809JLS1104_3&quot;,&quot;volume&quot;:&quot;11&quot;,&quot;author&quot;:[{&quot;family&quot;:&quot;Barab&quot;,&quot;given&quot;:&quot;Sasha A.&quot;},{&quot;family&quot;:&quot;Barnett&quot;,&quot;given&quot;:&quot;Michael&quot;},{&quot;family&quot;:&quot;Squire&quot;,&quot;given&quot;:&quot;Kurt&quot;}],&quot;accessed&quot;:{&quot;date-parts&quot;:[[&quot;2023&quot;,7,10]]},&quot;issued&quot;:{&quot;date-parts&quot;:[[&quot;2002&quot;,10]]},&quot;citation-key&quot;:&quot;barab_developing_2002&quot;},&quot;prefix&quot;:&quot;&quot;,&quot;suffix&quot;:&quot;&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WYbstRyTD6"/></text:p>
      <text:p text:style-name="Text_20_body">Unresolved contradictions develop into impasses or conflicts. These can serve as more urgent motivational factor driving an agentic response from participants in disfunctional systems. In particular work by Sannino on agency from a chat perspective frames the potential of such conflicts positively as a source of activist transformation. The following section explores agency in more detail.</text:p>
      <text:h text:style-name="Heading_20_2" text:outline-level="2"><text:bookmark-start text:name="conceptualising-agency"/><text:bookmark-start text:name="__RefHeading___Toc45729_1144412500"/>Conceptualising agency<text:bookmark-end text:name="conceptualising-agency"/><text:bookmark-end text:name="__RefHeading___Toc45729_1144412500"/></text:h>
      <text:p text:style-name="First_20_paragraph">DOES THIS NEED MOVING? PERHAPS TO INTRO OF LIT REVIEW ALONG WITH COL ?</text:p>
      <text:list text:style-name="L26">
        <text:list-item>
          <text:p text:style-name="P33">agency as choice already explored in in 5D</text:p>
        </text:list-item>
      </text:list>
      <text:p text:style-name="First_20_paragraph">Cultural mediation via artefacts [cole], as a base.</text:p>
      <text:p text:style-name="Text_20_body">Look for tensions in ATs - and how learners overcome barriers or blockages, is an instrumental type of agency</text:p>
      <text:h text:style-name="Heading_20_3" text:outline-level="3"><text:bookmark-start text:name="on-agency-activity-theory-and-formative-interventions"/><text:bookmark-start text:name="__RefHeading___Toc45731_1144412500"/>On agency, activity theory and formative interventions<text:bookmark-end text:name="on-agency-activity-theory-and-formative-interventions"/><text:bookmark-end text:name="__RefHeading___Toc45731_1144412500"/></text:h>
      <text:h text:style-name="Heading_20_3" text:outline-level="3"><text:bookmark-start text:name="on-double-stimulation-and-agency"/><text:bookmark-start text:name="__RefHeading___Toc45733_1144412500"/>On double stimulation and agency<text:bookmark-end text:name="on-double-stimulation-and-agency"/><text:bookmark-end text:name="__RefHeading___Toc45733_1144412500"/></text:h>
      <text:p text:style-name="First_20_paragraph">Conflicts and tensions between participant motives and different parts of activity system are sometimes revolved quickly through change, or remain more persistent and can be referred to as blockages.</text:p>
      <text:p text:style-name="Text_20_body">Double stimulation refers to the use of tools and processes to overcome such conflicts awareness of these tools and active use of them engenders agency <text:reference-mark-start text:name="ZOTERO_ITEM CSL_CITATION {&quot;citationID&quot;:&quot;aipvgrmm&quot;,&quot;properties&quot;:{&quot;formattedCitation&quot;:&quot;(Sannino, 2015)&quot;,&quot;plainCitation&quot;:&quot;(Sannino, 2015)&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RbbLdqJePl"/>(Sannino, 2015)<text:reference-mark-end text:name="ZOTERO_ITEM CSL_CITATION {&quot;citationID&quot;:&quot;aipvgrmm&quot;,&quot;properties&quot;:{&quot;formattedCitation&quot;:&quot;(Sannino, 2015)&quot;,&quot;plainCitation&quot;:&quot;(Sannino, 2015)&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RbbLdqJePl"/>. While many studies have examined the process in professional settings there is a paucity of study in the area of “student-centered contexts of learning” <text:reference-mark-start text:name="ZOTERO_ITEM CSL_CITATION {&quot;citationID&quot;:&quot;epqsitfx&quot;,&quot;properties&quot;:{&quot;formattedCitation&quot;:&quot;(Isaac et al., 2021:93)&quot;,&quot;plainCitation&quot;:&quot;(Isaac et al., 2021:93)&quot;,&quot;noteIndex&quot;:0},&quot;citationItems&quot;:[{&quot;id&quot;:8651,&quot;uris&quot;:[&quot;http://zotero.org/users/1913249/items/FLMUGFUH&quot;,[&quot;http://zotero.org/users/1913249/items/FLMUGFUH&quot;]],&quot;itemData&quot;:{&quot;id&quot;:8651,&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 / CRI_SAS international Journal: Vygotsky's Heritage: Innovation in Education&quot;,&quot;DOI&quot;:&quot;10.51657/ric.v5i2.51287&quot;,&quot;ISSN&quot;:&quot;2291-6717&quot;,&quot;issue&quot;:&quot;2&quot;,&quot;journalAbbreviation&quot;:&quot;ric&quot;,&quot;language&quot;:&quot;en&quot;,&quot;note&quot;:&quot;publisher: Centre de recherche et d’intervention sur la réussite scolaire&quot;,&quot;page&quot;:&quot;86-94&quot;,&quot;source&quot;:&quot;www.erudit.org&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s://www.erudit.org/en/journals/ric/1900-v1-n1-ric06727/1085784ar/abstract/&quot;,&quot;volume&quot;:&quot;5&quot;,&quot;author&quot;:[{&quot;family&quot;:&quot;Isaac&quot;,&quot;given&quot;:&quot;Guillaume&quot;},{&quot;family&quot;:&quot;Barma&quot;,&quot;given&quot;:&quot;Sylvie&quot;},{&quot;family&quot;:&quot;Romero&quot;,&quot;given&quot;:&quot;Margarida&quot;}],&quot;accessed&quot;:{&quot;date-parts&quot;:[[&quot;2023&quot;,5,15]]},&quot;issued&quot;:{&quot;date-parts&quot;:[[&quot;2021&quot;]]},&quot;citation-key&quot;:&quot;isaac_cultural_2021&quot;},&quot;locator&quot;:&quot; 93&quot;,&quot;prefix&quot;:&quot;&quot;}],&quot;schema&quot;:&quot;https://github.com/citation-style-language/schema/raw/master/csl-citation.json&quot;} RNDy35eAOXfPz"/>(Isaac et al., 2021:93)<text:reference-mark-end text:name="ZOTERO_ITEM CSL_CITATION {&quot;citationID&quot;:&quot;epqsitfx&quot;,&quot;properties&quot;:{&quot;formattedCitation&quot;:&quot;(Isaac et al., 2021:93)&quot;,&quot;plainCitation&quot;:&quot;(Isaac et al., 2021:93)&quot;,&quot;noteIndex&quot;:0},&quot;citationItems&quot;:[{&quot;id&quot;:8651,&quot;uris&quot;:[&quot;http://zotero.org/users/1913249/items/FLMUGFUH&quot;,[&quot;http://zotero.org/users/1913249/items/FLMUGFUH&quot;]],&quot;itemData&quot;:{&quot;id&quot;:8651,&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 / CRI_SAS international Journal: Vygotsky's Heritage: Innovation in Education&quot;,&quot;DOI&quot;:&quot;10.51657/ric.v5i2.51287&quot;,&quot;ISSN&quot;:&quot;2291-6717&quot;,&quot;issue&quot;:&quot;2&quot;,&quot;journalAbbreviation&quot;:&quot;ric&quot;,&quot;language&quot;:&quot;en&quot;,&quot;note&quot;:&quot;publisher: Centre de recherche et d’intervention sur la réussite scolaire&quot;,&quot;page&quot;:&quot;86-94&quot;,&quot;source&quot;:&quot;www.erudit.org&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s://www.erudit.org/en/journals/ric/1900-v1-n1-ric06727/1085784ar/abstract/&quot;,&quot;volume&quot;:&quot;5&quot;,&quot;author&quot;:[{&quot;family&quot;:&quot;Isaac&quot;,&quot;given&quot;:&quot;Guillaume&quot;},{&quot;family&quot;:&quot;Barma&quot;,&quot;given&quot;:&quot;Sylvie&quot;},{&quot;family&quot;:&quot;Romero&quot;,&quot;given&quot;:&quot;Margarida&quot;}],&quot;accessed&quot;:{&quot;date-parts&quot;:[[&quot;2023&quot;,5,15]]},&quot;issued&quot;:{&quot;date-parts&quot;:[[&quot;2021&quot;]]},&quot;citation-key&quot;:&quot;isaac_cultural_2021&quot;},&quot;locator&quot;:&quot; 93&quot;,&quot;prefix&quot;:&quot;&quot;}],&quot;schema&quot;:&quot;https://github.com/citation-style-language/schema/raw/master/csl-citation.json&quot;} RNDy35eAOXfPz"/>.</text:p>
      <text:p text:style-name="Text_20_body">Blockages caused by contradictions are also analysed the fields of design and HCI with an aim of revising designs to remove them <text:reference-mark-start text:name="ZOTERO_ITEM CSL_CITATION {&quot;citationID&quot;:&quot;joprhuhi&quot;,&quot;properties&quot;:{&quot;formattedCitation&quot;:&quot;(Karanasios et al., 2021)&quot;,&quot;plainCitation&quot;:&quot;(Karanasios et al., 2021)&quot;,&quot;noteIndex&quot;:0},&quot;citationItems&quot;:[{&quot;id&quot;:8643,&quot;uris&quot;:[&quot;http://zotero.org/users/1913249/items/CEMD5GSA&quot;,[&quot;http://zotero.org/users/1913249/items/CEMD5GSA&quot;]],&quot;itemData&quot;:{&quot;id&quot;:8643,&quot;type&quot;:&quot;article-journal&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container-title&quot;:&quot;Mind Culture and Activity&quot;,&quot;DOI&quot;:&quot;10.1080/10749039.2021.1914662&quot;,&quot;journalAbbreviation&quot;:&quot;Mind Culture and Activity&quot;,&quot;source&quot;:&quot;ResearchGate&quot;,&quot;title&quot;:&quot;Moving Forward with Activity Theory in a Digital World&quot;,&quot;volume&quot;:&quot;28&quot;,&quot;author&quot;:[{&quot;family&quot;:&quot;Karanasios&quot;,&quot;given&quot;:&quot;Stan&quot;},{&quot;family&quot;:&quot;Nardi&quot;,&quot;given&quot;:&quot;Bonnie&quot;},{&quot;family&quot;:&quot;Spinuzzi&quot;,&quot;given&quot;:&quot;Clay&quot;},{&quot;family&quot;:&quot;Malaurent&quot;,&quot;given&quot;:&quot;Julien&quot;}],&quot;issued&quot;:{&quot;date-parts&quot;:[[&quot;2021&quot;,4,7]]},&quot;citation-key&quot;:&quot;karanasios_moving_2021&quot;},&quot;prefix&quot;:&quot;&quot;,&quot;suffix&quot;:&quot;&quot;}],&quot;schema&quot;:&quot;https://github.com/citation-style-language/schema/raw/master/csl-citation.json&quot;} RNDzL6WkXvrxZ"/>(Karanasios et al., 2021)<text:reference-mark-end text:name="ZOTERO_ITEM CSL_CITATION {&quot;citationID&quot;:&quot;joprhuhi&quot;,&quot;properties&quot;:{&quot;formattedCitation&quot;:&quot;(Karanasios et al., 2021)&quot;,&quot;plainCitation&quot;:&quot;(Karanasios et al., 2021)&quot;,&quot;noteIndex&quot;:0},&quot;citationItems&quot;:[{&quot;id&quot;:8643,&quot;uris&quot;:[&quot;http://zotero.org/users/1913249/items/CEMD5GSA&quot;,[&quot;http://zotero.org/users/1913249/items/CEMD5GSA&quot;]],&quot;itemData&quot;:{&quot;id&quot;:8643,&quot;type&quot;:&quot;article-journal&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container-title&quot;:&quot;Mind Culture and Activity&quot;,&quot;DOI&quot;:&quot;10.1080/10749039.2021.1914662&quot;,&quot;journalAbbreviation&quot;:&quot;Mind Culture and Activity&quot;,&quot;source&quot;:&quot;ResearchGate&quot;,&quot;title&quot;:&quot;Moving Forward with Activity Theory in a Digital World&quot;,&quot;volume&quot;:&quot;28&quot;,&quot;author&quot;:[{&quot;family&quot;:&quot;Karanasios&quot;,&quot;given&quot;:&quot;Stan&quot;},{&quot;family&quot;:&quot;Nardi&quot;,&quot;given&quot;:&quot;Bonnie&quot;},{&quot;family&quot;:&quot;Spinuzzi&quot;,&quot;given&quot;:&quot;Clay&quot;},{&quot;family&quot;:&quot;Malaurent&quot;,&quot;given&quot;:&quot;Julien&quot;}],&quot;issued&quot;:{&quot;date-parts&quot;:[[&quot;2021&quot;,4,7]]},&quot;citation-key&quot;:&quot;karanasios_moving_2021&quot;},&quot;prefix&quot;:&quot;&quot;,&quot;suffix&quot;:&quot;&quot;}],&quot;schema&quot;:&quot;https://github.com/citation-style-language/schema/raw/master/csl-citation.json&quot;} RNDzL6WkXvrxZ"/>.</text:p>
      <text:h text:style-name="Heading_20_4" text:outline-level="4"><text:bookmark-start text:name="on-affordances-and-anchors"/><text:bookmark-start text:name="__RefHeading___Toc45735_1144412500"/>On affordances and anchors<text:bookmark-end text:name="on-affordances-and-anchors"/><text:bookmark-end text:name="__RefHeading___Toc45735_1144412500"/></text:h>
      <text:p text:style-name="First_20_paragraph">Other researchers have found the the scope and focus of affordances important to clarify <text:reference-mark-start text:name="ZOTERO_ITEM CSL_CITATION {&quot;citationID&quot;:&quot;sdrjuyxw&quot;,&quot;properties&quot;:{&quot;formattedCitation&quot;:&quot;(Wolff-Piggott, 2016)&quot;,&quot;plainCitation&quot;:&quot;(Wolff-Piggott, 2016)&quot;,&quot;noteIndex&quot;:0},&quot;citationItems&quot;:[{&quot;id&quot;:8794,&quot;uris&quot;:[&quot;http://zotero.org/users/1913249/items/IJ22ZGNR&quot;,[&quot;http://zotero.org/users/1913249/items/IJ22ZGNR&quot;]],&quot;itemData&quot;:{&quot;id&quot;:8794,&quot;type&quot;:&quot;paper-conference&quot;,&quot;abstract&quot;:&quot;There is a substantial body of research on the implementation of mHealth interventions, but little understanding of the form taken by local use practices in established health facilities. We present the results of an exploratory study of mHealth use in several public clinics in a low-resource setting. This shows that the implementation leads to different patterns of use in similar settings, despite the professionalised nature of the work environment. \nThe underlying dynamics are investigated using the lens of Activity Theory, suggesting that the varying results are largely due to different informal work relationships and configurations of constraints in the various clinics. We propose that affordance actualisation is a useful way to extend Activity Theory, helping to make the analysis more structured and reproducible. This extended framework is illustrated using the analysis from this study.\nOur research contributes to theory by setting out extending Activity Theory to account for affordance actualisation in a low-resource setting. Our empirical analysis adds to the understanding processes influencing mHealth use in low-resource public facilities. We also inform practitioners by outlining structural constraints that impede staff as they strive to accommodate this additional burden in their daily routines.&quot;,&quot;source&quot;:&quot;ResearchGate&quot;,&quot;title&quot;:&quot;An activity theory approach to affordance actualisation in mHealth: The case of MomConnect&quot;,&quot;title-short&quot;:&quot;An activity theory approach to affordance actualisation in mHealth&quot;,&quot;author&quot;:[{&quot;family&quot;:&quot;Wolff-Piggott&quot;,&quot;given&quot;:&quot;Brendon&quot;}],&quot;issued&quot;:{&quot;date-parts&quot;:[[&quot;2016&quot;,6,1]]},&quot;citation-key&quot;:&quot;wolff-piggott_activity_2016-1&quot;},&quot;prefix&quot;:&quot;&quot;,&quot;suffix&quot;:&quot;&quot;}],&quot;schema&quot;:&quot;https://github.com/citation-style-language/schema/raw/master/csl-citation.json&quot;} RNDTxy2jKl1f9"/>(Wolff-<text:soft-page-break/>Piggott, 2016)<text:reference-mark-end text:name="ZOTERO_ITEM CSL_CITATION {&quot;citationID&quot;:&quot;sdrjuyxw&quot;,&quot;properties&quot;:{&quot;formattedCitation&quot;:&quot;(Wolff-Piggott, 2016)&quot;,&quot;plainCitation&quot;:&quot;(Wolff-Piggott, 2016)&quot;,&quot;noteIndex&quot;:0},&quot;citationItems&quot;:[{&quot;id&quot;:8794,&quot;uris&quot;:[&quot;http://zotero.org/users/1913249/items/IJ22ZGNR&quot;,[&quot;http://zotero.org/users/1913249/items/IJ22ZGNR&quot;]],&quot;itemData&quot;:{&quot;id&quot;:8794,&quot;type&quot;:&quot;paper-conference&quot;,&quot;abstract&quot;:&quot;There is a substantial body of research on the implementation of mHealth interventions, but little understanding of the form taken by local use practices in established health facilities. We present the results of an exploratory study of mHealth use in several public clinics in a low-resource setting. This shows that the implementation leads to different patterns of use in similar settings, despite the professionalised nature of the work environment. \nThe underlying dynamics are investigated using the lens of Activity Theory, suggesting that the varying results are largely due to different informal work relationships and configurations of constraints in the various clinics. We propose that affordance actualisation is a useful way to extend Activity Theory, helping to make the analysis more structured and reproducible. This extended framework is illustrated using the analysis from this study.\nOur research contributes to theory by setting out extending Activity Theory to account for affordance actualisation in a low-resource setting. Our empirical analysis adds to the understanding processes influencing mHealth use in low-resource public facilities. We also inform practitioners by outlining structural constraints that impede staff as they strive to accommodate this additional burden in their daily routines.&quot;,&quot;source&quot;:&quot;ResearchGate&quot;,&quot;title&quot;:&quot;An activity theory approach to affordance actualisation in mHealth: The case of MomConnect&quot;,&quot;title-short&quot;:&quot;An activity theory approach to affordance actualisation in mHealth&quot;,&quot;author&quot;:[{&quot;family&quot;:&quot;Wolff-Piggott&quot;,&quot;given&quot;:&quot;Brendon&quot;}],&quot;issued&quot;:{&quot;date-parts&quot;:[[&quot;2016&quot;,6,1]]},&quot;citation-key&quot;:&quot;wolff-piggott_activity_2016-1&quot;},&quot;prefix&quot;:&quot;&quot;,&quot;suffix&quot;:&quot;&quot;}],&quot;schema&quot;:&quot;https://github.com/citation-style-language/schema/raw/master/csl-citation.json&quot;} RNDTxy2jKl1f9"/>. Focus particularly in terms of who the affordance is for.</text:p>
      <text:p text:style-name="Text_20_body">Affordances have been misused, assigned magical properties, including agency of themselves [SUPPORT].</text:p>
      <text:p text:style-name="Text_20_body">This study follows socio-cultural take that while objects have a forma of agency, affordances are not magic and become interesting to educators as part of activity stemming from human-initiated activity.</text:p>
      <text:p text:style-name="Text_20_body">Nardi and colleagues give an overview regrounding Gibson’s concept of affordances as action possibilities in line with activity theory concepts of mediated action <text:reference-mark-start text:name="ZOTERO_ITEM CSL_CITATION {&quot;citationID&quot;:&quot;hwmmwmhe&quot;,&quot;properties&quot;:{&quot;formattedCitation&quot;:&quot;(Kaptelinin and Nardi, 2012)&quot;,&quot;plainCitation&quot;:&quot;(Kaptelinin and Nardi, 2012)&quot;,&quot;noteIndex&quot;:0},&quot;citationItems&quot;:[{&quot;id&quot;:8660,&quot;uris&quot;:[&quot;http://zotero.org/users/1913249/items/HZLL87FQ&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QzeFJQUJY7"/>(Kaptelinin and Nardi, 2012)<text:reference-mark-end text:name="ZOTERO_ITEM CSL_CITATION {&quot;citationID&quot;:&quot;hwmmwmhe&quot;,&quot;properties&quot;:{&quot;formattedCitation&quot;:&quot;(Kaptelinin and Nardi, 2012)&quot;,&quot;plainCitation&quot;:&quot;(Kaptelinin and Nardi, 2012)&quot;,&quot;noteIndex&quot;:0},&quot;citationItems&quot;:[{&quot;id&quot;:8660,&quot;uris&quot;:[&quot;http://zotero.org/users/1913249/items/HZLL87FQ&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QzeFJQUJY7"/>. Their focus is primarily on individual action.</text:p>
      <text:p text:style-name="Text_20_body">While there is a The wealth of HCI literature in line with activity which discusses and applies concetps of affordances, the focus is often on the individual rather than on collective action <text:reference-mark-start text:name="ZOTERO_ITEM CSL_CITATION {&quot;citationID&quot;:&quot;ddjiyxqv&quot;,&quot;properties&quot;:{&quot;formattedCitation&quot;:&quot;(Kaptelinin and Nardi, 2012)&quot;,&quot;plainCitation&quot;:&quot;(Kaptelinin and Nardi, 2012)&quot;,&quot;noteIndex&quot;:0},&quot;citationItems&quot;:[{&quot;id&quot;:8660,&quot;uris&quot;:[&quot;http://zotero.org/users/1913249/items/HZLL87FQ&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5uh8vNMUiW"/>(Kaptelinin and Nardi, 2012)<text:reference-mark-end text:name="ZOTERO_ITEM CSL_CITATION {&quot;citationID&quot;:&quot;ddjiyxqv&quot;,&quot;properties&quot;:{&quot;formattedCitation&quot;:&quot;(Kaptelinin and Nardi, 2012)&quot;,&quot;plainCitation&quot;:&quot;(Kaptelinin and Nardi, 2012)&quot;,&quot;noteIndex&quot;:0},&quot;citationItems&quot;:[{&quot;id&quot;:8660,&quot;uris&quot;:[&quot;http://zotero.org/users/1913249/items/HZLL87FQ&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5uh8vNMUiW"/>.</text:p>
      <text:p text:style-name="P54">However, affordances are originally conceived of as part of activity, not separated from it <text:reference-mark-start text:name="ZOTERO_ITEM CSL_CITATION {&quot;citationID&quot;:&quot;qjhiclyp&quot;,&quot;properties&quot;:{&quot;formattedCitation&quot;:&quot;(B\\\\a erentsen and Trettvik, 2002)&quot;,&quot;plainCitation&quot;:&quot;(B\\a erentsen and Trettvik, 2002)&quot;,&quot;noteIndex&quot;:0},&quot;citationItems&quot;:[{&quot;id&quot;:3296,&quot;uris&quot;:[&quot;http://zotero.org/users/1913249/items/3ZY45LTV&quot;,[&quot;http://zotero.org/users/1913249/items/3ZY45LTV&quot;]],&quot;itemData&quot;:{&quot;id&quot;:3296,&quot;type&quot;:&quot;paper-confere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ollection-title&quot;:&quot;NordiCHI '02&quot;,&quot;container-title&quot;:&quot;Proceedings of the Second Nordic Conference on Human-computer Interaction&quot;,&quot;DOI&quot;:&quot;10.1145/572020.572028&quot;,&quot;event-place&quot;:&quot;New York, NY, USA&quot;,&quot;ISBN&quot;:&quot;978-1-58113-616-6&quot;,&quot;note&quot;:&quot;event-place: Aarhus, Denmark&quot;,&quot;page&quot;:&quot;51–60&quot;,&quot;publisher&quot;:&quot;ACM&quot;,&quot;publisher-place&quot;:&quot;New York, NY, USA&quot;,&quot;source&quot;:&quot;ACM Digital Library&quot;,&quot;title&quot;:&quot;An Activity Theory Approach to Affordance&quot;,&quot;URL&quot;:&quot;http://doi.acm.org/10.1145/572020.572028&quot;,&quot;author&quot;:[{&quot;family&quot;:&quot;B\\a erentsen&quot;,&quot;given&quot;:&quot;Klaus B.&quot;},{&quot;family&quot;:&quot;Trettvik&quot;,&quot;given&quot;:&quot;Johan&quot;}],&quot;accessed&quot;:{&quot;date-parts&quot;:[[&quot;2019&quot;,5,10]]},&quot;issued&quot;:{&quot;date-parts&quot;:[[&quot;2002&quot;]]},&quot;citation-key&quot;:&quot;ba_erentsen_activity_2002&quot;},&quot;prefix&quot;:&quot;&quot;,&quot;suffix&quot;:&quot;&quot;}],&quot;schema&quot;:&quot;https://github.com/citation-style-language/schema/raw/master/csl-citation.json&quot;} RNDWyENKkjqQA"/><text:span text:style-name="T7">(B\a erentsen and Trettvik, 2002)</text:span><text:reference-mark-end text:name="ZOTERO_ITEM CSL_CITATION {&quot;citationID&quot;:&quot;qjhiclyp&quot;,&quot;properties&quot;:{&quot;formattedCitation&quot;:&quot;(B\\\\a erentsen and Trettvik, 2002)&quot;,&quot;plainCitation&quot;:&quot;(B\\a erentsen and Trettvik, 2002)&quot;,&quot;noteIndex&quot;:0},&quot;citationItems&quot;:[{&quot;id&quot;:3296,&quot;uris&quot;:[&quot;http://zotero.org/users/1913249/items/3ZY45LTV&quot;,[&quot;http://zotero.org/users/1913249/items/3ZY45LTV&quot;]],&quot;itemData&quot;:{&quot;id&quot;:3296,&quot;type&quot;:&quot;paper-confere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ollection-title&quot;:&quot;NordiCHI '02&quot;,&quot;container-title&quot;:&quot;Proceedings of the Second Nordic Conference on Human-computer Interaction&quot;,&quot;DOI&quot;:&quot;10.1145/572020.572028&quot;,&quot;event-place&quot;:&quot;New York, NY, USA&quot;,&quot;ISBN&quot;:&quot;978-1-58113-616-6&quot;,&quot;note&quot;:&quot;event-place: Aarhus, Denmark&quot;,&quot;page&quot;:&quot;51–60&quot;,&quot;publisher&quot;:&quot;ACM&quot;,&quot;publisher-place&quot;:&quot;New York, NY, USA&quot;,&quot;source&quot;:&quot;ACM Digital Library&quot;,&quot;title&quot;:&quot;An Activity Theory Approach to Affordance&quot;,&quot;URL&quot;:&quot;http://doi.acm.org/10.1145/572020.572028&quot;,&quot;author&quot;:[{&quot;family&quot;:&quot;B\\a erentsen&quot;,&quot;given&quot;:&quot;Klaus B.&quot;},{&quot;family&quot;:&quot;Trettvik&quot;,&quot;given&quot;:&quot;Johan&quot;}],&quot;accessed&quot;:{&quot;date-parts&quot;:[[&quot;2019&quot;,5,10]]},&quot;issued&quot;:{&quot;date-parts&quot;:[[&quot;2002&quot;]]},&quot;citation-key&quot;:&quot;ba_erentsen_activity_2002&quot;},&quot;prefix&quot;:&quot;&quot;,&quot;suffix&quot;:&quot;&quot;}],&quot;schema&quot;:&quot;https://github.com/citation-style-language/schema/raw/master/csl-citation.json&quot;} RNDWyENKkjqQA"/>.</text:p>
      <text:p text:style-name="Text_20_body">NOTE - more on affordances here from Nardi</text:p>
      <text:p text:style-name="Text_20_body">Sannino augments the concept of transformative agency by double stimulation (TADS) with a metaphor of a sea vessel warping using kedging anchors.</text:p>
      <text:p text:style-name="Preformatted_20_Text">We may think of the second stimulus as an anchor. Anchors are commonly understood as stabilising devices to prevent a vessel from moving. However, not all anchors have this function. Beside the heavy-weight anchors, there are also kedge anchors serving the purpose of ‘warping,’ that is, pulling the anchor once it has settled on the ground, for moving the vessel away from a problem area. [@sannino_transformative_2022, p. 4]</text:p>
      <text:p text:style-name="First_20_paragraph">In this metaphor emphasises the active volition of participants to overcome tensions and blockages in learning. In our context learners would throw an anchor of intention out into the learning environment to then pull on to Not all throws will be successful. The anchor may slip or it may catch on something in the learning environment that allows the leaner to pull</text:p>
      <text:p text:style-name="Text_20_body">Affordances in the learning design can be viewed in this frame as a catching point for these anchors <text:reference-mark-start text:name="ZOTERO_ITEM CSL_CITATION {&quot;citationID&quot;:&quot;lvkgisqz&quot;,&quot;properties&quot;:{&quot;formattedCitation&quot;:&quot;(Hopwood, 2022)&quot;,&quot;plainCitation&quot;:&quot;(Hopwood, 2022)&quot;,&quot;noteIndex&quot;:0},&quot;citationItems&quot;:[{&quot;id&quot;:3717,&quot;uris&quot;:[&quot;http://zotero.org/users/1913249/items/RZ2E7GK8&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EVuBiQZiFX"/>(Hopwood, 2022)<text:reference-mark-end text:name="ZOTERO_ITEM CSL_CITATION {&quot;citationID&quot;:&quot;lvkgisqz&quot;,&quot;properties&quot;:{&quot;formattedCitation&quot;:&quot;(Hopwood, 2022)&quot;,&quot;plainCitation&quot;:&quot;(Hopwood, 2022)&quot;,&quot;noteIndex&quot;:0},&quot;citationItems&quot;:[{&quot;id&quot;:3717,&quot;uris&quot;:[&quot;http://zotero.org/users/1913249/items/RZ2E7GK8&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EVuBiQZiFX"/>. An effective learning environment provides a sea bed with many rocks (affordances) for warping anchors (volitional acts of participant agency to transform learning) <text:reference-mark-start text:name="ZOTERO_ITEM CSL_CITATION {&quot;citationID&quot;:&quot;sblzsfmw&quot;,&quot;properties&quot;:{&quot;formattedCitation&quot;:&quot;(Aagaard et al., 2022)&quot;,&quot;plainCitation&quot;:&quot;(Aagaard et al., 2022)&quot;,&quot;noteIndex&quot;:0},&quot;citationItems&quot;:[{&quot;id&quot;:8791,&quot;uris&quot;:[&quot;http://zotero.org/users/1913249/items/GEDPYN8B&quot;,[&quot;http://zotero.org/users/1913249/items/GEDPYN8B&quot;]],&quot;itemData&quot;:{&quot;id&quot;:8791,&quot;type&quot;:&quot;article-journal&quot;,&quot;abstract&quot;:&quot;Digitalization pushes teacher educators (TEds) worldwide to consider if, and when, traditional educational practices work, and when students and society would benefit from developing the practices. In this article, we investigate some problem situations that emerge when Norwegian TEds and schoolteachers develop educational practices. The context is a 10 ECTS course named “Teacher educator in a digital age”, where the main task required that the participants developed and implemented a project in their classes, which they believed would enhance their own and/or their students’ professional digital competence (PDC). We investigate how, and by what means, they pulled themselves and each other out of different problem situations. Some of the problem situations are presented in academic essays about the projects, while others we observed as they discussed their projects in supervision sessions. Our unit of analysis is “transformative agency,” and we use Vygotsky’s concept of double stimulation when analyzing the data. The study shows that a broad repertoire of resources (i.e., digital technologies, the literature and task, the “learning community” and the national curriculum) stimulates transformative agency and promotes PDC in ways that place the interest of teachers in focus when facing the digital surge. Some of the challenges that remain unresolved prepare the ground for a discussion about how such a course could be adjusted to better meet the needs of today’s schools and teacher education. Research focusing on PDC and transformative agency is highly restricted, and the article is a thematic and methodological contribution to the field.&quot;,&quot;container-title&quot;:&quot;Nordic Journal of Digital Literacy&quot;,&quot;DOI&quot;:&quot;10.18261/njdl.17.1.3&quot;,&quot;ISSN&quot;:&quot;0809-6724, 1891-943X&quot;,&quot;issue&quot;:&quot;1&quot;,&quot;journalAbbreviation&quot;:&quot;NJDL&quot;,&quot;language&quot;:&quot;en&quot;,&quot;page&quot;:&quot;31-45&quot;,&quot;source&quot;:&quot;DOI.org (Crossref)&quot;,&quot;title&quot;:&quot;Teacher educator in a digital age: A study of transformative agency&quot;,&quot;title-short&quot;:&quot;Teacher educator in a digital age&quot;,&quot;URL&quot;:&quot;http://www.idunn.no/doi/10.18261/njdl.17.1.3&quot;,&quot;volume&quot;:&quot;17&quot;,&quot;author&quot;:[{&quot;family&quot;:&quot;Aagaard&quot;,&quot;given&quot;:&quot;Toril&quot;},{&quot;family&quot;:&quot;Bueie&quot;,&quot;given&quot;:&quot;Agnete&quot;},{&quot;family&quot;:&quot;Hjukse&quot;,&quot;given&quot;:&quot;Hjørdis&quot;}],&quot;accessed&quot;:{&quot;date-parts&quot;:[[&quot;2023&quot;,6,19]]},&quot;issued&quot;:{&quot;date-parts&quot;:[[&quot;2022&quot;,4,5]]},&quot;citation-key&quot;:&quot;aagaard_teacher_2022&quot;},&quot;prefix&quot;:&quot;&quot;,&quot;suffix&quot;:&quot;&quot;}],&quot;schema&quot;:&quot;https://github.com/citation-style-language/schema/raw/master/csl-citation.json&quot;} RNDMaup2Cf4Th"/>(Aagaard et al., 2022)<text:reference-mark-end text:name="ZOTERO_ITEM CSL_CITATION {&quot;citationID&quot;:&quot;sblzsfmw&quot;,&quot;properties&quot;:{&quot;formattedCitation&quot;:&quot;(Aagaard et al., 2022)&quot;,&quot;plainCitation&quot;:&quot;(Aagaard et al., 2022)&quot;,&quot;noteIndex&quot;:0},&quot;citationItems&quot;:[{&quot;id&quot;:8791,&quot;uris&quot;:[&quot;http://zotero.org/users/1913249/items/GEDPYN8B&quot;,[&quot;http://zotero.org/users/1913249/items/GEDPYN8B&quot;]],&quot;itemData&quot;:{&quot;id&quot;:8791,&quot;type&quot;:&quot;article-journal&quot;,&quot;abstract&quot;:&quot;Digitalization pushes teacher educators (TEds) worldwide to consider if, and when, traditional educational practices work, and when students and society would benefit from developing the practices. In this article, we investigate some problem situations that emerge when Norwegian TEds and schoolteachers develop educational practices. The context is a 10 ECTS course named “Teacher educator in a digital age”, where the main task required that the participants developed and implemented a project in their classes, which they believed would enhance their own and/or their students’ professional digital competence (PDC). We investigate how, and by what means, they pulled themselves and each other out of different problem situations. Some of the problem situations are presented in academic essays about the projects, while others we observed as they discussed their projects in supervision sessions. Our unit of analysis is “transformative agency,” and we use Vygotsky’s concept of double stimulation when analyzing the data. The study shows that a broad repertoire of resources (i.e., digital technologies, the literature and task, the “learning community” and the national curriculum) stimulates transformative agency and promotes PDC in ways that place the interest of teachers in focus when facing the digital surge. Some of the challenges that remain unresolved prepare the ground for a discussion about how such a course could be adjusted to better meet the needs of today’s schools and teacher education. Research focusing on PDC and transformative agency is highly restricted, and the article is a thematic and methodological contribution to the field.&quot;,&quot;container-title&quot;:&quot;Nordic Journal of Digital Literacy&quot;,&quot;DOI&quot;:&quot;10.18261/njdl.17.1.3&quot;,&quot;ISSN&quot;:&quot;0809-6724, 1891-943X&quot;,&quot;issue&quot;:&quot;1&quot;,&quot;journalAbbreviation&quot;:&quot;NJDL&quot;,&quot;language&quot;:&quot;en&quot;,&quot;page&quot;:&quot;31-45&quot;,&quot;source&quot;:&quot;DOI.org (Crossref)&quot;,&quot;title&quot;:&quot;Teacher educator in a digital age: A study of transformative agency&quot;,&quot;title-short&quot;:&quot;Teacher educator in a digital age&quot;,&quot;URL&quot;:&quot;http://www.idunn.no/doi/10.18261/njdl.17.1.3&quot;,&quot;volume&quot;:&quot;17&quot;,&quot;author&quot;:[{&quot;family&quot;:&quot;Aagaard&quot;,&quot;given&quot;:&quot;Toril&quot;},{&quot;family&quot;:&quot;Bueie&quot;,&quot;given&quot;:&quot;Agnete&quot;},{&quot;family&quot;:&quot;Hjukse&quot;,&quot;given&quot;:&quot;Hjørdis&quot;}],&quot;accessed&quot;:{&quot;date-parts&quot;:[[&quot;2023&quot;,6,19]]},&quot;issued&quot;:{&quot;date-parts&quot;:[[&quot;2022&quot;,4,5]]},&quot;citation-key&quot;:&quot;aagaard_teacher_2022&quot;},&quot;prefix&quot;:&quot;&quot;,&quot;suffix&quot;:&quot;&quot;}],&quot;schema&quot;:&quot;https://github.com/citation-style-language/schema/raw/master/csl-citation.json&quot;} RNDMaup2Cf4Th"/>.</text:p>
      <text:p text:style-name="Text_20_body">TADS and the associated metaphor of warping anchors is normally applied in settings of group action.</text:p>
      <text:h text:style-name="Heading_20_2" text:outline-level="2"><text:bookmark-start text:name="dbr-and-formative-interventions---move-up"/><text:bookmark-start text:name="__RefHeading___Toc45737_1144412500"/>DBR and formative interventions - MOVE UP ?<text:bookmark-end text:name="dbr-and-formative-interventions---move-up"/><text:bookmark-end text:name="__RefHeading___Toc45737_1144412500"/></text:h>
      <text:p text:style-name="First_20_paragraph">My own research in game making is an experimental approach to create a new learning design. I have worked with young learners, local families and undergraduate student helpers to evolve a game making design. A key driver of my research was to explore the potential to draw on family <text:soft-page-break/>experience in learning activities by working with families to make games together.</text:p>
      <text:p text:style-name="Text_20_body">MOVE UP - MERGE I propose that this environment is a fertile research base to jointly create learning activities with a wider potential application. To facilitate this goal I have taken a design-based approach which acknowledges the importance of context in educational research <text:reference-mark-start text:name="ZOTERO_ITEM CSL_CITATION {&quot;citationID&quot;:&quot;urldppnp&quot;,&quot;properties&quot;:{&quot;formattedCitation&quot;:&quot;(Brown, 1992)&quot;,&quot;plainCitation&quot;:&quot;(Brown, 1992)&quot;,&quot;noteIndex&quot;:0},&quot;citationItems&quot;:[{&quot;id&quot;:3762,&quot;uris&quot;:[&quot;http://zotero.org/users/1913249/items/CGB9FPCD&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uffix&quot;:&quot;&quot;}],&quot;schema&quot;:&quot;https://github.com/citation-style-language/schema/raw/master/csl-citation.json&quot;} RNDqMkaPnBmcs"/>(Brown, 1992)<text:reference-mark-end text:name="ZOTERO_ITEM CSL_CITATION {&quot;citationID&quot;:&quot;urldppnp&quot;,&quot;properties&quot;:{&quot;formattedCitation&quot;:&quot;(Brown, 1992)&quot;,&quot;plainCitation&quot;:&quot;(Brown, 1992)&quot;,&quot;noteIndex&quot;:0},&quot;citationItems&quot;:[{&quot;id&quot;:3762,&quot;uris&quot;:[&quot;http://zotero.org/users/1913249/items/CGB9FPCD&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uffix&quot;:&quot;&quot;}],&quot;schema&quot;:&quot;https://github.com/citation-style-language/schema/raw/master/csl-citation.json&quot;} RNDqMkaPnBmcs"/>.</text:p>
      <text:h text:style-name="Heading_20_3" text:outline-level="3"><text:bookmark-start text:name="design-based-research-and-formative-intervention-studies-within-educational-field"/><text:bookmark-start text:name="__RefHeading___Toc45739_1144412500"/>Design-based research and formative intervention studies within educational field<text:bookmark-end text:name="design-based-research-and-formative-intervention-studies-within-educational-field"/><text:bookmark-end text:name="__RefHeading___Toc45739_1144412500"/></text:h>
      <text:p text:style-name="First_20_paragraph">Design based research is a varied discipline which can take a multitude of forms <text:reference-mark-start text:name="ZOTERO_ITEM CSL_CITATION {&quot;citationID&quot;:&quot;vbcyemfv&quot;,&quot;properties&quot;:{&quot;formattedCitation&quot;:&quot;(McKenney and Reeves, 2021)&quot;,&quot;plainCitation&quot;:&quot;(McKenney and Reeves, 2021)&quot;,&quot;noteIndex&quot;:0},&quot;citationItems&quot;:[{&quot;id&quot;:3910,&quot;uris&quot;:[&quot;http://zotero.org/users/1913249/items/IWREULVT&quot;,[&quot;http://zotero.org/users/1913249/items/IWREULVT&quot;]],&quot;itemData&quot;:{&quot;id&quot;:3910,&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DOI&quot;:&quot;10.1111/medu.14280&quot;,&quot;ISSN&quot;:&quot;1365-2923&quot;,&quot;issue&quot;:&quot;1&quot;,&quot;language&quot;:&quot;en&quot;,&quot;note&quot;:&quot;_eprint: https://onlinelibrary.wiley.com/doi/pdf/10.1111/medu.14280&quot;,&quot;page&quot;:&quot;82-92&quot;,&quot;source&quot;:&quot;Wiley Online Library&quot;,&quot;title&quot;:&quot;Educational design research: Portraying, conducting, and enhancing productive scholarship&quot;,&quot;title-short&quot;:&quot;Educational design research&quot;,&quot;URL&quot;:&quot;https://onlinelibrary.wiley.com/doi/abs/10.1111/medu.14280&quot;,&quot;volume&quot;:&quot;55&quot;,&quot;author&quot;:[{&quot;family&quot;:&quot;McKenney&quot;,&quot;given&quot;:&quot;Susan&quot;},{&quot;family&quot;:&quot;Reeves&quot;,&quot;given&quot;:&quot;Thomas C.&quot;}],&quot;accessed&quot;:{&quot;date-parts&quot;:[[&quot;2022&quot;,3,22]]},&quot;issued&quot;:{&quot;date-parts&quot;:[[&quot;2021&quot;]]},&quot;citation-key&quot;:&quot;mckenney_educational_2021&quot;},&quot;prefix&quot;:&quot;&quot;,&quot;suffix&quot;:&quot;&quot;}],&quot;schema&quot;:&quot;https://github.com/citation-style-language/schema/raw/master/csl-citation.json&quot;} RNDv1oZEYXUzv"/>(McKenney and Reeves, 2021)<text:reference-mark-end text:name="ZOTERO_ITEM CSL_CITATION {&quot;citationID&quot;:&quot;vbcyemfv&quot;,&quot;properties&quot;:{&quot;formattedCitation&quot;:&quot;(McKenney and Reeves, 2021)&quot;,&quot;plainCitation&quot;:&quot;(McKenney and Reeves, 2021)&quot;,&quot;noteIndex&quot;:0},&quot;citationItems&quot;:[{&quot;id&quot;:3910,&quot;uris&quot;:[&quot;http://zotero.org/users/1913249/items/IWREULVT&quot;,[&quot;http://zotero.org/users/1913249/items/IWREULVT&quot;]],&quot;itemData&quot;:{&quot;id&quot;:3910,&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DOI&quot;:&quot;10.1111/medu.14280&quot;,&quot;ISSN&quot;:&quot;1365-2923&quot;,&quot;issue&quot;:&quot;1&quot;,&quot;language&quot;:&quot;en&quot;,&quot;note&quot;:&quot;_eprint: https://onlinelibrary.wiley.com/doi/pdf/10.1111/medu.14280&quot;,&quot;page&quot;:&quot;82-92&quot;,&quot;source&quot;:&quot;Wiley Online Library&quot;,&quot;title&quot;:&quot;Educational design research: Portraying, conducting, and enhancing productive scholarship&quot;,&quot;title-short&quot;:&quot;Educational design research&quot;,&quot;URL&quot;:&quot;https://onlinelibrary.wiley.com/doi/abs/10.1111/medu.14280&quot;,&quot;volume&quot;:&quot;55&quot;,&quot;author&quot;:[{&quot;family&quot;:&quot;McKenney&quot;,&quot;given&quot;:&quot;Susan&quot;},{&quot;family&quot;:&quot;Reeves&quot;,&quot;given&quot;:&quot;Thomas C.&quot;}],&quot;accessed&quot;:{&quot;date-parts&quot;:[[&quot;2022&quot;,3,22]]},&quot;issued&quot;:{&quot;date-parts&quot;:[[&quot;2021&quot;]]},&quot;citation-key&quot;:&quot;mckenney_educational_2021&quot;},&quot;prefix&quot;:&quot;&quot;,&quot;suffix&quot;:&quot;&quot;}],&quot;schema&quot;:&quot;https://github.com/citation-style-language/schema/raw/master/csl-citation.json&quot;} RNDv1oZEYXUzv"/>. The core elements include: research as an intervention, iteration, involvement of participants in the evolution of designs, and a flexibility of research outcome based on how events unfold <text:reference-mark-start text:name="ZOTERO_ITEM CSL_CITATION {&quot;citationID&quot;:&quot;viffpcru&quot;,&quot;properties&quot;:{&quot;formattedCitation&quot;:&quot;(Easterday et al., 2014)&quot;,&quot;plainCitation&quot;:&quot;(Easterday et al., 2014)&quot;,&quot;noteIndex&quot;:0},&quot;citationItems&quot;:[{&quot;id&quot;:3763,&quot;uris&quot;:[&quot;http://zotero.org/users/1913249/items/Q4DDFYFG&quot;,[&quot;http://zotero.org/users/1913249/items/Q4DDFYFG&quot;]],&quot;itemData&quot;:{&quot;id&quot;:3763,&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URL&quot;:&quot;https://repository.isls.org//handle/1/1130&quot;,&quot;volume&quot;:&quot;1&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quot;citation-key&quot;:&quot;easterday_design-based_2014&quot;},&quot;prefix&quot;:&quot;&quot;,&quot;suffix&quot;:&quot;&quot;}],&quot;schema&quot;:&quot;https://github.com/citation-style-language/schema/raw/master/csl-citation.json&quot;} RNDSLN9pCiqtP"/>(Easterday et al., 2014)<text:reference-mark-end text:name="ZOTERO_ITEM CSL_CITATION {&quot;citationID&quot;:&quot;viffpcru&quot;,&quot;properties&quot;:{&quot;formattedCitation&quot;:&quot;(Easterday et al., 2014)&quot;,&quot;plainCitation&quot;:&quot;(Easterday et al., 2014)&quot;,&quot;noteIndex&quot;:0},&quot;citationItems&quot;:[{&quot;id&quot;:3763,&quot;uris&quot;:[&quot;http://zotero.org/users/1913249/items/Q4DDFYFG&quot;,[&quot;http://zotero.org/users/1913249/items/Q4DDFYFG&quot;]],&quot;itemData&quot;:{&quot;id&quot;:3763,&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URL&quot;:&quot;https://repository.isls.org//handle/1/1130&quot;,&quot;volume&quot;:&quot;1&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quot;citation-key&quot;:&quot;easterday_design-based_2014&quot;},&quot;prefix&quot;:&quot;&quot;,&quot;suffix&quot;:&quot;&quot;}],&quot;schema&quot;:&quot;https://github.com/citation-style-language/schema/raw/master/csl-citation.json&quot;} RNDSLN9pCiqtP"/>.</text:p>
      <text:p text:style-name="Text_20_body">Penuel <text:reference-mark-start text:name="ZOTERO_ITEM CSL_CITATION {&quot;citationID&quot;:&quot;ajjhtgqo&quot;,&quot;properties&quot;:{&quot;formattedCitation&quot;:&quot;(2014)&quot;,&quot;plainCitation&quot;:&quot;(2014)&quot;,&quot;noteIndex&quot;:0},&quot;citationItems&quot;:[{&quot;id&quot;:8876,&quot;uris&quot;:[&quot;http://zotero.org/users/1913249/items/47G7M8HY&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ZVLPNNWC2C"/>(2014)<text:reference-mark-end text:name="ZOTERO_ITEM CSL_CITATION {&quot;citationID&quot;:&quot;ajjhtgqo&quot;,&quot;properties&quot;:{&quot;formattedCitation&quot;:&quot;(2014)&quot;,&quot;plainCitation&quot;:&quot;(2014)&quot;,&quot;noteIndex&quot;:0},&quot;citationItems&quot;:[{&quot;id&quot;:8876,&quot;uris&quot;:[&quot;http://zotero.org/users/1913249/items/47G7M8HY&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ZVLPNNWC2C"/> describes design based researchers as an eclectic in approach but that there are calls for more formalisation.</text:p>
      <text:p text:style-name="Text_20_body">One of the key motivations of this approach is to produce educational research that has a high utility for practitioners through developing theory that is rooted in contextual practice and which can produce new pedagogies and resources <text:reference-mark-start text:name="ZOTERO_ITEM CSL_CITATION {&quot;citationID&quot;:&quot;qnkjsurd&quot;,&quot;properties&quot;:{&quot;formattedCitation&quot;:&quot;(Cobb et al., 2003)&quot;,&quot;plainCitation&quot;:&quot;(Cobb et al., 2003)&quot;,&quot;noteIndex&quot;:0},&quot;citationItems&quot;:[{&quot;id&quot;:3875,&quot;uris&quot;:[&quot;http://zotero.org/users/1913249/items/V8ZL7FM4&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uffix&quot;:&quot;&quot;}],&quot;schema&quot;:&quot;https://github.com/citation-style-language/schema/raw/master/csl-citation.json&quot;} RND6XxubSa6Ij"/>(Cobb et al., 2003)<text:reference-mark-end text:name="ZOTERO_ITEM CSL_CITATION {&quot;citationID&quot;:&quot;qnkjsurd&quot;,&quot;properties&quot;:{&quot;formattedCitation&quot;:&quot;(Cobb et al., 2003)&quot;,&quot;plainCitation&quot;:&quot;(Cobb et al., 2003)&quot;,&quot;noteIndex&quot;:0},&quot;citationItems&quot;:[{&quot;id&quot;:3875,&quot;uris&quot;:[&quot;http://zotero.org/users/1913249/items/V8ZL7FM4&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uffix&quot;:&quot;&quot;}],&quot;schema&quot;:&quot;https://github.com/citation-style-language/schema/raw/master/csl-citation.json&quot;} RND6XxubSa6Ij"/>.</text:p>
      <text:h text:style-name="Heading_20_3" text:outline-level="3"><text:bookmark-start text:name="early-limits-of-dbr-addressed-by-expansive-learning---and-formative-interventions"/><text:bookmark-start text:name="__RefHeading___Toc45741_1144412500"/>Early limits of DBR addressed by expansive learning - and formative interventions<text:bookmark-end text:name="early-limits-of-dbr-addressed-by-expansive-learning---and-formative-interventions"/><text:bookmark-end text:name="__RefHeading___Toc45741_1144412500"/></text:h>
      <text:p text:style-name="First_20_paragraph">Critique of DBR often stems from limits in application. This section addresses some of this critique and introduces additional proposals to remedy early limits. This section identifies broad alignments in direction for CHAT perspective on DBR.</text:p>
      <text:p text:style-name="Text_20_body">A principle of design-based research is that research participants also influence the ongoing design of the research <text:reference-mark-start text:name="ZOTERO_ITEM CSL_CITATION {&quot;citationID&quot;:&quot;grweirwq&quot;,&quot;properties&quot;:{&quot;formattedCitation&quot;:&quot;(Cobb et al., 2003; Barab et al., 2004; Downing-Wilson et al., 2011)&quot;,&quot;plainCitation&quot;:&quot;(Cobb et al., 2003; Barab et al., 2004; Downing-Wilson et al., 2011)&quot;,&quot;noteIndex&quot;:0},&quot;citationItems&quot;:[{&quot;id&quot;:3756,&quot;uris&quot;:[&quot;http://zotero.org/users/1913249/items/R9DCY37L&quot;,[&quot;http://zotero.org/users/1913249/items/R9DCY37L&quot;]],&quot;itemData&quot;:{&quot;id&quot;:3756,&quot;type&quot;:&quot;article-journal&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container-title&quot;:&quot;Anthropology &amp; Education Quarterly&quot;,&quot;DOI&quot;:&quot;10.1525/aeq.2004.35.2.254&quot;,&quot;ISSN&quot;:&quot;1548-1492&quot;,&quot;issue&quot;:&quot;2&quot;,&quot;language&quot;:&quot;en&quot;,&quot;page&quot;:&quot;254-268&quot;,&quot;source&quot;:&quot;Wiley Online Library&quot;,&quot;title&quot;:&quot;Critical design ethnography: designing for change&quot;,&quot;title-short&quot;:&quot;Critical design ethnography&quot;,&quot;URL&quot;:&quot;http://anthrosource.onlinelibrary.wiley.com/doi/abs/10.1525/aeq.2004.35.2.254&quot;,&quot;volume&quot;:&quot;35&quot;,&quot;author&quot;:[{&quot;family&quot;:&quot;Barab&quot;,&quot;given&quot;:&quot;Sasha&quot;},{&quot;family&quot;:&quot;Thomas&quot;,&quot;given&quot;:&quot;Michael K.&quot;},{&quot;family&quot;:&quot;Dodge&quot;,&quot;given&quot;:&quot;Tyler&quot;},{&quot;family&quot;:&quot;Squire&quot;,&quot;given&quot;:&quot;Kurt&quot;},{&quot;family&quot;:&quot;Newell&quot;,&quot;given&quot;:&quot;Markeda&quot;}],&quot;accessed&quot;:{&quot;date-parts&quot;:[[&quot;2019&quot;,5,17]]},&quot;issued&quot;:{&quot;date-parts&quot;:[[&quot;2004&quot;]]},&quot;citation-key&quot;:&quot;barab_critical_2004&quot;},&quot;prefix&quot;:&quot;&quot;,&quot;suffix&quot;:&quot;&quot;},{&quot;id&quot;:3875,&quot;uris&quot;:[&quot;http://zotero.org/users/1913249/items/V8ZL7FM4&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uffix&quot;:&quot;&quot;},{&quot;id&quot;:1070,&quot;uris&quot;:[&quot;http://zotero.org/users/1913249/items/6RKC7CIP&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uffix&quot;:&quot;&quot;}],&quot;schema&quot;:&quot;https://github.com/citation-style-language/schema/raw/master/csl-citation.json&quot;} RND7k3jHOtHFx"/>(Cobb et al., 2003; Barab et al., 2004; Downing-Wilson et al., 2011)<text:reference-mark-end text:name="ZOTERO_ITEM CSL_CITATION {&quot;citationID&quot;:&quot;grweirwq&quot;,&quot;properties&quot;:{&quot;formattedCitation&quot;:&quot;(Cobb et al., 2003; Barab et al., 2004; Downing-Wilson et al., 2011)&quot;,&quot;plainCitation&quot;:&quot;(Cobb et al., 2003; Barab et al., 2004; Downing-Wilson et al., 2011)&quot;,&quot;noteIndex&quot;:0},&quot;citationItems&quot;:[{&quot;id&quot;:3756,&quot;uris&quot;:[&quot;http://zotero.org/users/1913249/items/R9DCY37L&quot;,[&quot;http://zotero.org/users/1913249/items/R9DCY37L&quot;]],&quot;itemData&quot;:{&quot;id&quot;:3756,&quot;type&quot;:&quot;article-journal&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container-title&quot;:&quot;Anthropology &amp; Education Quarterly&quot;,&quot;DOI&quot;:&quot;10.1525/aeq.2004.35.2.254&quot;,&quot;ISSN&quot;:&quot;1548-1492&quot;,&quot;issue&quot;:&quot;2&quot;,&quot;language&quot;:&quot;en&quot;,&quot;page&quot;:&quot;254-268&quot;,&quot;source&quot;:&quot;Wiley Online Library&quot;,&quot;title&quot;:&quot;Critical design ethnography: designing for change&quot;,&quot;title-short&quot;:&quot;Critical design ethnography&quot;,&quot;URL&quot;:&quot;http://anthrosource.onlinelibrary.wiley.com/doi/abs/10.1525/aeq.2004.35.2.254&quot;,&quot;volume&quot;:&quot;35&quot;,&quot;author&quot;:[{&quot;family&quot;:&quot;Barab&quot;,&quot;given&quot;:&quot;Sasha&quot;},{&quot;family&quot;:&quot;Thomas&quot;,&quot;given&quot;:&quot;Michael K.&quot;},{&quot;family&quot;:&quot;Dodge&quot;,&quot;given&quot;:&quot;Tyler&quot;},{&quot;family&quot;:&quot;Squire&quot;,&quot;given&quot;:&quot;Kurt&quot;},{&quot;family&quot;:&quot;Newell&quot;,&quot;given&quot;:&quot;Markeda&quot;}],&quot;accessed&quot;:{&quot;date-parts&quot;:[[&quot;2019&quot;,5,17]]},&quot;issued&quot;:{&quot;date-parts&quot;:[[&quot;2004&quot;]]},&quot;citation-key&quot;:&quot;barab_critical_2004&quot;},&quot;prefix&quot;:&quot;&quot;,&quot;suffix&quot;:&quot;&quot;},{&quot;id&quot;:3875,&quot;uris&quot;:[&quot;http://zotero.org/users/1913249/items/V8ZL7FM4&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uffix&quot;:&quot;&quot;},{&quot;id&quot;:1070,&quot;uris&quot;:[&quot;http://zotero.org/users/1913249/items/6RKC7CIP&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uffix&quot;:&quot;&quot;}],&quot;schema&quot;:&quot;https://github.com/citation-style-language/schema/raw/master/csl-citation.json&quot;} RND7k3jHOtHFx"/>. However in application this varies not a key part of all definitions <text:reference-mark-start text:name="ZOTERO_ITEM CSL_CITATION {&quot;citationID&quot;:&quot;swotygyo&quot;,&quot;properties&quot;:{&quot;formattedCitation&quot;:&quot;(Easterday et al., 2014)&quot;,&quot;plainCitation&quot;:&quot;(Easterday et al., 2014)&quot;,&quot;noteIndex&quot;:0},&quot;citationItems&quot;:[{&quot;id&quot;:3763,&quot;uris&quot;:[&quot;http://zotero.org/users/1913249/items/Q4DDFYFG&quot;,[&quot;http://zotero.org/users/1913249/items/Q4DDFYFG&quot;]],&quot;itemData&quot;:{&quot;id&quot;:3763,&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URL&quot;:&quot;https://repository.isls.org//handle/1/1130&quot;,&quot;volume&quot;:&quot;1&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quot;citation-key&quot;:&quot;easterday_design-based_2014&quot;},&quot;prefix&quot;:&quot;&quot;,&quot;suffix&quot;:&quot;&quot;}],&quot;schema&quot;:&quot;https://github.com/citation-style-language/schema/raw/master/csl-citation.json&quot;} RNDCd0wuykVyO"/>(Easterday et al., 2014)<text:reference-mark-end text:name="ZOTERO_ITEM CSL_CITATION {&quot;citationID&quot;:&quot;swotygyo&quot;,&quot;properties&quot;:{&quot;formattedCitation&quot;:&quot;(Easterday et al., 2014)&quot;,&quot;plainCitation&quot;:&quot;(Easterday et al., 2014)&quot;,&quot;noteIndex&quot;:0},&quot;citationItems&quot;:[{&quot;id&quot;:3763,&quot;uris&quot;:[&quot;http://zotero.org/users/1913249/items/Q4DDFYFG&quot;,[&quot;http://zotero.org/users/1913249/items/Q4DDFYFG&quot;]],&quot;itemData&quot;:{&quot;id&quot;:3763,&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URL&quot;:&quot;https://repository.isls.org//handle/1/1130&quot;,&quot;volume&quot;:&quot;1&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quot;citation-key&quot;:&quot;easterday_design-based_2014&quot;},&quot;prefix&quot;:&quot;&quot;,&quot;suffix&quot;:&quot;&quot;}],&quot;schema&quot;:&quot;https://github.com/citation-style-language/schema/raw/master/csl-citation.json&quot;} RNDCd0wuykVyO"/>.</text:p>
      <text:p text:style-name="Text_20_body">For example, the context of experiments, particularly viewing the classroom as a controlled environment <text:reference-mark-start text:name="ZOTERO_ITEM CSL_CITATION {&quot;citationID&quot;:&quot;iwpqtuug&quot;,&quot;properties&quot;:{&quot;formattedCitation&quot;:&quot;(Cole and Packer, 2016)&quot;,&quot;plainCitation&quot;:&quot;(Cole and Packer, 2016)&quot;,&quot;noteIndex&quot;:0},&quot;citationItems&quot;:[{&quot;id&quot;:8878,&quot;uris&quot;:[&quot;http://zotero.org/users/1913249/items/FYCLWKSL&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TUgzaROZwu"/>(Cole and Packer, 2016)<text:reference-mark-end text:name="ZOTERO_ITEM CSL_CITATION {&quot;citationID&quot;:&quot;iwpqtuug&quot;,&quot;properties&quot;:{&quot;formattedCitation&quot;:&quot;(Cole and Packer, 2016)&quot;,&quot;plainCitation&quot;:&quot;(Cole and Packer, 2016)&quot;,&quot;noteIndex&quot;:0},&quot;citationItems&quot;:[{&quot;id&quot;:8878,&quot;uris&quot;:[&quot;http://zotero.org/users/1913249/items/FYCLWKSL&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TUgzaROZwu"/>. In addition, lack of adaptability and mutuality in terms of taking on board the suggested adaptations of learners.</text:p>
      <text:p text:style-name="P54">Engestrom <text:reference-mark-start text:name="ZOTERO_ITEM CSL_CITATION {&quot;citationID&quot;:&quot;qodpasnv&quot;,&quot;properties&quot;:{&quot;formattedCitation&quot;:&quot;(Engestr\\uc0\\u246{}m, 2009)&quot;,&quot;plainCitation&quot;:&quot;(Engeström, 2009)&quot;,&quot;noteIndex&quot;:0},&quot;citationItems&quot;:[{&quot;id&quot;:3403,&quot;uris&quot;:[&quot;http://zotero.org/users/1913249/items/A65ZKZJV&quot;,[&quot;http://zotero.org/users/1913249/items/A65ZKZJV&quot;]],&quot;itemData&quot;:{&quot;id&quot;:3403,&quot;type&quot;:&quot;article-journal&quot;,&quot;title&quot;:&quot;From learning environments and implementation to activity systems and expansive learning&quot;,&quot;author&quot;:[{&quot;family&quot;:&quot;Engeström&quot;,&quot;given&quot;:&quot;Yrjö&quot;}],&quot;issued&quot;:{&quot;date-parts&quot;:[[&quot;2009&quot;]]},&quot;citation-key&quot;:&quot;engestrom_learning_2009&quot;},&quot;prefix&quot;:&quot;&quot;,&quot;suffix&quot;:&quot;&quot;}],&quot;schema&quot;:&quot;https://github.com/citation-style-language/schema/raw/master/csl-citation.json&quot;} RNDoWfP66a8yi"/><text:span text:style-name="T7">(Engeström, 2009)</text:span><text:reference-mark-end text:name="ZOTERO_ITEM CSL_CITATION {&quot;citationID&quot;:&quot;qodpasnv&quot;,&quot;properties&quot;:{&quot;formattedCitation&quot;:&quot;(Engestr\\uc0\\u246{}m, 2009)&quot;,&quot;plainCitation&quot;:&quot;(Engeström, 2009)&quot;,&quot;noteIndex&quot;:0},&quot;citationItems&quot;:[{&quot;id&quot;:3403,&quot;uris&quot;:[&quot;http://zotero.org/users/1913249/items/A65ZKZJV&quot;,[&quot;http://zotero.org/users/1913249/items/A65ZKZJV&quot;]],&quot;itemData&quot;:{&quot;id&quot;:3403,&quot;type&quot;:&quot;article-journal&quot;,&quot;title&quot;:&quot;From learning environments and implementation to activity systems and expansive learning&quot;,&quot;author&quot;:[{&quot;family&quot;:&quot;Engeström&quot;,&quot;given&quot;:&quot;Yrjö&quot;}],&quot;issued&quot;:{&quot;date-parts&quot;:[[&quot;2009&quot;]]},&quot;citation-key&quot;:&quot;engestrom_learning_2009&quot;},&quot;prefix&quot;:&quot;&quot;,&quot;suffix&quot;:&quot;&quot;}],&quot;schema&quot;:&quot;https://github.com/citation-style-language/schema/raw/master/csl-citation.json&quot;} RNDoWfP66a8yi"/> proposes a more rigorous examination of the dynamic nature of context with CHAT conceptions of Activity.</text:p>
      <text:p text:style-name="P54">Adaptations including mutual appropriation from Cole’s work <text:reference-mark-start text:name="ZOTERO_ITEM CSL_CITATION {&quot;citationID&quot;:&quot;kgkasovp&quot;,&quot;properties&quot;:{&quot;formattedCitation&quot;:&quot;(Downing-Wilson et al., 2011)&quot;,&quot;plainCitation&quot;:&quot;(Downing-Wilson et al., 2011)&quot;,&quot;noteIndex&quot;:0},&quot;citationItems&quot;:[{&quot;id&quot;:1070,&quot;uris&quot;:[&quot;http://zotero.org/users/1913249/items/6RKC7CIP&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uffix&quot;:&quot;&quot;}],&quot;schema&quot;:&quot;https://github.com/citation-style-language/schema/raw/master/csl-citation.json&quot;} RNDabiV655ZTj"/>(Downing-Wilson et al., 2011)<text:reference-mark-end text:name="ZOTERO_ITEM CSL_CITATION {&quot;citationID&quot;:&quot;kgkasovp&quot;,&quot;properties&quot;:{&quot;formattedCitation&quot;:&quot;(Downing-Wilson et al., 2011)&quot;,&quot;plainCitation&quot;:&quot;(Downing-Wilson et al., 2011)&quot;,&quot;noteIndex&quot;:0},&quot;citationItems&quot;:[{&quot;id&quot;:1070,&quot;uris&quot;:[&quot;http://zotero.org/users/1913249/items/6RKC7CIP&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uffix&quot;:&quot;&quot;}],&quot;schema&quot;:&quot;https://github.com/citation-style-language/schema/raw/master/csl-citation.json&quot;} RNDabiV655ZTj"/> and formative interventions from Engeström’s work <text:reference-mark-start text:name="ZOTERO_ITEM CSL_CITATION {&quot;citationID&quot;:&quot;ytmlwyyx&quot;,&quot;properties&quot;:{&quot;formattedCitation&quot;:&quot;(Engestr\\uc0\\u246{}m, 2011)&quot;,&quot;plainCitation&quot;:&quot;(Engeström, 2011)&quot;,&quot;noteIndex&quot;:0},&quot;citationItems&quot;:[{&quot;id&quot;:1768,&quot;uris&quot;:[&quot;http://zotero.org/users/1913249/items/PGVCDTUB&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MsGW0e7fct"/><text:span text:style-name="T7">(Engeström, 2011)</text:span><text:reference-mark-end text:name="ZOTERO_ITEM CSL_CITATION {&quot;citationID&quot;:&quot;ytmlwyyx&quot;,&quot;properties&quot;:{&quot;formattedCitation&quot;:&quot;(Engestr\\uc0\\u246{}m, 2011)&quot;,&quot;plainCitation&quot;:&quot;(Engeström, 2011)&quot;,&quot;noteIndex&quot;:0},&quot;citationItems&quot;:[{&quot;id&quot;:1768,&quot;uris&quot;:[&quot;http://zotero.org/users/1913249/items/PGVCDTUB&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MsGW0e7fct"/></text:p>
      <text:p text:style-name="Text_20_body">Mutual appropriation highlighted the importance that researchers adapt to contextual factors including the practicalities of the setting.</text:p>
      <text:p text:style-name="P54">Later work on DBR applied from a CHAT perspective has addressed limitations in this <text:soft-page-break/>methodology <text:reference-mark-start text:name="ZOTERO_ITEM CSL_CITATION {&quot;citationID&quot;:&quot;lutxgtzi&quot;,&quot;properties&quot;:{&quot;formattedCitation&quot;:&quot;(O\\uc0\\u8217{}Neill, 2016)&quot;,&quot;plainCitation&quot;:&quot;(O’Neill, 2016)&quot;,&quot;noteIndex&quot;:0},&quot;citationItems&quot;:[{&quot;id&quot;:8870,&quot;uris&quot;:[&quot;http://zotero.org/users/1913249/items/BI3KEAVE&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prefix&quot;:&quot;&quot;,&quot;suffix&quot;:&quot;&quot;}],&quot;schema&quot;:&quot;https://github.com/citation-style-language/schema/raw/master/csl-citation.json&quot;} RNDnMUdXUWu8w"/><text:span text:style-name="T7">(O’Neill, 2016)</text:span><text:reference-mark-end text:name="ZOTERO_ITEM CSL_CITATION {&quot;citationID&quot;:&quot;lutxgtzi&quot;,&quot;properties&quot;:{&quot;formattedCitation&quot;:&quot;(O\\uc0\\u8217{}Neill, 2016)&quot;,&quot;plainCitation&quot;:&quot;(O’Neill, 2016)&quot;,&quot;noteIndex&quot;:0},&quot;citationItems&quot;:[{&quot;id&quot;:8870,&quot;uris&quot;:[&quot;http://zotero.org/users/1913249/items/BI3KEAVE&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prefix&quot;:&quot;&quot;,&quot;suffix&quot;:&quot;&quot;}],&quot;schema&quot;:&quot;https://github.com/citation-style-language/schema/raw/master/csl-citation.json&quot;} RNDnMUdXUWu8w"/>.</text:p>
      <text:p text:style-name="Text_20_body">Cakir and colleagues <text:reference-mark-start text:name="ZOTERO_ITEM CSL_CITATION {&quot;citationID&quot;:&quot;pwcjfqpr&quot;,&quot;properties&quot;:{&quot;formattedCitation&quot;:&quot;(2022)&quot;,&quot;plainCitation&quot;:&quot;(2022)&quot;,&quot;noteIndex&quot;:0},&quot;citationItems&quot;:[{&quot;id&quot;:8890,&quot;uris&quot;:[&quot;http://zotero.org/users/1913249/items/X2U9WIBR&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suppress-author&quot;:true,&quot;prefix&quot;:&quot;&quot;,&quot;suffix&quot;:&quot;&quot;}],&quot;schema&quot;:&quot;https://github.com/citation-style-language/schema/raw/master/csl-citation.json&quot;} RNDOIMbvMmryj"/>(2022)<text:reference-mark-end text:name="ZOTERO_ITEM CSL_CITATION {&quot;citationID&quot;:&quot;pwcjfqpr&quot;,&quot;properties&quot;:{&quot;formattedCitation&quot;:&quot;(2022)&quot;,&quot;plainCitation&quot;:&quot;(2022)&quot;,&quot;noteIndex&quot;:0},&quot;citationItems&quot;:[{&quot;id&quot;:8890,&quot;uris&quot;:[&quot;http://zotero.org/users/1913249/items/X2U9WIBR&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suppress-author&quot;:true,&quot;prefix&quot;:&quot;&quot;,&quot;suffix&quot;:&quot;&quot;}],&quot;schema&quot;:&quot;https://github.com/citation-style-language/schema/raw/master/csl-citation.json&quot;} RNDOIMbvMmryj"/> draw on DBR but also include the wider constellations of activity systems working together on shared project.</text:p>
      <text:p text:style-name="Text_20_body">Rajala and Cole echo limits <text:reference-mark-start text:name="ZOTERO_ITEM CSL_CITATION {&quot;citationID&quot;:&quot;uxyelmuq&quot;,&quot;properties&quot;:{&quot;formattedCitation&quot;:&quot;(Rajala et al., 2023)&quot;,&quot;plainCitation&quot;:&quot;(Rajala et al., 2023)&quot;,&quot;noteIndex&quot;:0},&quot;citationItems&quot;:[{&quot;id&quot;:8895,&quot;uris&quot;:[&quot;http://zotero.org/users/1913249/items/ZHZADF6X&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qw4GBXTKg1"/>(Rajala et al., 2023)<text:reference-mark-end text:name="ZOTERO_ITEM CSL_CITATION {&quot;citationID&quot;:&quot;uxyelmuq&quot;,&quot;properties&quot;:{&quot;formattedCitation&quot;:&quot;(Rajala et al., 2023)&quot;,&quot;plainCitation&quot;:&quot;(Rajala et al., 2023)&quot;,&quot;noteIndex&quot;:0},&quot;citationItems&quot;:[{&quot;id&quot;:8895,&quot;uris&quot;:[&quot;http://zotero.org/users/1913249/items/ZHZADF6X&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qw4GBXTKg1"/> and argues for the use of FoK in design experiments in the form of funds of identity (FoI). The identity objects here be likened to the creation of artefacts in the game making process, and the evocative objects of Turkle and work of Papert.</text:p>
      <text:p text:style-name="Text_20_body">Work on agency in change labs and more wider concepts of formative interventions are important to this study.</text:p>
      <text:p text:style-name="P54">The role of the germ cell in rising to the concrete and thus expanding learning <text:reference-mark-start text:name="ZOTERO_ITEM CSL_CITATION {&quot;citationID&quot;:&quot;dwqsyehe&quot;,&quot;properties&quot;:{&quot;formattedCitation&quot;:&quot;(Engestr\\uc0\\u246{}m et al., 2014; Sannino et al., 2016)&quot;,&quot;plainCitation&quot;:&quot;(Engeström et al., 2014; Sannino et al., 2016)&quot;,&quot;noteIndex&quot;:0},&quot;citationItems&quot;:[{&quot;id&quot;:3015,&quot;uris&quot;:[&quot;http://zotero.org/users/1913249/items/TB35W5A6&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id&quot;:1870,&quot;uris&quot;:[&quot;http://zotero.org/users/1913249/items/T7XFNIFT&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BiNbA5Etgd"/><text:span text:style-name="T7">(Engeström et al., 2014; Sannino et al., 2016)</text:span><text:reference-mark-end text:name="ZOTERO_ITEM CSL_CITATION {&quot;citationID&quot;:&quot;dwqsyehe&quot;,&quot;properties&quot;:{&quot;formattedCitation&quot;:&quot;(Engestr\\uc0\\u246{}m et al., 2014; Sannino et al., 2016)&quot;,&quot;plainCitation&quot;:&quot;(Engeström et al., 2014; Sannino et al., 2016)&quot;,&quot;noteIndex&quot;:0},&quot;citationItems&quot;:[{&quot;id&quot;:3015,&quot;uris&quot;:[&quot;http://zotero.org/users/1913249/items/TB35W5A6&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id&quot;:1870,&quot;uris&quot;:[&quot;http://zotero.org/users/1913249/items/T7XFNIFT&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BiNbA5Etgd"/></text:p>
      <text:p text:style-name="Text_20_body">Expansive learning leads to the formation of a new, expanded object and pattern of activity oriented to the object. This process, known as ascending from the abstract to the concrete, involves the formation of a theoretical concept of the new activity, based on grasping and modeling the initial simple relationship, the “germ cell,” that gives rise to the new activity and generates its diverse concrete manifestations (Davydov, 1990).</text:p>
      <text:p text:style-name="P54">From <text:reference-mark-start text:name="ZOTERO_ITEM CSL_CITATION {&quot;citationID&quot;:&quot;qxcpbkml&quot;,&quot;properties&quot;:{&quot;formattedCitation&quot;:&quot;(Engestr\\uc0\\u246{}m, 2011)&quot;,&quot;plainCitation&quot;:&quot;(Engeström, 2011)&quot;,&quot;noteIndex&quot;:0},&quot;citationItems&quot;:[{&quot;id&quot;:1768,&quot;uris&quot;:[&quot;http://zotero.org/users/1913249/items/PGVCDTUB&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UA3Iju9zRx"/><text:span text:style-name="T7">(Engeström, 2011)</text:span><text:reference-mark-end text:name="ZOTERO_ITEM CSL_CITATION {&quot;citationID&quot;:&quot;qxcpbkml&quot;,&quot;properties&quot;:{&quot;formattedCitation&quot;:&quot;(Engestr\\uc0\\u246{}m, 2011)&quot;,&quot;plainCitation&quot;:&quot;(Engeström, 2011)&quot;,&quot;noteIndex&quot;:0},&quot;citationItems&quot;:[{&quot;id&quot;:1768,&quot;uris&quot;:[&quot;http://zotero.org/users/1913249/items/PGVCDTUB&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UA3Iju9zRx"/></text:p>
      <text:p text:style-name="Text_20_body">This concept of shifting focus from individual activity to that of an expanded and shared object has parallels with more observational research on collective activity. (Rogoff) The key difference is the intervention of the researcher to create space, time and circumstances to facilitate the shift and production of new understandings of the activity in question.</text:p>
      <text:p text:style-name="Text_20_body">When interogating the literature on expansive learning there is often the assumption of an activity already in progress which learners, often in work place settings, question as the first stage of the process.</text:p>
      <text:p text:style-name="Text_20_body">How this maps onto a new activity in informal setting with novice learners is requires some clarification.</text:p>
      <text:p text:style-name="Text_20_body">There are some areas that broadly align; the use of second stimulus, a thorny problem that requires a new solution, the move from individual action to a collective object and process.</text:p>
      <text:p text:style-name="Text_20_body">Other areas are less aligned with existing models propsed by Engeestrom, CL, etc. The specific drive for participants to identify new tools,</text:p>
      <text:p text:style-name="Text_20_body">Comparing Engestrom’s focus of research with that of Cole surrounding the 5th Dimension is a valid approach to shed light on the emergent nature of the experiment and the similar setting of the study in an informal after-school environment.</text:p>
      <text:p text:style-name="Text_20_body">While, this study does not take a strong position on formative intervention / DBR, it is broadly aligned with the need to take into account learner-initiated innovation and the importance of broader contexts.</text:p>
      <text:p text:style-name="Text_20_body"><text:soft-page-break/><text:span text:style-name="T1">Designed systems:</text:span> Learning environments are designed systems; be they existing systems like that of the classroom, or newly designed systems <text:reference-mark-start text:name="ZOTERO_ITEM CSL_CITATION {&quot;citationID&quot;:&quot;zanfrsix&quot;,&quot;properties&quot;:{&quot;formattedCitation&quot;:&quot;(Cole and Packer, 2016; Barab et al., 2019)&quot;,&quot;plainCitation&quot;:&quot;(Cole and Packer, 2016; Barab et al., 2019)&quot;,&quot;noteIndex&quot;:0},&quot;citationItems&quot;:[{&quot;id&quot;:8886,&quot;uris&quot;:[&quot;http://zotero.org/users/1913249/items/BU69FYN2&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id&quot;:8878,&quot;uris&quot;:[&quot;http://zotero.org/users/1913249/items/FYCLWKSL&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y0WeIoQL5J"/>(Cole and Packer, 2016; Barab et al., 2019)<text:reference-mark-end text:name="ZOTERO_ITEM CSL_CITATION {&quot;citationID&quot;:&quot;zanfrsix&quot;,&quot;properties&quot;:{&quot;formattedCitation&quot;:&quot;(Cole and Packer, 2016; Barab et al., 2019)&quot;,&quot;plainCitation&quot;:&quot;(Cole and Packer, 2016; Barab et al., 2019)&quot;,&quot;noteIndex&quot;:0},&quot;citationItems&quot;:[{&quot;id&quot;:8886,&quot;uris&quot;:[&quot;http://zotero.org/users/1913249/items/BU69FYN2&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id&quot;:8878,&quot;uris&quot;:[&quot;http://zotero.org/users/1913249/items/FYCLWKSL&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y0WeIoQL5J"/>.</text:p>
      <text:p text:style-name="Text_20_body">This section has identified broad alignments in direction for CHAT perspective on DBR.</text:p>
      <text:h text:style-name="Heading_20_3" text:outline-level="3"><text:bookmark-start text:name="exploring-specific-techniques-of-formative-interventions---drop-for-a-more-personal-take-so-comparative-to-this-intervention-find-more-direct-parallels-5d-for-example"/><text:bookmark-start text:name="__RefHeading___Toc45743_1144412500"/>Exploring specific techniques of formative interventions - DROP FOR A MORE PERSONAL TAKE / SO COMPARATIVE TO THIS INTERVENTION? FIND MORE DIRECT PARALLELS? 5D FOR EXAMPLE<text:bookmark-end text:name="exploring-specific-techniques-of-formative-interventions---drop-for-a-more-personal-take-so-comparative-to-this-intervention-find-more-direct-parallels-5d-for-example"/><text:bookmark-end text:name="__RefHeading___Toc45743_1144412500"/></text:h>
      <text:p text:style-name="P7">One of the most striking set of practical techniques are those used in Engeström’s take on Expansive Learning, specifically set of processes applied in a workplace setting called Change Laboratory (CL) <text:reference-mark-start text:name="ZOTERO_ITEM CSL_CITATION {&quot;citationID&quot;:&quot;hvepbceg&quot;,&quot;properties&quot;:{&quot;formattedCitation&quot;:&quot;(Engestr\\uc0\\u246{}m, 2007)&quot;,&quot;plainCitation&quot;:&quot;(Engeström, 2007)&quot;,&quot;noteIndex&quot;:0},&quot;citationItems&quot;:[{&quot;id&quot;:3092,&quot;uris&quot;:[&quot;http://zotero.org/users/1913249/items/9CLM2KQP&quot;,[&quot;http://zotero.org/users/1913249/items/9CLM2KQP&quot;]],&quot;itemData&quot;:{&quot;id&quot;:3092,&quot;type&quot;:&quot;chapter&quot;,&quot;container-title&quot;:&quot;The cambridge companion to Vygotsky&quot;,&quot;publisher&quot;:&quot;Cambridge University Press&quot;,&quot;title&quot;:&quot;Putting Vygotsky to work: The change laboratory as an application of double stimulation&quot;,&quot;author&quot;:[{&quot;family&quot;:&quot;Engeström&quot;,&quot;given&quot;:&quot;Yrjö&quot;}],&quot;issued&quot;:{&quot;date-parts&quot;:[[&quot;2007&quot;]]},&quot;citation-key&quot;:&quot;engestrom_putting_2007&quot;},&quot;prefix&quot;:&quot;&quot;,&quot;suffix&quot;:&quot;&quot;}],&quot;schema&quot;:&quot;https://github.com/citation-style-language/schema/raw/master/csl-citation.json&quot;} RNDAUX8AVPl3y"/><text:span text:style-name="T7">(Engeström, 2007)</text:span><text:reference-mark-end text:name="ZOTERO_ITEM CSL_CITATION {&quot;citationID&quot;:&quot;hvepbceg&quot;,&quot;properties&quot;:{&quot;formattedCitation&quot;:&quot;(Engestr\\uc0\\u246{}m, 2007)&quot;,&quot;plainCitation&quot;:&quot;(Engeström, 2007)&quot;,&quot;noteIndex&quot;:0},&quot;citationItems&quot;:[{&quot;id&quot;:3092,&quot;uris&quot;:[&quot;http://zotero.org/users/1913249/items/9CLM2KQP&quot;,[&quot;http://zotero.org/users/1913249/items/9CLM2KQP&quot;]],&quot;itemData&quot;:{&quot;id&quot;:3092,&quot;type&quot;:&quot;chapter&quot;,&quot;container-title&quot;:&quot;The cambridge companion to Vygotsky&quot;,&quot;publisher&quot;:&quot;Cambridge University Press&quot;,&quot;title&quot;:&quot;Putting Vygotsky to work: The change laboratory as an application of double stimulation&quot;,&quot;author&quot;:[{&quot;family&quot;:&quot;Engeström&quot;,&quot;given&quot;:&quot;Yrjö&quot;}],&quot;issued&quot;:{&quot;date-parts&quot;:[[&quot;2007&quot;]]},&quot;citation-key&quot;:&quot;engestrom_putting_2007&quot;},&quot;prefix&quot;:&quot;&quot;,&quot;suffix&quot;:&quot;&quot;}],&quot;schema&quot;:&quot;https://github.com/citation-style-language/schema/raw/master/csl-citation.json&quot;} RNDAUX8AVPl3y"/>. The CL processes suits a formal workplace where there are existing concepts of Community and Division of Labour and Norms that have resulted in contradictions to be explored and resolved. EXPAND THIS WITH EXAMPLES?</text:p>
      <text:p text:style-name="Text_20_body">As the game making activity for participants is novel there are few if any established community or working processes. Thus the full CL process is not applicable to this research intervention. In addition, the time intensive and explicitly analytical goals of CL are beyond the scope of commitment level and interest of the participants.</text:p>
      <text:p text:style-name="Text_20_body">However, the expansive process and the use of transformational agency through double stimulation as a guiding technique offers significant opportunities. LINK THE CONCEPTS / PROCESS HERE.</text:p>
      <text:p text:style-name="Text_20_body">For example, in and educational settings INSERT QUICK CASE STUDY</text:p>
      <text:p text:style-name="Text_20_body">A complementary take on formative interventions also from a socio-cultural perspective is exemplified by the 5th Dimension (5D) project led by Michael Cole <text:reference-mark-start text:name="ZOTERO_ITEM CSL_CITATION {&quot;citationID&quot;:&quot;epmvynps&quot;,&quot;properties&quot;:{&quot;formattedCitation&quot;:&quot;(Cole and Packer, 2016)&quot;,&quot;plainCitation&quot;:&quot;(Cole and Packer, 2016)&quot;,&quot;noteIndex&quot;:0},&quot;citationItems&quot;:[{&quot;id&quot;:8878,&quot;uris&quot;:[&quot;http://zotero.org/users/1913249/items/FYCLWKSL&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rrqtguhPM3"/>(Cole and Packer, 2016)<text:reference-mark-end text:name="ZOTERO_ITEM CSL_CITATION {&quot;citationID&quot;:&quot;epmvynps&quot;,&quot;properties&quot;:{&quot;formattedCitation&quot;:&quot;(Cole and Packer, 2016)&quot;,&quot;plainCitation&quot;:&quot;(Cole and Packer, 2016)&quot;,&quot;noteIndex&quot;:0},&quot;citationItems&quot;:[{&quot;id&quot;:8878,&quot;uris&quot;:[&quot;http://zotero.org/users/1913249/items/FYCLWKSL&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rrqtguhPM3"/>. This educational intervention used University support of volunteers, equipment and technical support in after-school settings in the San Diego area.</text:p>
      <text:p text:style-name="Text_20_body">The intervention introduced a fictional narrative to create a shared ‘project’ for the different participants involved to promote a shared understanding of the work via intentional goal setting <text:reference-mark-start text:name="ZOTERO_ITEM CSL_CITATION {&quot;citationID&quot;:&quot;hrqlgsif&quot;,&quot;properties&quot;:{&quot;formattedCitation&quot;:&quot;(Brown and Cole, 2008)&quot;,&quot;plainCitation&quot;:&quot;(Brown and Cole, 2008)&quot;,&quot;noteIndex&quot;:0},&quot;citationItems&quot;:[{&quot;id&quot;:1441,&quot;uris&quot;:[&quot;http://zotero.org/users/1913249/items/8QZDB9FX&quot;,[&quot;http://zotero.org/users/1913249/items/8QZDB9FX&quot;]],&quot;itemData&quot;:{&quot;id&quot;:1441,&quot;type&quot;:&quot;chapter&quot;,&quot;container-title&quot;:&quot;Learning for Life in the 21st Century: Sociocultural Perspectives on the Future of Education&quot;,&quot;ISBN&quot;:&quot;978-0-470-75354-5&quot;,&quot;language&quot;:&quot;en&quot;,&quot;note&quot;:&quot;DOI: 10.1002/9780470753545.ch17&quot;,&quot;page&quot;:&quot;225-238&quot;,&quot;publisher&quot;:&quot;Blackwell Publishing Ltd&quot;,&quot;source&quot;:&quot;onlinelibrary.wiley.com&quot;,&quot;title&quot;:&quot;Cultural Historical Activity Theory and the Expansion of Opportunities for Learning After School&quot;,&quot;URL&quot;:&quot;http://onlinelibrary.wiley.com/doi/10.1002/9780470753545.ch17/summary&quot;,&quot;author&quot;:[{&quot;family&quot;:&quot;Brown&quot;,&quot;given&quot;:&quot;Katherine&quot;},{&quot;family&quot;:&quot;Cole&quot;,&quot;given&quot;:&quot;Michael&quot;}],&quot;accessed&quot;:{&quot;date-parts&quot;:[[&quot;2017&quot;,7,28]]},&quot;issued&quot;:{&quot;date-parts&quot;:[[&quot;2008&quot;,1,14]]},&quot;citation-key&quot;:&quot;brown_cultural_2008&quot;},&quot;prefix&quot;:&quot;&quot;,&quot;suffix&quot;:&quot;&quot;}],&quot;schema&quot;:&quot;https://github.com/citation-style-language/schema/raw/master/csl-citation.json&quot;} RNDmz8LmmNqje"/>(Brown and Cole, 2008)<text:reference-mark-end text:name="ZOTERO_ITEM CSL_CITATION {&quot;citationID&quot;:&quot;hrqlgsif&quot;,&quot;properties&quot;:{&quot;formattedCitation&quot;:&quot;(Brown and Cole, 2008)&quot;,&quot;plainCitation&quot;:&quot;(Brown and Cole, 2008)&quot;,&quot;noteIndex&quot;:0},&quot;citationItems&quot;:[{&quot;id&quot;:1441,&quot;uris&quot;:[&quot;http://zotero.org/users/1913249/items/8QZDB9FX&quot;,[&quot;http://zotero.org/users/1913249/items/8QZDB9FX&quot;]],&quot;itemData&quot;:{&quot;id&quot;:1441,&quot;type&quot;:&quot;chapter&quot;,&quot;container-title&quot;:&quot;Learning for Life in the 21st Century: Sociocultural Perspectives on the Future of Education&quot;,&quot;ISBN&quot;:&quot;978-0-470-75354-5&quot;,&quot;language&quot;:&quot;en&quot;,&quot;note&quot;:&quot;DOI: 10.1002/9780470753545.ch17&quot;,&quot;page&quot;:&quot;225-238&quot;,&quot;publisher&quot;:&quot;Blackwell Publishing Ltd&quot;,&quot;source&quot;:&quot;onlinelibrary.wiley.com&quot;,&quot;title&quot;:&quot;Cultural Historical Activity Theory and the Expansion of Opportunities for Learning After School&quot;,&quot;URL&quot;:&quot;http://onlinelibrary.wiley.com/doi/10.1002/9780470753545.ch17/summary&quot;,&quot;author&quot;:[{&quot;family&quot;:&quot;Brown&quot;,&quot;given&quot;:&quot;Katherine&quot;},{&quot;family&quot;:&quot;Cole&quot;,&quot;given&quot;:&quot;Michael&quot;}],&quot;accessed&quot;:{&quot;date-parts&quot;:[[&quot;2017&quot;,7,28]]},&quot;issued&quot;:{&quot;date-parts&quot;:[[&quot;2008&quot;,1,14]]},&quot;citation-key&quot;:&quot;brown_cultural_2008&quot;},&quot;prefix&quot;:&quot;&quot;,&quot;suffix&quot;:&quot;&quot;}],&quot;schema&quot;:&quot;https://github.com/citation-style-language/schema/raw/master/csl-citation.json&quot;} RNDmz8LmmNqje"/>.</text:p>
      <text:p text:style-name="Text_20_body">In the 5D intervention, a narrative fiction of a ‘wizard’ to rapidly construct a shared sense of the guiding activities. In similar approach to Heathcote’s Mantle of the Expert, roles are created and breathed into life by the facilitator and affordances of the learning design to accelerate an adoption of principles of practice. (explored previously).</text:p>
      <text:p text:style-name="Text_20_body">NOTE - IF USING PRACTICE THEN EXPLAIN IT IN REFERENCE TO AT - OPERAION / ACTION ETC</text:p>
      <text:p text:style-name="Text_20_body">I am guided by the concepts behind the use of the models rather than drawn to an off the shelf application of CL processes or similar interventions. While some of the material used in CL and the fictional device of the 5D supports their primary tasks, others could be said to be support <text:soft-page-break/>secondary considerations of navigating learning, establishing shared concepts and communities and reflecting on transformations in practices or understandings. These dimensions are sometimes explored in CHAT using the term of secondary stimuli used to facilitate and complement the primary task as part of the concept double stimulation.</text:p>
      <text:p text:style-name="P54">In addition the concept of diversion from the primary task are relevant to the more playful approaches of participants and facilitators to make the learning process attractive <text:reference-mark-start text:name="ZOTERO_ITEM CSL_CITATION {&quot;citationID&quot;:&quot;wggbnxpn&quot;,&quot;properties&quot;:{&quot;formattedCitation&quot;:&quot;(Engestr\\uc0\\u246{}m et al., 2013)&quot;,&quot;plainCitation&quot;:&quot;(Engeström et al., 2013)&quot;,&quot;noteIndex&quot;:0},&quot;citationItems&quot;:[{&quot;id&quot;:8966,&quot;uris&quot;:[&quot;http://zotero.org/users/1913249/items/P4UYGDCR&quot;,[&quot;http://zotero.org/users/1913249/items/P4UYGDCR&quot;]],&quot;itemData&quot;:{&quot;id&quot;:8966,&quot;type&quot;:&quot;article-journal&quot;,&quot;abstract&quot;:&quot;The theory of expansive learning has been applied in a large number of studies on workplace learning and organizational change. However, detailed comprehensive analyses of entire developmental interventions based on the theory of expansive learning do not exist. Such a study is needed to examine the empirical usability and methodological rigor afforded by the theory of expansive learning. In this paper, we present a comprehensive analysis of learning in a entire Change Laboratory intervention in which the workers of an academic library, together with their clients, redefined the services the library offers to research groups and the ways of organizing work in the library. We identified expansive learning and non-expansive actions in the transcripts of the intervention sessions. We examined cyclicity of expansive learning at three levels, namely the level of the entire Change Laboratory process, the level of each Change Laboratory session, and the level of cross-session object-bound cycles. Finally we analyzed deviations between the instructional intentions of the interventionists and the actually accomplished learning process. The analysis shows that in a real-life formative intervention expansive learning actions emerged in the midst of a fairly large number and diversity of non-expansive learning actions. Our analysis of cyclicity revealed an iterative loop within the overall cycle of the Change Laboratory. Our analysis of deviations from instructional intentions and plans demonstrates that expansive learning is indeed more than mere replication or imposition of the interventionists’ plans. The very process is punctuated by deviations which open up space for learner agency and creation of truly new solutions and concepts.&quot;,&quot;container-title&quot;:&quot;Vocations and Learning&quot;,&quot;DOI&quot;:&quot;10.1007/s12186-012-9089-6&quot;,&quot;ISSN&quot;:&quot;1874-7868&quot;,&quot;issue&quot;:&quot;1&quot;,&quot;journalAbbreviation&quot;:&quot;Vocations and Learning&quot;,&quot;language&quot;:&quot;en&quot;,&quot;page&quot;:&quot;81-106&quot;,&quot;source&quot;:&quot;Springer Link&quot;,&quot;title&quot;:&quot;Expansive Learning in a Library: Actions, Cycles and Deviations from Instructional Intentions&quot;,&quot;title-short&quot;:&quot;Expansive Learning in a Library&quot;,&quot;URL&quot;:&quot;https://doi.org/10.1007/s12186-012-9089-6&quot;,&quot;volume&quot;:&quot;6&quot;,&quot;author&quot;:[{&quot;family&quot;:&quot;Engeström&quot;,&quot;given&quot;:&quot;Yrjö&quot;},{&quot;family&quot;:&quot;Rantavuori&quot;,&quot;given&quot;:&quot;Juhana&quot;},{&quot;family&quot;:&quot;Kerosuo&quot;,&quot;given&quot;:&quot;Hannele&quot;}],&quot;accessed&quot;:{&quot;date-parts&quot;:[[&quot;2023&quot;,10,2]]},&quot;issued&quot;:{&quot;date-parts&quot;:[[&quot;2013&quot;,4,1]]},&quot;citation-key&quot;:&quot;engestrom_expansive_2013&quot;},&quot;prefix&quot;:&quot;&quot;,&quot;suffix&quot;:&quot;&quot;}],&quot;schema&quot;:&quot;https://github.com/citation-style-language/schema/raw/master/csl-citation.json&quot;} RNDJyah8pA76k"/><text:span text:style-name="T7">(Engeström et al., 2013)</text:span><text:reference-mark-end text:name="ZOTERO_ITEM CSL_CITATION {&quot;citationID&quot;:&quot;wggbnxpn&quot;,&quot;properties&quot;:{&quot;formattedCitation&quot;:&quot;(Engestr\\uc0\\u246{}m et al., 2013)&quot;,&quot;plainCitation&quot;:&quot;(Engeström et al., 2013)&quot;,&quot;noteIndex&quot;:0},&quot;citationItems&quot;:[{&quot;id&quot;:8966,&quot;uris&quot;:[&quot;http://zotero.org/users/1913249/items/P4UYGDCR&quot;,[&quot;http://zotero.org/users/1913249/items/P4UYGDCR&quot;]],&quot;itemData&quot;:{&quot;id&quot;:8966,&quot;type&quot;:&quot;article-journal&quot;,&quot;abstract&quot;:&quot;The theory of expansive learning has been applied in a large number of studies on workplace learning and organizational change. However, detailed comprehensive analyses of entire developmental interventions based on the theory of expansive learning do not exist. Such a study is needed to examine the empirical usability and methodological rigor afforded by the theory of expansive learning. In this paper, we present a comprehensive analysis of learning in a entire Change Laboratory intervention in which the workers of an academic library, together with their clients, redefined the services the library offers to research groups and the ways of organizing work in the library. We identified expansive learning and non-expansive actions in the transcripts of the intervention sessions. We examined cyclicity of expansive learning at three levels, namely the level of the entire Change Laboratory process, the level of each Change Laboratory session, and the level of cross-session object-bound cycles. Finally we analyzed deviations between the instructional intentions of the interventionists and the actually accomplished learning process. The analysis shows that in a real-life formative intervention expansive learning actions emerged in the midst of a fairly large number and diversity of non-expansive learning actions. Our analysis of cyclicity revealed an iterative loop within the overall cycle of the Change Laboratory. Our analysis of deviations from instructional intentions and plans demonstrates that expansive learning is indeed more than mere replication or imposition of the interventionists’ plans. The very process is punctuated by deviations which open up space for learner agency and creation of truly new solutions and concepts.&quot;,&quot;container-title&quot;:&quot;Vocations and Learning&quot;,&quot;DOI&quot;:&quot;10.1007/s12186-012-9089-6&quot;,&quot;ISSN&quot;:&quot;1874-7868&quot;,&quot;issue&quot;:&quot;1&quot;,&quot;journalAbbreviation&quot;:&quot;Vocations and Learning&quot;,&quot;language&quot;:&quot;en&quot;,&quot;page&quot;:&quot;81-106&quot;,&quot;source&quot;:&quot;Springer Link&quot;,&quot;title&quot;:&quot;Expansive Learning in a Library: Actions, Cycles and Deviations from Instructional Intentions&quot;,&quot;title-short&quot;:&quot;Expansive Learning in a Library&quot;,&quot;URL&quot;:&quot;https://doi.org/10.1007/s12186-012-9089-6&quot;,&quot;volume&quot;:&quot;6&quot;,&quot;author&quot;:[{&quot;family&quot;:&quot;Engeström&quot;,&quot;given&quot;:&quot;Yrjö&quot;},{&quot;family&quot;:&quot;Rantavuori&quot;,&quot;given&quot;:&quot;Juhana&quot;},{&quot;family&quot;:&quot;Kerosuo&quot;,&quot;given&quot;:&quot;Hannele&quot;}],&quot;accessed&quot;:{&quot;date-parts&quot;:[[&quot;2023&quot;,10,2]]},&quot;issued&quot;:{&quot;date-parts&quot;:[[&quot;2013&quot;,4,1]]},&quot;citation-key&quot;:&quot;engestrom_expansive_2013&quot;},&quot;prefix&quot;:&quot;&quot;,&quot;suffix&quot;:&quot;&quot;}],&quot;schema&quot;:&quot;https://github.com/citation-style-language/schema/raw/master/csl-citation.json&quot;} RNDJyah8pA76k"/>.</text:p>
      <text:p text:style-name="Text_20_body">REWRITE - EXPLAIN AND EXPLORE SECONDARY STIMULI</text:p>
      <text:h text:style-name="Heading_20_2" text:outline-level="2"><text:bookmark-start text:name="agreeing-terminology"/><text:bookmark-start text:name="__RefHeading___Toc45745_1144412500"/>Agreeing terminology<text:bookmark-end text:name="agreeing-terminology"/><text:bookmark-end text:name="__RefHeading___Toc45745_1144412500"/></text:h>
      <text:h text:style-name="Heading_20_3" text:outline-level="3"><text:bookmark-start text:name="overall-process-dbr-or-chat-or-fomative"/><text:bookmark-start text:name="__RefHeading___Toc45747_1144412500"/>Overall process DBR or CHAT or Fomative<text:bookmark-end text:name="overall-process-dbr-or-chat-or-fomative"/><text:bookmark-end text:name="__RefHeading___Toc45747_1144412500"/></text:h>
      <text:p text:style-name="First_20_paragraph">Returning to the varied form of DBR / CHAT / Formative , I need to pick a terminology name.</text:p>
      <text:p text:style-name="Text_20_body">Penuel <text:reference-mark-start text:name="ZOTERO_ITEM CSL_CITATION {&quot;citationID&quot;:&quot;svnmcemy&quot;,&quot;properties&quot;:{&quot;formattedCitation&quot;:&quot;(2014)&quot;,&quot;plainCitation&quot;:&quot;(2014)&quot;,&quot;noteIndex&quot;:0},&quot;citationItems&quot;:[{&quot;id&quot;:8876,&quot;uris&quot;:[&quot;http://zotero.org/users/1913249/items/47G7M8HY&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U300tz3vZA"/>(2014)<text:reference-mark-end text:name="ZOTERO_ITEM CSL_CITATION {&quot;citationID&quot;:&quot;svnmcemy&quot;,&quot;properties&quot;:{&quot;formattedCitation&quot;:&quot;(2014)&quot;,&quot;plainCitation&quot;:&quot;(2014)&quot;,&quot;noteIndex&quot;:0},&quot;citationItems&quot;:[{&quot;id&quot;:8876,&quot;uris&quot;:[&quot;http://zotero.org/users/1913249/items/47G7M8HY&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U300tz3vZA"/> chooses formative interventions as a suitable term, which is valid within CHAT circles.</text:p>
      <text:h text:style-name="Heading_20_3" text:outline-level="3"><text:bookmark-start text:name="disambiguating-terminology---conflicts-tensions-contradictions-dilemmas"/><text:bookmark-start text:name="__RefHeading___Toc45749_1144412500"/>Disambiguating terminology - Conflicts, tensions, contradictions, dilemmas<text:bookmark-end text:name="disambiguating-terminology---conflicts-tensions-contradictions-dilemmas"/><text:bookmark-end text:name="__RefHeading___Toc45749_1144412500"/></text:h>
      <text:p text:style-name="First_20_paragraph">In activity theory tensions and contradictions are a vital source of change and evolution of new and ongoing activity systems.</text:p>
      <text:p text:style-name="Text_20_body">In HCI and DBR and other design based research, similar concepts are are explored using a variety of different terms.</text:p>
      <text:p text:style-name="Text_20_body">Even within schools of CHAT, terms are not set. To avoid the dangers of the vague use of the terms tensions and contractions <text:reference-mark-start text:name="ZOTERO_ITEM CSL_CITATION {&quot;citationID&quot;:&quot;tuapttxc&quot;,&quot;properties&quot;:{&quot;formattedCitation&quot;:&quot;(Karanasios et al., 2017)&quot;,&quot;plainCitation&quot;:&quot;(Karanasios et al., 2017)&quot;,&quot;noteIndex&quot;:0},&quot;citationItems&quot;:[{&quot;id&quot;:8933,&quot;uris&quot;:[&quot;http://zotero.org/users/1913249/items/W8CS3HXD&quot;,[&quot;http://zotero.org/users/1913249/items/W8CS3HXD&quot;]],&quot;itemData&quot;:{&quot;id&quot;:8933,&quot;type&quot;:&quot;paper-conference&quot;,&quot;event-place&quot;:&quot;Copenhagen&quot;,&quot;event-title&quot;:&quot;33rd EGOS Colloquium&quot;,&quot;language&quot;:&quot;en&quot;,&quot;publisher&quot;:&quot;The Good Organization&quot;,&quot;publisher-place&quot;:&quot;Copenhagen&quot;,&quot;source&quot;:&quot;Zotero&quot;,&quot;title&quot;:&quot;Exploring the use of contradictions and tensions in activity theory studies: an interdisciplinary review&quot;,&quot;author&quot;:[{&quot;family&quot;:&quot;Karanasios&quot;,&quot;given&quot;:&quot;Stan&quot;},{&quot;family&quot;:&quot;Riisla&quot;,&quot;given&quot;:&quot;Katrin&quot;},{&quot;family&quot;:&quot;Simeonova&quot;,&quot;given&quot;:&quot;Boyka&quot;}],&quot;issued&quot;:{&quot;date-parts&quot;:[[&quot;2017&quot;]]},&quot;citation-key&quot;:&quot;karanasios_exploring_2017&quot;},&quot;prefix&quot;:&quot;&quot;,&quot;suffix&quot;:&quot;&quot;}],&quot;schema&quot;:&quot;https://github.com/citation-style-language/schema/raw/master/csl-citation.json&quot;} RNDBBO1w6mfuK"/>(Karanasios et al., 2017)<text:reference-mark-end text:name="ZOTERO_ITEM CSL_CITATION {&quot;citationID&quot;:&quot;tuapttxc&quot;,&quot;properties&quot;:{&quot;formattedCitation&quot;:&quot;(Karanasios et al., 2017)&quot;,&quot;plainCitation&quot;:&quot;(Karanasios et al., 2017)&quot;,&quot;noteIndex&quot;:0},&quot;citationItems&quot;:[{&quot;id&quot;:8933,&quot;uris&quot;:[&quot;http://zotero.org/users/1913249/items/W8CS3HXD&quot;,[&quot;http://zotero.org/users/1913249/items/W8CS3HXD&quot;]],&quot;itemData&quot;:{&quot;id&quot;:8933,&quot;type&quot;:&quot;paper-conference&quot;,&quot;event-place&quot;:&quot;Copenhagen&quot;,&quot;event-title&quot;:&quot;33rd EGOS Colloquium&quot;,&quot;language&quot;:&quot;en&quot;,&quot;publisher&quot;:&quot;The Good Organization&quot;,&quot;publisher-place&quot;:&quot;Copenhagen&quot;,&quot;source&quot;:&quot;Zotero&quot;,&quot;title&quot;:&quot;Exploring the use of contradictions and tensions in activity theory studies: an interdisciplinary review&quot;,&quot;author&quot;:[{&quot;family&quot;:&quot;Karanasios&quot;,&quot;given&quot;:&quot;Stan&quot;},{&quot;family&quot;:&quot;Riisla&quot;,&quot;given&quot;:&quot;Katrin&quot;},{&quot;family&quot;:&quot;Simeonova&quot;,&quot;given&quot;:&quot;Boyka&quot;}],&quot;issued&quot;:{&quot;date-parts&quot;:[[&quot;2017&quot;]]},&quot;citation-key&quot;:&quot;karanasios_exploring_2017&quot;},&quot;prefix&quot;:&quot;&quot;,&quot;suffix&quot;:&quot;&quot;}],&quot;schema&quot;:&quot;https://github.com/citation-style-language/schema/raw/master/csl-citation.json&quot;} RNDBBO1w6mfuK"/>, this section outlines my interpretation based on the scope of this study.</text:p>
      <text:p text:style-name="P54">While guided by the concept of analysing manifestations of systemic contradictions, <text:reference-mark-start text:name="ZOTERO_ITEM CSL_CITATION {&quot;citationID&quot;:&quot;ytczvisl&quot;,&quot;properties&quot;:{&quot;formattedCitation&quot;:&quot;(Engestr\\uc0\\u246{}m and Sannino, 2011; Cakir et al., 2022)&quot;,&quot;plainCitation&quot;:&quot;(Engeström and Sannino, 2011; Cakir et al., 2022)&quot;,&quot;noteIndex&quot;:0},&quot;citationItems&quot;:[{&quot;id&quot;:8890,&quot;uris&quot;:[&quot;http://zotero.org/users/1913249/items/X2U9WIBR&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uffix&quot;:&quot;&quot;},{&quot;id&quot;:8857,&quot;uris&quot;:[&quot;http://zotero.org/users/1913249/items/CDEN3SUK&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prefix&quot;:&quot;&quot;,&quot;suffix&quot;:&quot;&quot;}],&quot;schema&quot;:&quot;https://github.com/citation-style-language/schema/raw/master/csl-citation.json&quot;} RNDOZ0lH2fL86"/><text:span text:style-name="T7">(Engeström and Sannino, 2011; Cakir et al., 2022)</text:span><text:reference-mark-end text:name="ZOTERO_ITEM CSL_CITATION {&quot;citationID&quot;:&quot;ytczvisl&quot;,&quot;properties&quot;:{&quot;formattedCitation&quot;:&quot;(Engestr\\uc0\\u246{}m and Sannino, 2011; Cakir et al., 2022)&quot;,&quot;plainCitation&quot;:&quot;(Engeström and Sannino, 2011; Cakir et al., 2022)&quot;,&quot;noteIndex&quot;:0},&quot;citationItems&quot;:[{&quot;id&quot;:8890,&quot;uris&quot;:[&quot;http://zotero.org/users/1913249/items/X2U9WIBR&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uffix&quot;:&quot;&quot;},{&quot;id&quot;:8857,&quot;uris&quot;:[&quot;http://zotero.org/users/1913249/items/CDEN3SUK&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prefix&quot;:&quot;&quot;,&quot;suffix&quot;:&quot;&quot;}],&quot;schema&quot;:&quot;https://github.com/citation-style-language/schema/raw/master/csl-citation.json&quot;} RNDOZ0lH2fL86"/> this study does not use that detailed framework</text:p>
      <text:p text:style-name="Text_20_body">NOTE - there is also the concept of congruencies - or strengths within activity systems. Where appropriate these systems strengths and positive alignments are helpful to note <text:reference-mark-start text:name="ZOTERO_ITEM CSL_CITATION {&quot;citationID&quot;:&quot;wpfrniyt&quot;,&quot;properties&quot;:{&quot;formattedCitation&quot;:&quot;(Kamanga and Alexander, 2021)&quot;,&quot;plainCitation&quot;:&quot;(Kamanga and Alexander, 2021)&quot;,&quot;noteIndex&quot;:0},&quot;citationItems&quot;:[{&quot;id&quot;:8936,&quot;uris&quot;:[&quot;http://zotero.org/users/1913249/items/6MWKF6VL&quot;,[&quot;http://zotero.org/users/1913249/items/6MWKF6VL&quot;]],&quot;itemData&quot;:{&quot;id&quot;:8936,&quot;type&quot;:&quot;article-journal&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container-title&quot;:&quot;THE ELECTRONIC JOURNAL OF INFORMATION SYSTEMS IN DEVELOPING COUNTRIES&quot;,&quot;DOI&quot;:&quot;10.1002/isd2.12149&quot;,&quot;ISSN&quot;:&quot;1681-4835&quot;,&quot;issue&quot;:&quot;1&quot;,&quot;language&quot;:&quot;en&quot;,&quot;note&quot;:&quot;_eprint: https://onlinelibrary.wiley.com/doi/pdf/10.1002/isd2.12149&quot;,&quot;page&quot;:&quot;e12149&quot;,&quot;source&quot;:&quot;Wiley Online Library&quot;,&quot;title&quot;:&quot;Contradictions and strengths in activity systems: Enhancing insights into human activity in IS adoption research&quot;,&quot;title-short&quot;:&quot;Contradictions and strengths in activity systems&quot;,&quot;URL&quot;:&quot;https://onlinelibrary.wiley.com/doi/abs/10.1002/isd2.12149&quot;,&quot;volume&quot;:&quot;87&quot;,&quot;author&quot;:[{&quot;family&quot;:&quot;Kamanga&quot;,&quot;given&quot;:&quot;Raphael&quot;},{&quot;family&quot;:&quot;Alexander&quot;,&quot;given&quot;:&quot;Patricia M.&quot;}],&quot;accessed&quot;:{&quot;date-parts&quot;:[[&quot;2023&quot;,9,18]]},&quot;issued&quot;:{&quot;date-parts&quot;:[[&quot;2021&quot;]]},&quot;citation-key&quot;:&quot;kamanga_contradictions_2021&quot;},&quot;prefix&quot;:&quot;&quot;,&quot;suffix&quot;:&quot;&quot;}],&quot;schema&quot;:&quot;https://github.com/citation-style-language/schema/raw/master/csl-citation.json&quot;} RNDNQhrdNTOMB"/>(Kamanga and Alexander, 2021)<text:reference-mark-end text:name="ZOTERO_ITEM CSL_CITATION {&quot;citationID&quot;:&quot;wpfrniyt&quot;,&quot;properties&quot;:{&quot;formattedCitation&quot;:&quot;(Kamanga and Alexander, 2021)&quot;,&quot;plainCitation&quot;:&quot;(Kamanga and Alexander, 2021)&quot;,&quot;noteIndex&quot;:0},&quot;citationItems&quot;:[{&quot;id&quot;:8936,&quot;uris&quot;:[&quot;http://zotero.org/users/1913249/items/6MWKF6VL&quot;,[&quot;http://zotero.org/users/1913249/items/6MWKF6VL&quot;]],&quot;itemData&quot;:{&quot;id&quot;:8936,&quot;type&quot;:&quot;article-journal&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container-title&quot;:&quot;THE ELECTRONIC JOURNAL OF INFORMATION SYSTEMS IN DEVELOPING COUNTRIES&quot;,&quot;DOI&quot;:&quot;10.1002/isd2.12149&quot;,&quot;ISSN&quot;:&quot;1681-4835&quot;,&quot;issue&quot;:&quot;1&quot;,&quot;language&quot;:&quot;en&quot;,&quot;note&quot;:&quot;_eprint: https://onlinelibrary.wiley.com/doi/pdf/10.1002/isd2.12149&quot;,&quot;page&quot;:&quot;e12149&quot;,&quot;source&quot;:&quot;Wiley Online Library&quot;,&quot;title&quot;:&quot;Contradictions and strengths in activity systems: Enhancing insights into human activity in IS adoption research&quot;,&quot;title-short&quot;:&quot;Contradictions and strengths in activity systems&quot;,&quot;URL&quot;:&quot;https://onlinelibrary.wiley.com/doi/abs/10.1002/isd2.12149&quot;,&quot;volume&quot;:&quot;87&quot;,&quot;author&quot;:[{&quot;family&quot;:&quot;Kamanga&quot;,&quot;given&quot;:&quot;Raphael&quot;},{&quot;family&quot;:&quot;Alexander&quot;,&quot;given&quot;:&quot;Patricia M.&quot;}],&quot;accessed&quot;:{&quot;date-parts&quot;:[[&quot;2023&quot;,9,18]]},&quot;issued&quot;:{&quot;date-parts&quot;:[[&quot;2021&quot;]]},&quot;citation-key&quot;:&quot;kamanga_contradictions_2021&quot;},&quot;prefix&quot;:&quot;&quot;,&quot;suffix&quot;:&quot;&quot;}],&quot;schema&quot;:&quot;https://github.com/citation-style-language/schema/raw/master/csl-citation.json&quot;} RNDNQhrdNTOMB"/>.</text:p>
      <text:p text:style-name="P54">On a smaller scale, design tensions exist. These do not block progress completely but may disrupt some activities. Combinations of tensions can compound to create longer lasting and more serious conflicts if not resolved [Engestrom early]. The concept of levels of contradictions are helpful <text:reference-mark-start text:name="ZOTERO_ITEM CSL_CITATION {&quot;citationID&quot;:&quot;qdmcuurx&quot;,&quot;properties&quot;:{&quot;formattedCitation&quot;:&quot;(Sannino and Engestr\\uc0\\u246{}m, 2018)&quot;,&quot;plainCitation&quot;:&quot;(Sannino and Engeström, 2018)&quot;,&quot;noteIndex&quot;:0},&quot;citationItems&quot;:[{&quot;id&quot;:3372,&quot;uris&quot;:[&quot;http://zotero.org/users/1913249/items/B64B4T44&quot;,[&quot;http://zotero.org/users/1913249/items/B64B4T44&quot;]],&quot;itemData&quot;:{&quot;id&quot;:3372,&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ontainer-title&quot;:&quot;Cultural-Historical Psychology&quot;,&quot;DOI&quot;:&quot;10.17759/chp.2018140305&quot;,&quot;ISSN&quot;:&quot;1816-5435, 2224-8935&quot;,&quot;issue&quot;:&quot;3&quot;,&quot;language&quot;:&quot;en&quot;,&quot;page&quot;:&quot;43-56&quot;,&quot;source&quot;:&quot;DOI.org (Crossref)&quot;,&quot;title&quot;:&quot;Cultural-historical activity theory: founding insights and new challenges&quot;,&quot;title-short&quot;:&quot;Cultural-historical activity theory&quot;,&quot;URL&quot;:&quot;http://psyjournals.ru/en/kip/2018/n3/Sannino_Engestrom.shtml&quot;,&quot;volume&quot;:&quot;14&quot;,&quot;author&quot;:[{&quot;family&quot;:&quot;Sannino&quot;,&quot;given&quot;:&quot;A.&quot;},{&quot;family&quot;:&quot;Engeström&quot;,&quot;given&quot;:&quot;Y.&quot;}],&quot;accessed&quot;:{&quot;date-parts&quot;:[[&quot;2019&quot;,7,3]]},&quot;issued&quot;:{&quot;date-parts&quot;:[[&quot;2018&quot;]]},&quot;citation-key&quot;:&quot;sannino_cultural-historical_2018&quot;},&quot;prefix&quot;:&quot;&quot;,&quot;suffix&quot;:&quot;&quot;}],&quot;schema&quot;:&quot;https://github.com/citation-style-language/schema/raw/master/csl-citation.json&quot;} RNDfD2TgRkaQL"/><text:span text:style-name="T7">(Sannino and Engeström, 2018)</text:span><text:reference-mark-end text:name="ZOTERO_ITEM CSL_CITATION {&quot;citationID&quot;:&quot;qdmcuurx&quot;,&quot;properties&quot;:{&quot;formattedCitation&quot;:&quot;(Sannino and Engestr\\uc0\\u246{}m, 2018)&quot;,&quot;plainCitation&quot;:&quot;(Sannino and Engeström, 2018)&quot;,&quot;noteIndex&quot;:0},&quot;citationItems&quot;:[{&quot;id&quot;:3372,&quot;uris&quot;:[&quot;http://zotero.org/users/1913249/items/B64B4T44&quot;,[&quot;http://zotero.org/users/1913249/items/B64B4T44&quot;]],&quot;itemData&quot;:{&quot;id&quot;:3372,&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ontainer-title&quot;:&quot;Cultural-Historical Psychology&quot;,&quot;DOI&quot;:&quot;10.17759/chp.2018140305&quot;,&quot;ISSN&quot;:&quot;1816-5435, 2224-8935&quot;,&quot;issue&quot;:&quot;3&quot;,&quot;language&quot;:&quot;en&quot;,&quot;page&quot;:&quot;43-56&quot;,&quot;source&quot;:&quot;DOI.org (Crossref)&quot;,&quot;title&quot;:&quot;Cultural-historical activity theory: founding insights and new challenges&quot;,&quot;title-short&quot;:&quot;Cultural-historical activity theory&quot;,&quot;URL&quot;:&quot;http://psyjournals.ru/en/kip/2018/n3/Sannino_Engestrom.shtml&quot;,&quot;volume&quot;:&quot;14&quot;,&quot;author&quot;:[{&quot;family&quot;:&quot;Sannino&quot;,&quot;given&quot;:&quot;A.&quot;},{&quot;family&quot;:&quot;Engeström&quot;,&quot;given&quot;:&quot;Y.&quot;}],&quot;accessed&quot;:{&quot;date-parts&quot;:[[&quot;2019&quot;,7,3]]},&quot;issued&quot;:{&quot;date-parts&quot;:[[&quot;2018&quot;]]},&quot;citation-key&quot;:&quot;sannino_cultural-historical_2018&quot;},&quot;prefix&quot;:&quot;&quot;,&quot;suffix&quot;:&quot;&quot;}],&quot;schema&quot;:&quot;https://github.com/citation-style-language/schema/raw/master/csl-citation.json&quot;} RNDfD2TgRkaQL"/> the forth being a conflict.</text:p>
      <text:p text:style-name="Text_20_body">In Sannino’s later work on transformational agency TADS conflicts are examined - greater scope than tensions - thus larger shifts are implied.</text:p>
      <text:p text:style-name="Text_20_body"><text:soft-page-break/>Instrumental agency is relevant here to help examine and the work of learning designers to remove barriers, Transformational and authorial agency serves to explore the potential for learners to address and overcome tensions and conflicts in their own way.</text:p>
      <text:p text:style-name="Text_20_body">In the following chapters I focus on tensions which help explore the research questions and which help inform the findings of later chapters. In particular I draw out more visible conflicts which threaten more serious disruption of activities.</text:p>
      <text:h text:style-name="Heading_20_2" text:outline-level="2"><text:bookmark-start text:name="data-gathering-and-preparation"/><text:bookmark-start text:name="__RefHeading___Toc45751_1144412500"/>Data Gathering and Preparation<text:bookmark-end text:name="data-gathering-and-preparation"/><text:bookmark-end text:name="__RefHeading___Toc45751_1144412500"/></text:h>
      <text:h text:style-name="Heading_20_3" text:outline-level="3"><text:bookmark-start text:name="aligning-data-gathering-and-analysis-with-socio-cultural-approach"/><text:bookmark-start text:name="__RefHeading___Toc45753_1144412500"/>Aligning data gathering and analysis with socio cultural approach<text:bookmark-end text:name="aligning-data-gathering-and-analysis-with-socio-cultural-approach"/><text:bookmark-end text:name="__RefHeading___Toc45753_1144412500"/></text:h>
      <text:p text:style-name="First_20_paragraph">My process is informed by the work previously explored, specifically Rogoff,</text:p>
      <text:p text:style-name="Text_20_body">The process is a suitable approach for informal education.</text:p>
      <text:p text:style-name="Text_20_body">The research questions invite a broad spectrum of analysis - cultural and social factors.</text:p>
      <text:p text:style-name="Text_20_body">The depth justifies smaller data size and depth of analysis.</text:p>
      <text:p text:style-name="Text_20_body">One of the challenges of adopting a naturalistic research approach is to work with material gathered to find and describe patterns of behaviour. Large amounts of video data are being gathered, up to 20 hours of footage for each 2 hour session.</text:p>
      <text:p text:style-name="Text_20_body">Turning attention to the gathering and analysis of other data, such a rich set of data, will allow the cross referencing of the many sources.</text:p>
      <text:p text:style-name="Text_20_body">Again while diversity of data invites drawing on diverse methods of analysis, AT will provide a foundation for the analysis of these diverse data.</text:p>
      <text:h text:style-name="Heading_20_4" text:outline-level="4"><text:bookmark-start text:name="describing-the-formative-intervention-of-this-research"/><text:bookmark-start text:name="__RefHeading___Toc45755_1144412500"/>Describing the formative intervention of this research<text:bookmark-end text:name="describing-the-formative-intervention-of-this-research"/><text:bookmark-end text:name="__RefHeading___Toc45755_1144412500"/></text:h>
      <text:p text:style-name="First_20_paragraph">The design of the research experiment and learning I started from a very open position and has evolved from several iterations of collaborative work with participants.</text:p>
      <text:p text:style-name="Text_20_body">One experimental team consisted of Home Educating families another involved local primary schools with Year 6 (10-11 year old) classes. Learners acted as researcher participants to guide the next iteration of the game making program both directly and indirectly. Direct input was through requests and informal feedback and structured end-of-course interviews. Indirect input came from research data in the form on the games participants created, my research journal entries on my interactions with and observations of participants and recorded audio and video data of the participants and their computer screen capture.</text:p>
      <text:p text:style-name="P32">Practical factors</text:p>
      <text:p text:style-name="Text_20_body">Key contextual factors have facilitated and shaped development of the research design including:</text:p>
      <text:list text:style-name="L27">
        <text:list-item>
          <text:p text:style-name="P34"><text:soft-page-break/>Impact of research practicalities</text:p>
        </text:list-item>
        <text:list-item>
          <text:p text:style-name="P34">The location at the university</text:p>
        </text:list-item>
      </text:list>
      <text:p text:style-name="First_20_paragraph">The availability of resources potentially attractive to this audience.</text:p>
      <text:p text:style-name="Text_20_body">For example, the ability to have that number of identical computers for this audience in particular drove participipation to be in a university setting.</text:p>
      <text:p text:style-name="Text_20_body">and using this shape of working which was determined by technical reasons but which had an impact nevertheless on the ability for students to move around the room and the absence of a front for the teacher to teach from.</text:p>
      <text:p text:style-name="Text_20_body">Motivating or other effect of being part of a research project (Eliza) may be present. However, this study does not make comparative claims.</text:p>
      <text:h text:style-name="Heading_20_3" text:outline-level="3"><text:bookmark-start text:name="data-processing"/><text:bookmark-start text:name="__RefHeading___Toc45757_1144412500"/>Data Processing<text:bookmark-end text:name="data-processing"/><text:bookmark-end text:name="__RefHeading___Toc45757_1144412500"/></text:h>
      <text:p text:style-name="First_20_paragraph">While the rich set of data invites the cross referencing of the many sources, it also presents challenge on how to deal effectively with the large amounts of data being gathered. The use of a 360 camera reduces the amount of live video footage of interactions needed. Instead of multiple cameras pointed in different directions to capture participant interaction, participants are arranged in a square pointing inwards towards a central 360 degree camera.</text:p>
      <text:h text:style-name="Heading_20_4" text:outline-level="4"><text:bookmark-start text:name="video-processing"/><text:bookmark-start text:name="__RefHeading___Toc45759_1144412500"/>360 Video Processing<text:bookmark-end text:name="video-processing"/><text:bookmark-end text:name="__RefHeading___Toc45759_1144412500"/></text:h>
      <text:p text:style-name="First_20_paragraph">The processing of video and audio data of both captured screens and 360 video data and high quality audio data involved several stages yielding advantages in capturing the gestures and facial expressions of potentially all participants in one recording. It does however present challenges. While this merits further exploration a brief summary of challenges is presented here.</text:p>
      <text:p text:style-name="Text_20_body">The process involves large video files that are easily corrupted in transfer. While the files are split into 8 minute segments but also can be confusing - time navigation - also confusing - sometimes put up on the screen - but inconsistently - moving and keeping a track of data from week to week and over years is complex. - processing data requires special software - from samsung - viewing data on a normal vlc player - needs extra processing using spatial media</text:p>
      <text:p text:style-name="Text_20_body">This whole process is so demanding in terms of careful file management. Making me create a linux command line toolbox which is included as a technical appendix.</text:p>
      <text:p text:style-name="Text_20_body">https://docs.google.com/document/d/1Y7MsZDY8ofvls5XO7tztSu8KFdClJo09o3qpWOdkb2M/edit?usp=drive_web&amp;ouid=114325803502752689876</text:p>
      <text:h text:style-name="Heading_20_4" text:outline-level="4"><text:bookmark-start text:name="screen-capture-processing"/><text:bookmark-start text:name="__RefHeading___Toc45761_1144412500"/>Screen Capture Processing<text:bookmark-end text:name="screen-capture-processing"/><text:bookmark-end text:name="__RefHeading___Toc45761_1144412500"/></text:h>
      <text:p text:style-name="First_20_paragraph">I chose the software flashback pro primarily as it was intalled on and availble at low cost on home computers. Flashback saves data in a format. This include audio, video screen capture, <text:soft-page-break/>learner keystrokes, mouse movements and optionally one or more webcams. I decided not to record on webcams for the following reasons:</text:p>
      <text:list text:style-name="L28">
        <text:list-item>
          <text:p text:style-name="P35">intrusive feel - having the webcam on and the resulting red light on the screen, I felt was less conducive to feeling comfortable than one 360 camera in the middle of the room.</text:p>
        </text:list-item>
        <text:list-item>
          <text:p text:style-name="P35">less resources - recording webcam on the laptop</text:p>
        </text:list-item>
        <text:list-item>
          <text:p text:style-name="P35">reduced video file size of final data file</text:p>
        </text:list-item>
        <text:list-item>
          <text:p text:style-name="P35">less complexity when processing data -</text:p>
        </text:list-item>
      </text:list>
      <text:p text:style-name="First_20_paragraph">It not possible to code the natively created files directly. Thus need to be converted to mp4 to import into coding software like Nvivo. In this process the keyboard and mouse data is lost.</text:p>
      <text:h text:style-name="Heading_20_4" text:outline-level="4"><text:bookmark-start text:name="learnings-and-recommendations"/><text:bookmark-start text:name="__RefHeading___Toc45763_1144412500"/>Learnings and recommendations<text:bookmark-end text:name="learnings-and-recommendations"/><text:bookmark-end text:name="__RefHeading___Toc45763_1144412500"/></text:h>
      <text:p text:style-name="First_20_paragraph">The following learning and recommendations emerged from this process.</text:p>
      <text:p text:style-name="Text_20_body">Prioritise displaying time - have an old school clock under the 360 camera. For example.</text:p>
      <text:p text:style-name="Text_20_body">Check viability of data at each stage of processing and movement.</text:p>
      <text:h text:style-name="Heading_20_2" text:outline-level="2"><text:bookmark-start text:name="data-analysis-methods-and-justification"/><text:bookmark-start text:name="__RefHeading___Toc45765_1144412500"/>Data analysis methods and justification<text:bookmark-end text:name="data-analysis-methods-and-justification"/><text:bookmark-end text:name="__RefHeading___Toc45765_1144412500"/></text:h>
      <text:p text:style-name="First_20_paragraph">My study draws on traditional ethnographic methods of my journal as participant observer, participant interviews and analysis of artefacts used and created. I also record the workshop area with a 360 degree video camera and capture of screen data and audio of the laptops used by participants.</text:p>
      <text:p text:style-name="Text_20_body">One of the challenges of adopting a naturalistic research approach is to work with material gathered to find and describe patterns of behaviour.</text:p>
      <text:h text:style-name="Heading_20_3" text:outline-level="3"><text:bookmark-start text:name="interview-data"/><text:bookmark-start text:name="__RefHeading___Toc45767_1144412500"/>Interview data<text:bookmark-end text:name="interview-data"/><text:bookmark-end text:name="__RefHeading___Toc45767_1144412500"/></text:h>
      <text:h text:style-name="Heading_20_4" text:outline-level="4"><text:bookmark-start text:name="practitioner-interviews"/><text:bookmark-start text:name="__RefHeading___Toc45769_1144412500"/>Practitioner interviews<text:bookmark-end text:name="practitioner-interviews"/><text:bookmark-end text:name="__RefHeading___Toc45769_1144412500"/></text:h>
      <text:p text:style-name="First_20_paragraph">Four practitioner interviews were a rich source of thinking to help develop and deepen my reflection on key issues, to develop lines of thinking and to expose and explore barriers to participation in projects, tactics to address them and tensions experienced by practitioners and participants in similar creative coding projects.</text:p>
      <text:p text:style-name="Text_20_body">The interviews were semi-structured allowing me to ask follow up questions to gain more detail on areas of interest.</text:p>
      <text:p text:style-name="Text_20_body">The chosen interviewees represented a certain diversity in audience however as these interview are limited in number, resulting data are also explore in relation to existing research and no broad claims are made from this data alone.</text:p>
      <text:h text:style-name="Heading_20_4" text:outline-level="4"><text:bookmark-start text:name="participant-interviews"/><text:bookmark-start text:name="__RefHeading___Toc45771_1144412500"/><text:soft-page-break/>Participant interviews<text:bookmark-end text:name="participant-interviews"/><text:bookmark-end text:name="__RefHeading___Toc45771_1144412500"/></text:h>
      <text:p text:style-name="First_20_paragraph">These interviews took place at the end of P4</text:p>
      <text:p text:style-name="Text_20_body">At times the resources that the</text:p>
      <text:p text:style-name="Text_20_body">These interviews allowed triangulation and confirmation of data observered in video recordings.</text:p>
      <text:p text:style-name="Text_20_body">Limitations, In retrospect, shorter interviews</text:p>
      <text:h text:style-name="Heading_20_4" text:outline-level="4"><text:bookmark-start text:name="limitations-in-interview-data"/><text:bookmark-start text:name="__RefHeading___Toc45773_1144412500"/>Limitations in interview data<text:bookmark-end text:name="limitations-in-interview-data"/><text:bookmark-end text:name="__RefHeading___Toc45773_1144412500"/></text:h>
      <text:p text:style-name="First_20_paragraph">In retrospect, shorter interviews at more regular intervals with participants would have been useful as for some a re</text:p>
      <text:h text:style-name="Heading_20_3" text:outline-level="3"><text:bookmark-start text:name="other-data"/><text:bookmark-start text:name="__RefHeading___Toc45775_1144412500"/>Other data<text:bookmark-end text:name="other-data"/><text:bookmark-end text:name="__RefHeading___Toc45775_1144412500"/></text:h>
      <text:p text:style-name="First_20_paragraph">My journal entries contain notes and initial analysis of workshop sessions and resulting reflections on experimental design and facilitation. Post-workshop participant interviews will gather information to support analysis of specifics of in-session interactions and relevant detail of wider activity systems of home digital use. Digital artefacts created as part of the game making process include text-based games, pixel art, digital audio sound effects and background music.</text:p>
      <text:p text:style-name="Text_20_body">The process of analysis of journal notes and resulting resources required a different approach from that of video data.</text:p>
      <text:p text:style-name="Text_20_body">The following resources were examined</text:p>
      <text:list text:style-name="L29">
        <text:list-item>
          <text:p text:style-name="P36">Book Journal pages</text:p>
        </text:list-item>
        <text:list-item>
          <text:p text:style-name="P36">Digital journal entries directly in response to teaching sessions</text:p>
        </text:list-item>
        <text:list-item>
          <text:p text:style-name="P36">Additional teaching resources</text:p>
        </text:list-item>
      </text:list>
      <text:p text:style-name="First_20_paragraph">Journal Notes were used in the following ways: (perhaps code this)</text:p>
      <text:list text:style-name="L30">
        <text:list-item>
          <text:p text:style-name="P37">as a reflective tool after sessions</text:p>
        </text:list-item>
        <text:list-item>
          <text:p text:style-name="P37">as a note pad to plan resource creation</text:p>
        </text:list-item>
        <text:list-item>
          <text:p text:style-name="P37">as a sketch pad to explore the relationship between Concepts being explored and existing game making frameworks</text:p>
        </text:list-item>
        <text:list-item>
          <text:p text:style-name="P37">as a</text:p>
        </text:list-item>
      </text:list>
      <text:p text:style-name="First_20_paragraph">The quantity of data prevented extensive and detailed coding using thematic analysis.</text:p>
      <text:p text:style-name="Text_20_body">Instead, observations are triangulated with data from lit review to expose key themes and tensions.</text:p>
      <text:p text:style-name="Text_20_body">My journal entries contain notes and initial analysis of workshop sessions and resulting reflections on experimental design and facilitation. Post-workshop participant interviews will gather information to support analysis of specifics of in-session interactions and relevant detail of wider activity systems of home digital use and other relevant interests. Digital artefacts <text:soft-page-break/>created as part of the game making process include text-based games, pixel art, digital audio sound effects and background music.</text:p>
      <text:h text:style-name="Heading_20_2" text:outline-level="2"><text:bookmark-start text:name="analysis-of-video-overview"/><text:bookmark-start text:name="__RefHeading___Toc45777_1144412500"/>Analysis of Video overview<text:bookmark-end text:name="analysis-of-video-overview"/><text:bookmark-end text:name="__RefHeading___Toc45777_1144412500"/></text:h>
      <text:h text:style-name="Heading_20_3" text:outline-level="3"><text:bookmark-start text:name="rational-and-approach-of-video-data-analysis"/><text:bookmark-start text:name="__RefHeading___Toc45779_1144412500"/>Rational and approach of video data analysis<text:bookmark-end text:name="rational-and-approach-of-video-data-analysis"/><text:bookmark-end text:name="__RefHeading___Toc45779_1144412500"/></text:h>
      <text:p text:style-name="First_20_paragraph">Video data analysis involved description and transcription of video data and thematic analysis of the contents.</text:p>
      <text:p text:style-name="Text_20_body">Schema for initial thematic analysis was informed by literature review, early analysis of journal entries. Some elements were refined based on emerging data.</text:p>
      <text:p text:style-name="Text_20_body">Overall analysis helped to:</text:p>
      <text:list text:style-name="L31">
        <text:list-item>
          <text:p text:style-name="P38">as a process to get closer to the data</text:p>
        </text:list-item>
        <text:list-item>
          <text:p text:style-name="P38">to contrast thematic analysis of the stages of design with other learning models like PBL</text:p>
        </text:list-item>
        <text:list-item>
          <text:p text:style-name="P38">to identify roles through repeated patterns of interactions</text:p>
        </text:list-item>
        <text:list-item>
          <text:p text:style-name="P38">to reflect on the thesis questions</text:p>
        </text:list-item>
      </text:list>
      <text:p text:style-name="First_20_paragraph">LATER - Following the approach of Morcom <text:reference-mark-start text:name="ZOTERO_ITEM CSL_CITATION {&quot;citationID&quot;:&quot;sokvpxfu&quot;,&quot;properties&quot;:{&quot;formattedCitation&quot;:&quot;(Morcom, 2014)&quot;,&quot;plainCitation&quot;:&quot;(Morcom, 2014)&quot;,&quot;noteIndex&quot;:0},&quot;citationItems&quot;:[{&quot;id&quot;:3881,&quot;uris&quot;:[&quot;http://zotero.org/users/1913249/items/BF4CE4NV&quot;,[&quot;http://zotero.org/users/1913249/items/BF4CE4NV&quot;]],&quot;itemData&quot;:{&quot;id&quot;:3881,&quot;type&quot;:&quot;article-journal&quot;,&quot;container-title&quot;:&quot;International Journal of Educational Research&quot;,&quot;DOI&quot;:&quot;10.1016/j.ijer.2014.04.002&quot;,&quot;ISSN&quot;:&quot;08830355&quot;,&quot;journalAbbreviation&quot;:&quot;International Journal of Educational Research&quot;,&quot;language&quot;:&quot;en&quot;,&quot;page&quot;:&quot;18-29&quot;,&quot;source&quot;:&quot;DOI.org (Crossref)&quot;,&quot;title&quot;:&quot;Scaffolding social and emotional learning in an elementary classroom community: A sociocultural perspective&quot;,&quot;title-short&quot;:&quot;Scaffolding social and emotional learning in an elementary classroom community&quot;,&quot;URL&quot;:&quot;https://linkinghub.elsevier.com/retrieve/pii/S0883035514000494&quot;,&quot;volume&quot;:&quot;67&quot;,&quot;author&quot;:[{&quot;family&quot;:&quot;Morcom&quot;,&quot;given&quot;:&quot;Veronica&quot;}],&quot;accessed&quot;:{&quot;date-parts&quot;:[[&quot;2022&quot;,8,1]]},&quot;issued&quot;:{&quot;date-parts&quot;:[[&quot;2014&quot;]]},&quot;citation-key&quot;:&quot;morcom_scaffolding_2014&quot;},&quot;prefix&quot;:&quot;&quot;,&quot;suffix&quot;:&quot;&quot;}],&quot;schema&quot;:&quot;https://github.com/citation-style-language/schema/raw/master/csl-citation.json&quot;} RND3mZEfPQ032"/>(Morcom, 2014)<text:reference-mark-end text:name="ZOTERO_ITEM CSL_CITATION {&quot;citationID&quot;:&quot;sokvpxfu&quot;,&quot;properties&quot;:{&quot;formattedCitation&quot;:&quot;(Morcom, 2014)&quot;,&quot;plainCitation&quot;:&quot;(Morcom, 2014)&quot;,&quot;noteIndex&quot;:0},&quot;citationItems&quot;:[{&quot;id&quot;:3881,&quot;uris&quot;:[&quot;http://zotero.org/users/1913249/items/BF4CE4NV&quot;,[&quot;http://zotero.org/users/1913249/items/BF4CE4NV&quot;]],&quot;itemData&quot;:{&quot;id&quot;:3881,&quot;type&quot;:&quot;article-journal&quot;,&quot;container-title&quot;:&quot;International Journal of Educational Research&quot;,&quot;DOI&quot;:&quot;10.1016/j.ijer.2014.04.002&quot;,&quot;ISSN&quot;:&quot;08830355&quot;,&quot;journalAbbreviation&quot;:&quot;International Journal of Educational Research&quot;,&quot;language&quot;:&quot;en&quot;,&quot;page&quot;:&quot;18-29&quot;,&quot;source&quot;:&quot;DOI.org (Crossref)&quot;,&quot;title&quot;:&quot;Scaffolding social and emotional learning in an elementary classroom community: A sociocultural perspective&quot;,&quot;title-short&quot;:&quot;Scaffolding social and emotional learning in an elementary classroom community&quot;,&quot;URL&quot;:&quot;https://linkinghub.elsevier.com/retrieve/pii/S0883035514000494&quot;,&quot;volume&quot;:&quot;67&quot;,&quot;author&quot;:[{&quot;family&quot;:&quot;Morcom&quot;,&quot;given&quot;:&quot;Veronica&quot;}],&quot;accessed&quot;:{&quot;date-parts&quot;:[[&quot;2022&quot;,8,1]]},&quot;issued&quot;:{&quot;date-parts&quot;:[[&quot;2014&quot;]]},&quot;citation-key&quot;:&quot;morcom_scaffolding_2014&quot;},&quot;prefix&quot;:&quot;&quot;,&quot;suffix&quot;:&quot;&quot;}],&quot;schema&quot;:&quot;https://github.com/citation-style-language/schema/raw/master/csl-citation.json&quot;} RND3mZEfPQ032"/> I drew on Rogoff’s <text:reference-mark-start text:name="ZOTERO_ITEM CSL_CITATION {&quot;citationID&quot;:&quot;qnqnprat&quot;,&quot;properties&quot;:{&quot;formattedCitation&quot;:&quot;(1995)&quot;,&quot;plainCitation&quot;:&quot;(1995)&quot;,&quot;noteIndex&quot;:0},&quot;citationItems&quot;:[{&quot;id&quot;:3879,&quot;uris&quot;:[&quot;http://zotero.org/users/1913249/items/ZMN79J65&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uffix&quot;:&quot;&quot;}],&quot;schema&quot;:&quot;https://github.com/citation-style-language/schema/raw/master/csl-citation.json&quot;} RNDac7tn8mnVd"/>(1995)<text:reference-mark-end text:name="ZOTERO_ITEM CSL_CITATION {&quot;citationID&quot;:&quot;qnqnprat&quot;,&quot;properties&quot;:{&quot;formattedCitation&quot;:&quot;(1995)&quot;,&quot;plainCitation&quot;:&quot;(1995)&quot;,&quot;noteIndex&quot;:0},&quot;citationItems&quot;:[{&quot;id&quot;:3879,&quot;uris&quot;:[&quot;http://zotero.org/users/1913249/items/ZMN79J65&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uffix&quot;:&quot;&quot;}],&quot;schema&quot;:&quot;https://github.com/citation-style-language/schema/raw/master/csl-citation.json&quot;} RNDac7tn8mnVd"/> three planes of sociocultural activity used to help understand activity in a Community of Learners.</text:p>
      <text:h text:style-name="Heading_20_2" text:outline-level="2"><text:bookmark-start text:name="detailed-transcription-of-video-sources"/><text:bookmark-start text:name="__RefHeading___Toc45781_1144412500"/>Detailed transcription of video sources<text:bookmark-end text:name="detailed-transcription-of-video-sources"/><text:bookmark-end text:name="__RefHeading___Toc45781_1144412500"/></text:h>
      <text:h text:style-name="Heading_20_3" text:outline-level="3"><text:bookmark-start text:name="transcriptiondescription-of-data"/><text:bookmark-start text:name="__RefHeading___Toc45783_1144412500"/>Transcription/description of data<text:bookmark-end text:name="transcriptiondescription-of-data"/><text:bookmark-end text:name="__RefHeading___Toc45783_1144412500"/></text:h>
      <text:p text:style-name="First_20_paragraph">The partial transcription of video data formed a significant part of the data analysis. The large amount of video data recorded forced a prioritisation of data to be transcribed. It also forced a partial transcription process which was in part descriptive and in other parts involved a closer transcription of the words spoken by participants.</text:p>
      <text:p text:style-name="Text_20_body">To aid the process of coding, I broke up analysis of in 5 minute sections. In addition, when these sections were described I imported data into envio and coded each of the 5 minute sections to the</text:p>
      <text:p text:style-name="Text_20_body">This limited the accuracy of the process. In part, this element of the research was limited by the practicalities of working with this amount of data.</text:p>
      <text:p text:style-name="Text_20_body">I priorised more data as this was needed to get a greater scope of activity to allow analysis of wider community activity and …</text:p>
      <text:h text:style-name="Heading_20_4" text:outline-level="4"><text:bookmark-start text:name="grades-of-video-data-analysis"/><text:bookmark-start text:name="__RefHeading___Toc45785_1144412500"/>Grades of video data analysis<text:bookmark-end text:name="grades-of-video-data-analysis"/><text:bookmark-end text:name="__RefHeading___Toc45785_1144412500"/></text:h>
      <text:p text:style-name="First_20_paragraph">Describing different grades and pass overs of the video data.</text:p>
      <text:list text:style-name="L32">
        <text:list-item>
          <text:p text:style-name="P39">quick analysis</text:p>
        </text:list-item>
        <text:list-item>
          <text:p text:style-name="P39">sections coded and described in 5 minute chunks</text:p>
        </text:list-item>
        <text:list-item>
          <text:p text:style-name="P39"><text:soft-page-break/>themes of interest identified - in relation to evolving RQs as per DBR</text:p>
        </text:list-item>
        <text:list-item>
          <text:p text:style-name="P39">some sections transcribed in more details based in themes, more detail on gesture analysis also added</text:p>
        </text:list-item>
      </text:list>
      <text:p text:style-name="First_20_paragraph">Initial notes on contents of video recordings: notes on kinds of activities happening and quality of Data</text:p>
      <text:p text:style-name="Text_20_body">Then deciding on 8-10 video sessions warranting full coding of activity. This was based on the following factors, quality of recording, how much activity, richness of interactions, a range of diffent kinds of participant interactions.</text:p>
      <text:p text:style-name="Text_20_body">Notes on goals, activities, interactions, fragments of dialogue and brief observations. Video coded in segments in Nivivo In this level, the rough coding involved by breaking up video timescales into 5 minute sections lessens the ability to make exact claims however for this study it opens up lines of initial questioning which can be explored in future studies or triangulated with other data in this study.</text:p>
      <text:p text:style-name="Text_20_body">Another level went over the 5 min sections looking for data relevant to 3 planes analysis - how was activity able to be interpreted culurally, socially personally.</text:p>
      <text:p text:style-name="Text_20_body">This generated points for results chapters.</text:p>
      <text:list text:style-name="L33">
        <text:list-item>
          <text:p text:style-name="P40">Full transcription of key moments: and description of participant activity, activity on screen including simple gesture analysis</text:p>
        </text:list-item>
      </text:list>
      <text:p text:style-name="First_20_paragraph">A page of quick analysis of the files online here helped to shape that decision on what sections https://docs.google.com/document/d/1vpAIqHPg_Z0S5MWeS0rBTvxCL1N9NQButam4Ozq39Ek/edit#</text:p>
      <text:h text:style-name="Heading_20_4" text:outline-level="4"><text:bookmark-start text:name="justification-of-selecting-sessions-and-sections-for-more-detailed-analysis"/><text:bookmark-start text:name="__RefHeading___Toc45787_1144412500"/>Justification of selecting sessions and sections for more detailed analysis<text:bookmark-end text:name="justification-of-selecting-sessions-and-sections-for-more-detailed-analysis"/><text:bookmark-end text:name="__RefHeading___Toc45787_1144412500"/></text:h>
      <text:p text:style-name="First_20_paragraph">The process of transcribing into 5 minutes sections involved - description - identification of 3 planes, different use of AT scopes (next chapter) - level of response to key characteristics interventions</text:p>
      <text:p text:style-name="Text_20_body">Criteria for inclusion included both practical and theoretical considerations.</text:p>
      <text:list text:style-name="L34">
        <text:list-item>
          <text:p text:style-name="P41">Good quality recording</text:p>
        </text:list-item>
        <text:list-item>
          <text:p text:style-name="P41">Diversity of kinds of participants, ages especially</text:p>
        </text:list-item>
        <text:list-item>
          <text:p text:style-name="P41">Diversity of participant actions in terms of tasks being worked on</text:p>
        </text:list-item>
        <text:list-item>
          <text:p text:style-name="P41">Diversity of kinds of pair and peer interactions</text:p>
        </text:list-item>
      </text:list>
      <text:h text:style-name="Heading_20_4" text:outline-level="4"><text:bookmark-start text:name="incorporating-gesture-and-wider-movement-in-analysis"/><text:bookmark-start text:name="__RefHeading___Toc45789_1144412500"/>Incorporating gesture and wider movement in analysis<text:bookmark-end text:name="incorporating-gesture-and-wider-movement-in-analysis"/><text:bookmark-end text:name="__RefHeading___Toc45789_1144412500"/></text:h>
      <text:p text:style-name="First_20_paragraph">The 360 camera allowed for side by side analyis of the group, pair or individual working. Due to the layout these were cluster often around a laptop.</text:p>
      <text:p text:style-name="Text_20_body">In the initial stages of transcription and description having this data was extremely useful to disambiguate spoken statements.</text:p>
      <text:p text:style-name="Text_20_body"><text:soft-page-break/>As a personal experience of describing and transcribing even thought it was a significant amount of work to syncronise and then to play both video sources side by side, the additional information really aided the description process in adding detail to the interpretations of motivations of participants.</text:p>
      <text:p text:style-name="Text_20_body">In some exchanges, 360 data was vital to explain spoken word. For an example see the vignette in chapter 6.</text:p>
      <text:h text:style-name="Heading_20_4" text:outline-level="4"><text:bookmark-start text:name="using-a-3-planes-approach"/><text:bookmark-start text:name="__RefHeading___Toc45791_1144412500"/>Using a 3 Planes Approach<text:bookmark-end text:name="using-a-3-planes-approach"/><text:bookmark-end text:name="__RefHeading___Toc45791_1144412500"/></text:h>
      <text:p text:style-name="First_20_paragraph">WHY NOT GROUNDED? OR TO WHAT EXTENT WAS IT GROUNDED? IN THE AREA OF INTERPERSONAL ACTIVITY.</text:p>
      <text:p text:style-name="Text_20_body">Rather than taking a grounded approach this data was analysed using 3 planes of sociocultural activity. The existing relevant framework saves time, especially as a more emergent approach was (in part ) in coding video data.</text:p>
      <text:p text:style-name="Text_20_body">The process aligns with AT analysis in the scope of the activity - and in the separation out of the community level of the triangle added by Engestrom .</text:p>
      <text:p text:style-name="Text_20_body">RQx addresses the formation of a game-making community. This process is co-constituted by planners, facilitators, parents and children. This dynamism and dialogue can be captured in this framwork using the concept of guided participation.</text:p>
      <text:list text:style-name="L35">
        <text:list-item>
          <text:p text:style-name="P42">The advantages of drawing on funds of knowledge, and the activities that I used to do this, as well as connecting to wider communities are address well with the plane of culture, in the concept of Apprenticeship.</text:p>
        </text:list-item>
      </text:list>
      <text:p text:style-name="First_20_paragraph">While more complex, the plane of more individual participatory appropriation, allows for alignment and then transfer to more formal learning environments. This then makes this research more relevant to class room and guided sessions.</text:p>
      <text:list text:style-name="L36">
        <text:list-item>
          <text:p text:style-name="P43">While the three planes provided a higher level framework, the specifics of the data gave greater granularity and formed sub categories of coding - thus avoiding the problem of analytic preconceptions</text:p>
        </text:list-item>
      </text:list>
      <text:h text:style-name="Heading_20_2" text:outline-level="2"><text:bookmark-start text:name="thematic-analysis-of-video-data"/><text:bookmark-start text:name="__RefHeading___Toc45793_1144412500"/>Thematic analysis of video data<text:bookmark-end text:name="thematic-analysis-of-video-data"/><text:bookmark-end text:name="__RefHeading___Toc45793_1144412500"/></text:h>
      <text:p text:style-name="First_20_paragraph">NOTE COMPRESS THIS SECTION</text:p>
      <text:p text:style-name="Text_20_body">How much emphasis to place on the Thematic Analysis is questionable. The process served to help answer the research questions in general way as an additional interpretive tools to aid researcher reflection and to help get close to the data.</text:p>
      <text:h text:style-name="Heading_20_3" text:outline-level="3"><text:bookmark-start text:name="notes-on-underpinning-of-thematic-analysis-of-video-data"/><text:bookmark-start text:name="__RefHeading___Toc45795_1144412500"/>Notes on Underpinning of Thematic Analysis of Video Data<text:bookmark-end text:name="notes-on-underpinning-of-thematic-analysis-of-video-data"/><text:bookmark-end text:name="__RefHeading___Toc45795_1144412500"/></text:h>
      <text:p text:style-name="First_20_paragraph">Summary of thematic analysis - https://www.plymouth.ac.uk/uploads/production/document/path/18/18247/Kiger_and_Varpio__2020__Thematic_analysis_of_qualitative_data_AMEE_Guide_No_131.pdf</text:p>
      <text:h text:style-name="Heading_20_4" text:outline-level="4"><text:bookmark-start text:name="what-was-excluded-and-rationale"/><text:bookmark-start text:name="__RefHeading___Toc45797_1144412500"/><text:soft-page-break/>What was Excluded and Rationale<text:bookmark-end text:name="what-was-excluded-and-rationale"/><text:bookmark-end text:name="__RefHeading___Toc45797_1144412500"/></text:h>
      <text:p text:style-name="First_20_paragraph">The following themes were excluded but did emerge as potential learning outcomes in the final model;</text:p>
      <text:list text:style-name="L37">
        <text:list-item>
          <text:p text:style-name="P44">Elements of Computational Thinking</text:p>
        </text:list-item>
        <text:list-item>
          <text:p text:style-name="P44">Systems Thinking Concepts</text:p>
        </text:list-item>
      </text:list>
      <text:p text:style-name="First_20_paragraph">They have been excluded as there is other extensive or focused work in these fields (previously explored in the literature review) on CT which this study which this study does not need to replicate.</text:p>
      <text:h text:style-name="Heading_20_4" text:outline-level="4"><text:bookmark-start text:name="coding-participant-roles-and-interactions."/><text:bookmark-start text:name="__RefHeading___Toc45799_1144412500"/>Coding Participant Roles and Interactions.<text:bookmark-end text:name="coding-participant-roles-and-interactions."/><text:bookmark-end text:name="__RefHeading___Toc45799_1144412500"/></text:h>
      <text:p text:style-name="First_20_paragraph">Evolving notes on coding of roles and interactions are in an online document here. https://docs.google.com/document/d/19PafC_w_7uObYL4v86IGeeFZTw2yKxjHfP_k85rHk_s/edit</text:p>
      <text:p text:style-name="Text_20_body">Roles are different from interactions existing on a higher order of anaysis. Repeated patterns of interactions can be seen to develop into roles. Thus a more grounded approach may concentrate initially on interactions and develop this to become roles through analysis. However, many roles exist in other similar domains.</text:p>
      <text:p text:style-name="Text_20_body">For example, the work of my own staring point when coding was guided by Barron and colleagues work on the roles of parents as learning partners <text:reference-mark-start text:name="ZOTERO_ITEM CSL_CITATION {&quot;citationID&quot;:&quot;cxcmhfhr&quot;,&quot;properties&quot;:{&quot;formattedCitation&quot;:&quot;(2009)&quot;,&quot;plainCitation&quot;:&quot;(2009)&quot;,&quot;noteIndex&quot;:0},&quot;citationItems&quot;:[{&quot;id&quot;:2830,&quot;uris&quot;:[&quot;http://zotero.org/users/1913249/items/7GMWQYV6&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suppress-author&quot;:true,&quot;prefix&quot;:&quot;&quot;,&quot;suffix&quot;:&quot;&quot;}],&quot;schema&quot;:&quot;https://github.com/citation-style-language/schema/raw/master/csl-citation.json&quot;} RND12NEdRhCQN"/>(2009)<text:reference-mark-end text:name="ZOTERO_ITEM CSL_CITATION {&quot;citationID&quot;:&quot;cxcmhfhr&quot;,&quot;properties&quot;:{&quot;formattedCitation&quot;:&quot;(2009)&quot;,&quot;plainCitation&quot;:&quot;(2009)&quot;,&quot;noteIndex&quot;:0},&quot;citationItems&quot;:[{&quot;id&quot;:2830,&quot;uris&quot;:[&quot;http://zotero.org/users/1913249/items/7GMWQYV6&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suppress-author&quot;:true,&quot;prefix&quot;:&quot;&quot;,&quot;suffix&quot;:&quot;&quot;}],&quot;schema&quot;:&quot;https://github.com/citation-style-language/schema/raw/master/csl-citation.json&quot;} RND12NEdRhCQN"/>. The roles are as follows: Teacher, Collaborator, Learning Broker, Resource Provider, Nontechnical Consultant, Employer, and Learner.</text:p>
      <text:p text:style-name="Text_20_body">when coding I started with some preset codes from the literature for examples Barron’s codes on parent roles when helping digital projects. However, as coding progressed, I modified and extended these codes to better match the data I was working with</text:p>
      <text:p text:style-name="Text_20_body">Specifically, the following were removed from Barron’s typology, parent as employer, non-technical consultant. Learning broker and resource provider were merged as some of the detail of those roles involve take place outside of the learning environment being analysed in coded video.</text:p>
      <text:p text:style-name="Text_20_body">I judged it appropriate to and less complex to analyse and code the interaction between participants rather than code the behaviours by participant type.</text:p>
      <text:h text:style-name="Heading_20_4" text:outline-level="4"><text:bookmark-start text:name="coding-design-cycle-stages"/><text:bookmark-start text:name="__RefHeading___Toc45801_1144412500"/>Coding Design Cycle Stages<text:bookmark-end text:name="coding-design-cycle-stages"/><text:bookmark-end text:name="__RefHeading___Toc45801_1144412500"/></text:h>
      <text:p text:style-name="First_20_paragraph">There are similar stage based approaches to creating a digital project. Firstly project based learning (PBL), then Inquiry based learning, finally design thinking. This design could adopt any one of these, however the creation of a digital product more closely resembles a design approach with testing stages of the created product.</text:p>
      <text:p text:style-name="Text_20_body">The design process characteristics are broadly as follows; the process is often iterative, involves evaluation and separates planning from implementation.</text:p>
      <text:p text:style-name="Text_20_body"><text:soft-page-break/>Resnick in this area has written of a creative design spiral.</text:p>
      <text:p text:style-name="P54">The model is similar to the ADDIE model from instructional system design: Analysis, Design, Development, Implementation and Evaluation. The discipline of teaching engineering also has a similar design stage cycle with many contesting variations <text:reference-mark-start text:name="ZOTERO_ITEM CSL_CITATION {&quot;citationID&quot;:&quot;grqvvuap&quot;,&quot;properties&quot;:{&quot;formattedCitation&quot;:&quot;(Wi\\uc0\\u775{}Narno, 2020)&quot;,&quot;plainCitation&quot;:&quot;(Wi̇Narno, 2020)&quot;,&quot;noteIndex&quot;:0},&quot;citationItems&quot;:[{&quot;id&quot;:3733,&quot;uris&quot;:[&quot;http://zotero.org/users/1913249/items/A5IWVSK8&quot;,[&quot;http://zotero.org/users/1913249/items/A5IWVSK8&quot;]],&quot;itemData&quot;:{&quot;id&quot;:3733,&quot;type&quot;:&quot;article-journal&quot;,&quot;container-title&quot;:&quot;Journal for the Education of Gifted Young Scientists&quot;,&quot;DOI&quot;:&quot;10.17478/jegys.766201&quot;,&quot;ISSN&quot;:&quot;2149-360X&quot;,&quot;source&quot;:&quot;DOI.org (Crossref)&quot;,&quot;title&quot;:&quot;The Steps of the Engineering Design Process (EDP) in Science Education: A Meta-Analysis&quot;,&quot;title-short&quot;:&quot;The Steps of the Engineering Design Process (EDP) in Science Education&quot;,&quot;URL&quot;:&quot;https://dergipark.org.tr/en/doi/10.17478/jegys.766201&quot;,&quot;author&quot;:[{&quot;family&quot;:&quot;Wi̇Narno&quot;,&quot;given&quot;:&quot;Nanang&quot;}],&quot;accessed&quot;:{&quot;date-parts&quot;:[[&quot;2022&quot;,11,8]]},&quot;issued&quot;:{&quot;date-parts&quot;:[[&quot;2020&quot;,10,4]]},&quot;citation-key&quot;:&quot;winarno_steps_2020&quot;},&quot;prefix&quot;:&quot;&quot;,&quot;suffix&quot;:&quot;&quot;}],&quot;schema&quot;:&quot;https://github.com/citation-style-language/schema/raw/master/csl-citation.json&quot;} RNDzxE2W48aSj"/><text:span text:style-name="T7">(Wi̇Narno, 2020)</text:span><text:reference-mark-end text:name="ZOTERO_ITEM CSL_CITATION {&quot;citationID&quot;:&quot;grqvvuap&quot;,&quot;properties&quot;:{&quot;formattedCitation&quot;:&quot;(Wi\\uc0\\u775{}Narno, 2020)&quot;,&quot;plainCitation&quot;:&quot;(Wi̇Narno, 2020)&quot;,&quot;noteIndex&quot;:0},&quot;citationItems&quot;:[{&quot;id&quot;:3733,&quot;uris&quot;:[&quot;http://zotero.org/users/1913249/items/A5IWVSK8&quot;,[&quot;http://zotero.org/users/1913249/items/A5IWVSK8&quot;]],&quot;itemData&quot;:{&quot;id&quot;:3733,&quot;type&quot;:&quot;article-journal&quot;,&quot;container-title&quot;:&quot;Journal for the Education of Gifted Young Scientists&quot;,&quot;DOI&quot;:&quot;10.17478/jegys.766201&quot;,&quot;ISSN&quot;:&quot;2149-360X&quot;,&quot;source&quot;:&quot;DOI.org (Crossref)&quot;,&quot;title&quot;:&quot;The Steps of the Engineering Design Process (EDP) in Science Education: A Meta-Analysis&quot;,&quot;title-short&quot;:&quot;The Steps of the Engineering Design Process (EDP) in Science Education&quot;,&quot;URL&quot;:&quot;https://dergipark.org.tr/en/doi/10.17478/jegys.766201&quot;,&quot;author&quot;:[{&quot;family&quot;:&quot;Wi̇Narno&quot;,&quot;given&quot;:&quot;Nanang&quot;}],&quot;accessed&quot;:{&quot;date-parts&quot;:[[&quot;2022&quot;,11,8]]},&quot;issued&quot;:{&quot;date-parts&quot;:[[&quot;2020&quot;,10,4]]},&quot;citation-key&quot;:&quot;winarno_steps_2020&quot;},&quot;prefix&quot;:&quot;&quot;,&quot;suffix&quot;:&quot;&quot;}],&quot;schema&quot;:&quot;https://github.com/citation-style-language/schema/raw/master/csl-citation.json&quot;} RNDzxE2W48aSj"/>. Engineering is Elementary project adapted from the ABET (Accreditation Board for Engineering and Technology) guidelines <text:reference-mark-start text:name="ZOTERO_ITEM CSL_CITATION {&quot;citationID&quot;:&quot;jqciwpcu&quot;,&quot;properties&quot;:{&quot;formattedCitation&quot;:&quot;(Syukri et al., 2018)&quot;,&quot;plainCitation&quot;:&quot;(Syukri et al., 2018)&quot;,&quot;noteIndex&quot;:0},&quot;citationItems&quot;:[{&quot;id&quot;:3732,&quot;uris&quot;:[&quot;http://zotero.org/users/1913249/items/9AY6KHVV&quot;,[&quot;http://zotero.org/users/1913249/items/9AY6KHVV&quot;]],&quot;itemData&quot;:{&quot;id&quot;:3732,&quot;type&quot;:&quot;article-journal&quot;,&quot;abstract&quot;:&quot;This study aimed to determine the impact of the integration of engineering design process (asking, imagining, planning, creating and improving) in an electrical &amp; magnetism module to improve problem-solving skills in physics among secondary school students in Aceh, Indonesia. The quasi-experimental study was carried out with 82 form three (age 15 years old) students of a secondary school in Aceh Besar, Indonesia. The first author had randomly chosen two classes as the experimental group and two other classes as the control group. Independent samples t-test analysis was conducted to determine the difference between the physics teaching and learning module which integrated the five steps of engineering design process and the existing commonly used science â€œPudakâ€ teaching and learning module. The results of the independent samples t-test analysis showed that the use of the physics teaching and learning module which integrated the five steps of engineering design process was more effective compared to the use of the existing â€œPudakâ€ module in increasing the studentsâ€™ skills in solving physics problems. The findings of the study suggest that the science learning approach is appropriate to be applied in the teaching and learning of science to enhance science problem-solving skills among secondary school students. In addition, it can be used as a guide for teachers on how to implement the integration of the five steps of engineering design process in science teaching and learning practices.&quot;,&quot;container-title&quot;:&quot;Jurnal Pendidikan IPA Indonesia&quot;,&quot;DOI&quot;:&quot;10.15294/jpii.v7i1.12297&quot;,&quot;ISSN&quot;:&quot;2089-4392&quot;,&quot;issue&quot;:&quot;1&quot;,&quot;language&quot;:&quot;en&quot;,&quot;license&quot;:&quot;Copyright (c) 2018 Jurnal Pendidikan IPA Indonesia&quot;,&quot;note&quot;:&quot;number: 1&quot;,&quot;page&quot;:&quot;66-75&quot;,&quot;source&quot;:&quot;journal.unnes.ac.id&quot;,&quot;title&quot;:&quot;The Impact of Engineering Design Process in Teaching and Learning to Enhance Studentsâ€™ Science Problem-Solving Skills&quot;,&quot;URL&quot;:&quot;https://journal.unnes.ac.id/nju/index.php/jpii/article/view/12297&quot;,&quot;volume&quot;:&quot;7&quot;,&quot;author&quot;:[{&quot;family&quot;:&quot;Syukri&quot;,&quot;given&quot;:&quot;M.&quot;},{&quot;family&quot;:&quot;Halim&quot;,&quot;given&quot;:&quot;L.&quot;},{&quot;family&quot;:&quot;Mohtar&quot;,&quot;given&quot;:&quot;L. E.&quot;},{&quot;family&quot;:&quot;Soewarno&quot;,&quot;given&quot;:&quot;S.&quot;}],&quot;accessed&quot;:{&quot;date-parts&quot;:[[&quot;2022&quot;,11,8]]},&quot;issued&quot;:{&quot;date-parts&quot;:[[&quot;2018&quot;,4,3]]},&quot;citation-key&quot;:&quot;syukri_impact_2018&quot;},&quot;prefix&quot;:&quot;&quot;,&quot;suffix&quot;:&quot;&quot;}],&quot;schema&quot;:&quot;https://github.com/citation-style-language/schema/raw/master/csl-citation.json&quot;} RNDPvB9DZhJkC"/>(Syukri et al., 2018)<text:reference-mark-end text:name="ZOTERO_ITEM CSL_CITATION {&quot;citationID&quot;:&quot;jqciwpcu&quot;,&quot;properties&quot;:{&quot;formattedCitation&quot;:&quot;(Syukri et al., 2018)&quot;,&quot;plainCitation&quot;:&quot;(Syukri et al., 2018)&quot;,&quot;noteIndex&quot;:0},&quot;citationItems&quot;:[{&quot;id&quot;:3732,&quot;uris&quot;:[&quot;http://zotero.org/users/1913249/items/9AY6KHVV&quot;,[&quot;http://zotero.org/users/1913249/items/9AY6KHVV&quot;]],&quot;itemData&quot;:{&quot;id&quot;:3732,&quot;type&quot;:&quot;article-journal&quot;,&quot;abstract&quot;:&quot;This study aimed to determine the impact of the integration of engineering design process (asking, imagining, planning, creating and improving) in an electrical &amp; magnetism module to improve problem-solving skills in physics among secondary school students in Aceh, Indonesia. The quasi-experimental study was carried out with 82 form three (age 15 years old) students of a secondary school in Aceh Besar, Indonesia. The first author had randomly chosen two classes as the experimental group and two other classes as the control group. Independent samples t-test analysis was conducted to determine the difference between the physics teaching and learning module which integrated the five steps of engineering design process and the existing commonly used science â€œPudakâ€ teaching and learning module. The results of the independent samples t-test analysis showed that the use of the physics teaching and learning module which integrated the five steps of engineering design process was more effective compared to the use of the existing â€œPudakâ€ module in increasing the studentsâ€™ skills in solving physics problems. The findings of the study suggest that the science learning approach is appropriate to be applied in the teaching and learning of science to enhance science problem-solving skills among secondary school students. In addition, it can be used as a guide for teachers on how to implement the integration of the five steps of engineering design process in science teaching and learning practices.&quot;,&quot;container-title&quot;:&quot;Jurnal Pendidikan IPA Indonesia&quot;,&quot;DOI&quot;:&quot;10.15294/jpii.v7i1.12297&quot;,&quot;ISSN&quot;:&quot;2089-4392&quot;,&quot;issue&quot;:&quot;1&quot;,&quot;language&quot;:&quot;en&quot;,&quot;license&quot;:&quot;Copyright (c) 2018 Jurnal Pendidikan IPA Indonesia&quot;,&quot;note&quot;:&quot;number: 1&quot;,&quot;page&quot;:&quot;66-75&quot;,&quot;source&quot;:&quot;journal.unnes.ac.id&quot;,&quot;title&quot;:&quot;The Impact of Engineering Design Process in Teaching and Learning to Enhance Studentsâ€™ Science Problem-Solving Skills&quot;,&quot;URL&quot;:&quot;https://journal.unnes.ac.id/nju/index.php/jpii/article/view/12297&quot;,&quot;volume&quot;:&quot;7&quot;,&quot;author&quot;:[{&quot;family&quot;:&quot;Syukri&quot;,&quot;given&quot;:&quot;M.&quot;},{&quot;family&quot;:&quot;Halim&quot;,&quot;given&quot;:&quot;L.&quot;},{&quot;family&quot;:&quot;Mohtar&quot;,&quot;given&quot;:&quot;L. E.&quot;},{&quot;family&quot;:&quot;Soewarno&quot;,&quot;given&quot;:&quot;S.&quot;}],&quot;accessed&quot;:{&quot;date-parts&quot;:[[&quot;2022&quot;,11,8]]},&quot;issued&quot;:{&quot;date-parts&quot;:[[&quot;2018&quot;,4,3]]},&quot;citation-key&quot;:&quot;syukri_impact_2018&quot;},&quot;prefix&quot;:&quot;&quot;,&quot;suffix&quot;:&quot;&quot;}],&quot;schema&quot;:&quot;https://github.com/citation-style-language/schema/raw/master/csl-citation.json&quot;} RNDPvB9DZhJkC"/> involves the following steps; Ask, Imagine, Plan, Create, Test, Improve, Share <text:reference-mark-start text:name="ZOTERO_ITEM CSL_CITATION {&quot;citationID&quot;:&quot;rlmhfgoh&quot;,&quot;properties&quot;:{&quot;formattedCitation&quot;:&quot;(Hester and Cunningham, 2007)&quot;,&quot;plainCitation&quot;:&quot;(Hester and Cunningham, 2007)&quot;,&quot;noteIndex&quot;:0},&quot;citationItems&quot;:[{&quot;id&quot;:3731,&quot;uris&quot;:[&quot;http://zotero.org/users/1913249/items/2CFTQGHS&quot;,[&quot;http://zotero.org/users/1913249/items/2CFTQGHS&quot;]],&quot;itemData&quot;:{&quot;id&quot;:3731,&quot;type&quot;:&quot;article-journal&quot;,&quot;abstract&quot;:&quot;Overview As our society becomes increasingly dependent on engineering and technology, it is more important than ever that everyone have a basic understanding of what engineers do, and the uses and implications of the technologies they create. Yet few citizens are technologically literate, in large part because technology and engineering are not taught in our schools 1 . Just as it is important to begin science instruction in the elementary grades by building on children's curiosity about the natural world, it's important to begin engineering instruction in elementary school by building on children's natural inclination to design and build things, and to take things apart to see how they work 2 . At the heart of engineering is an understanding of the engineering design process—a highly flexible method of solving problems that is parallel to, but distinct from, the inquiry process in science. Introducing engineering education at the elementary level is challenging because the school curriculum is already full, and few elementary teachers are comfortable teaching science and math, let alone technology and engineering.&quot;,&quot;container-title&quot;:&quot;ASEE Annual Conference and Exposition, Conference Proceedings&quot;,&quot;journalAbbreviation&quot;:&quot;ASEE Annual Conference and Exposition, Conference Proceedings&quot;,&quot;source&quot;:&quot;ResearchGate&quot;,&quot;title&quot;:&quot;Engineering is elementary: An engineering and technology curriculum for children&quot;,&quot;title-short&quot;:&quot;Engineering is elementary&quot;,&quot;author&quot;:[{&quot;family&quot;:&quot;Hester&quot;,&quot;given&quot;:&quot;Kate&quot;},{&quot;family&quot;:&quot;Cunningham&quot;,&quot;given&quot;:&quot;Christine&quot;}],&quot;issued&quot;:{&quot;date-parts&quot;:[[&quot;2007&quot;,1,1]]},&quot;citation-key&quot;:&quot;hester_engineering_2007&quot;},&quot;prefix&quot;:&quot;&quot;,&quot;suffix&quot;:&quot;&quot;}],&quot;schema&quot;:&quot;https://github.com/citation-style-language/schema/raw/master/csl-citation.json&quot;} RNDjkez9hjROl"/>(Hester and Cunningham, 2007)<text:reference-mark-end text:name="ZOTERO_ITEM CSL_CITATION {&quot;citationID&quot;:&quot;rlmhfgoh&quot;,&quot;properties&quot;:{&quot;formattedCitation&quot;:&quot;(Hester and Cunningham, 2007)&quot;,&quot;plainCitation&quot;:&quot;(Hester and Cunningham, 2007)&quot;,&quot;noteIndex&quot;:0},&quot;citationItems&quot;:[{&quot;id&quot;:3731,&quot;uris&quot;:[&quot;http://zotero.org/users/1913249/items/2CFTQGHS&quot;,[&quot;http://zotero.org/users/1913249/items/2CFTQGHS&quot;]],&quot;itemData&quot;:{&quot;id&quot;:3731,&quot;type&quot;:&quot;article-journal&quot;,&quot;abstract&quot;:&quot;Overview As our society becomes increasingly dependent on engineering and technology, it is more important than ever that everyone have a basic understanding of what engineers do, and the uses and implications of the technologies they create. Yet few citizens are technologically literate, in large part because technology and engineering are not taught in our schools 1 . Just as it is important to begin science instruction in the elementary grades by building on children's curiosity about the natural world, it's important to begin engineering instruction in elementary school by building on children's natural inclination to design and build things, and to take things apart to see how they work 2 . At the heart of engineering is an understanding of the engineering design process—a highly flexible method of solving problems that is parallel to, but distinct from, the inquiry process in science. Introducing engineering education at the elementary level is challenging because the school curriculum is already full, and few elementary teachers are comfortable teaching science and math, let alone technology and engineering.&quot;,&quot;container-title&quot;:&quot;ASEE Annual Conference and Exposition, Conference Proceedings&quot;,&quot;journalAbbreviation&quot;:&quot;ASEE Annual Conference and Exposition, Conference Proceedings&quot;,&quot;source&quot;:&quot;ResearchGate&quot;,&quot;title&quot;:&quot;Engineering is elementary: An engineering and technology curriculum for children&quot;,&quot;title-short&quot;:&quot;Engineering is elementary&quot;,&quot;author&quot;:[{&quot;family&quot;:&quot;Hester&quot;,&quot;given&quot;:&quot;Kate&quot;},{&quot;family&quot;:&quot;Cunningham&quot;,&quot;given&quot;:&quot;Christine&quot;}],&quot;issued&quot;:{&quot;date-parts&quot;:[[&quot;2007&quot;,1,1]]},&quot;citation-key&quot;:&quot;hester_engineering_2007&quot;},&quot;prefix&quot;:&quot;&quot;,&quot;suffix&quot;:&quot;&quot;}],&quot;schema&quot;:&quot;https://github.com/citation-style-language/schema/raw/master/csl-citation.json&quot;} RNDjkez9hjROl"/>.</text:p>
      <text:p text:style-name="Text_20_body">It has been adopted by the area of computing is one used in a recent book on coding by Bers <text:reference-mark-start text:name="ZOTERO_ITEM CSL_CITATION {&quot;citationID&quot;:&quot;xhvqreby&quot;,&quot;properties&quot;:{&quot;formattedCitation&quot;:&quot;(Bers, 2021)&quot;,&quot;plainCitation&quot;:&quot;(Bers, 2021)&quot;,&quot;noteIndex&quot;:0},&quot;citationItems&quot;:[{&quot;id&quot;:3734,&quot;uris&quot;:[&quot;http://zotero.org/users/1913249/items/4DXHZWQI&quot;,[&quot;http://zotero.org/users/1913249/items/4DXHZWQI&quot;]],&quot;itemData&quot;:{&quot;id&quot;:3734,&quot;type&quot;:&quot;book&quot;,&quot;abstract&quot;:&quot;\&quot;Coding as a Playground, Second Edition is the first book to focus on how young children (ages 7 and under) can engage in computational thinking and be taught to become computer programmers, a process that can increase both their cognitive and social-emotional skills. Learn how coding can engage children as producers-and not merely consumers-of technology in a playful way. You will come away from this groundbreaking work with an understanding of how coding promotes developmentally appropriate experiences such as problem solving, imagination, cognitive challenges, social interactions, motor skills development, emotional exploration, and making different choices. Featuring all new case studies, vignettes and projects, as well as an expanded focus on teaching coding as a new literacy, this second edition helps you learn how to integrate coding into different curricular areas to promote literacy, math, science, engineering, and the arts through a project-based approach and a positive approach to learning\&quot;--&quot;,&quot;call-number&quot;:&quot;LB1139.35.C64&quot;,&quot;edition&quot;:&quot;Second edition&quot;,&quot;event-place&quot;:&quot;New York, NY&quot;,&quot;ISBN&quot;:&quot;978-1-00-302260-2&quot;,&quot;language&quot;:&quot;en&quot;,&quot;number-of-pages&quot;:&quot;1&quot;,&quot;publisher&quot;:&quot;Routledge&quot;,&quot;publisher-place&quot;:&quot;New York, NY&quot;,&quot;source&quot;:&quot;Library of Congress ISBN&quot;,&quot;title&quot;:&quot;Coding as a playground: programming and computational thinking in the early childhood classroom&quot;,&quot;title-short&quot;:&quot;Coding as a playground&quot;,&quot;author&quot;:[{&quot;family&quot;:&quot;Bers&quot;,&quot;given&quot;:&quot;Marina Umaschi&quot;}],&quot;issued&quot;:{&quot;date-parts&quot;:[[&quot;2021&quot;]]},&quot;citation-key&quot;:&quot;bers_coding_2021&quot;},&quot;prefix&quot;:&quot;&quot;,&quot;suffix&quot;:&quot;&quot;}],&quot;schema&quot;:&quot;https://github.com/citation-style-language/schema/raw/master/csl-citation.json&quot;} RNDCdM29egST2"/>(Bers, 2021)<text:reference-mark-end text:name="ZOTERO_ITEM CSL_CITATION {&quot;citationID&quot;:&quot;xhvqreby&quot;,&quot;properties&quot;:{&quot;formattedCitation&quot;:&quot;(Bers, 2021)&quot;,&quot;plainCitation&quot;:&quot;(Bers, 2021)&quot;,&quot;noteIndex&quot;:0},&quot;citationItems&quot;:[{&quot;id&quot;:3734,&quot;uris&quot;:[&quot;http://zotero.org/users/1913249/items/4DXHZWQI&quot;,[&quot;http://zotero.org/users/1913249/items/4DXHZWQI&quot;]],&quot;itemData&quot;:{&quot;id&quot;:3734,&quot;type&quot;:&quot;book&quot;,&quot;abstract&quot;:&quot;\&quot;Coding as a Playground, Second Edition is the first book to focus on how young children (ages 7 and under) can engage in computational thinking and be taught to become computer programmers, a process that can increase both their cognitive and social-emotional skills. Learn how coding can engage children as producers-and not merely consumers-of technology in a playful way. You will come away from this groundbreaking work with an understanding of how coding promotes developmentally appropriate experiences such as problem solving, imagination, cognitive challenges, social interactions, motor skills development, emotional exploration, and making different choices. Featuring all new case studies, vignettes and projects, as well as an expanded focus on teaching coding as a new literacy, this second edition helps you learn how to integrate coding into different curricular areas to promote literacy, math, science, engineering, and the arts through a project-based approach and a positive approach to learning\&quot;--&quot;,&quot;call-number&quot;:&quot;LB1139.35.C64&quot;,&quot;edition&quot;:&quot;Second edition&quot;,&quot;event-place&quot;:&quot;New York, NY&quot;,&quot;ISBN&quot;:&quot;978-1-00-302260-2&quot;,&quot;language&quot;:&quot;en&quot;,&quot;number-of-pages&quot;:&quot;1&quot;,&quot;publisher&quot;:&quot;Routledge&quot;,&quot;publisher-place&quot;:&quot;New York, NY&quot;,&quot;source&quot;:&quot;Library of Congress ISBN&quot;,&quot;title&quot;:&quot;Coding as a playground: programming and computational thinking in the early childhood classroom&quot;,&quot;title-short&quot;:&quot;Coding as a playground&quot;,&quot;author&quot;:[{&quot;family&quot;:&quot;Bers&quot;,&quot;given&quot;:&quot;Marina Umaschi&quot;}],&quot;issued&quot;:{&quot;date-parts&quot;:[[&quot;2021&quot;]]},&quot;citation-key&quot;:&quot;bers_coding_2021&quot;},&quot;prefix&quot;:&quot;&quot;,&quot;suffix&quot;:&quot;&quot;}],&quot;schema&quot;:&quot;https://github.com/citation-style-language/schema/raw/master/csl-citation.json&quot;} RNDCdM29egST2"/>.</text:p>
      <text:p text:style-name="Text_20_body">It is possible to be more specific when coding and include a wider terminology of technology and domain specific language. For example, debugging in the area of computer programming and playtesting in the domain of game making. I have had to weigh up the value of including these more specific terms and deciding to keep a more generic approach primarily to reduce complexity while undertaking video coding. Sub-categories add complexity and time to the process without necessarity adding a great deal.<text:line-break/>ADD IN A JUSTIFICATION BASED ON HOW RESULTS PAN OUT.</text:p>
      <text:h text:style-name="Heading_20_4" text:outline-level="4"><text:bookmark-start text:name="coding-game-design-themes"/><text:bookmark-start text:name="__RefHeading___Toc45803_1144412500"/>Coding Game Design Themes<text:bookmark-end text:name="coding-game-design-themes"/><text:bookmark-end text:name="__RefHeading___Toc45803_1144412500"/></text:h>
      <text:p text:style-name="First_20_paragraph">NOTE THIS IS NOT REALLY USED IN DATA - thus make minimal - OR MOVE - IN DESIGN? PROBABLY JUST REFERENCE REALLY BRIEFLY AND PICK UP IN DESIGN</text:p>
      <text:p text:style-name="Text_20_body">Coding based on the game elements that are being added to the game serves to xxx ?</text:p>
      <text:p text:style-name="Text_20_body">The process of learning game making through deepening your knowledge of game elements is explored by Schell <text:reference-mark-start text:name="ZOTERO_ITEM CSL_CITATION {&quot;citationID&quot;:&quot;skfverij&quot;,&quot;properties&quot;:{&quot;formattedCitation&quot;:&quot;(2008)&quot;,&quot;plainCitation&quot;:&quot;(2008)&quot;,&quot;noteIndex&quot;:0},&quot;citationItems&quot;:[{&quot;id&quot;:2892,&quot;uris&quot;:[&quot;http://zotero.org/users/1913249/items/EWXFXEGC&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suppress-author&quot;:true,&quot;prefix&quot;:&quot;&quot;,&quot;suffix&quot;:&quot;&quot;}],&quot;schema&quot;:&quot;https://github.com/citation-style-language/schema/raw/master/csl-citation.json&quot;} RND3FCYKCsW9C"/>(2008)<text:reference-mark-end text:name="ZOTERO_ITEM CSL_CITATION {&quot;citationID&quot;:&quot;skfverij&quot;,&quot;properties&quot;:{&quot;formattedCitation&quot;:&quot;(2008)&quot;,&quot;plainCitation&quot;:&quot;(2008)&quot;,&quot;noteIndex&quot;:0},&quot;citationItems&quot;:[{&quot;id&quot;:2892,&quot;uris&quot;:[&quot;http://zotero.org/users/1913249/items/EWXFXEGC&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suppress-author&quot;:true,&quot;prefix&quot;:&quot;&quot;,&quot;suffix&quot;:&quot;&quot;}],&quot;schema&quot;:&quot;https://github.com/citation-style-language/schema/raw/master/csl-citation.json&quot;} RND3FCYKCsW9C"/>.</text:p>
      <text:p text:style-name="Text_20_body">As way of coding initially I considered the MDA framework for the simplicity and the focus on the user experience being taken into account.</text:p>
      <text:list text:style-name="L38">
        <text:list-item>
          <text:p text:style-name="P45">mechanics</text:p>
        </text:list-item>
        <text:list-item>
          <text:p text:style-name="P45">aesthetics</text:p>
        </text:list-item>
        <text:list-item>
          <text:p text:style-name="P45">dynamics</text:p>
        </text:list-item>
      </text:list>
      <text:p text:style-name="First_20_paragraph">Finally i used the xx</text:p>
      <text:p text:style-name="Text_20_body"/>
      <text:h text:style-name="Heading_20_3" text:outline-level="3"><text:bookmark-start text:name="proposal-coding-impact-on-design-processes-on-learner-agency---boiled-down--"/><text:bookmark-start text:name="__RefHeading___Toc45805_1144412500"/>PROPOSAL Coding impact on design/ processes on learner agency - boiled down -<text:bookmark-end text:name="proposal-coding-impact-on-design-processes-on-learner-agency---boiled-down--"/><text:bookmark-end text:name="__RefHeading___Toc45805_1144412500"/></text:h>
      <text:p text:style-name="First_20_paragraph">REMOVED AS PROPOSAL BUT INSTEAD HOW TO ADDRESS THIS?</text:p>
      <text:p text:style-name="Text_20_body">FIND ANOTHER FRAMEWORK FOR AGENCY AND CODE TO THAT.</text:p>
      <text:p text:style-name="Text_20_body">Answering RQ - on pedagogical resources / agency / use of GDPs</text:p>
      <text:p text:style-name="Text_20_body"><text:soft-page-break/>THIS IMAGINED FOR CONCLUSION BUT ALSO CODE TO IT? OR ABOVE?</text:p>
      <text:list text:style-name="L39">
        <text:list-item>
          <text:p text:style-name="P46">learners developing agency through personal expression of home and other Identities</text:p>
        </text:list-item>
        <text:list-item>
          <text:p text:style-name="P46">agency through choice over pathway via GDPS</text:p>
        </text:list-item>
        <text:list-item>
          <text:p text:style-name="P46">agency through flexible design cycle pathways, especially via community playtesting</text:p>
        </text:list-item>
        <text:list-item>
          <text:p text:style-name="P46">developing agency through celebration of different game maker styles</text:p>
        </text:list-item>
        <text:list-item>
          <text:p text:style-name="P46">authenticity of tool use, especially docs and access to Community</text:p>
        </text:list-item>
        <text:list-item>
          <text:p text:style-name="P46">authenticity of audience - and role of drama to facilitate reflection</text:p>
        </text:list-item>
      </text:list>
      <text:h text:style-name="Heading_20_3" text:outline-level="3"><text:bookmark-start text:name="limits-of-problems-with-video-data-analysis"/><text:bookmark-start text:name="__RefHeading___Toc45807_1144412500"/>Limits of / problems with video data analysis<text:bookmark-end text:name="limits-of-problems-with-video-data-analysis"/><text:bookmark-end text:name="__RefHeading___Toc45807_1144412500"/></text:h>
      <text:p text:style-name="First_20_paragraph">The choice of the videos to code more fully is rather skewed towards finding interesting data. Thus it may not be fully representative of the experience of all participants.</text:p>
      <text:p text:style-name="Text_20_body">Choosing in a different way - around less interaction - would expose more barriers to participation to game making using the 3M model.</text:p>
      <text:h text:style-name="Heading_20_3" text:outline-level="3"><text:bookmark-start text:name="analysis-of-activities-based-on-cultural-interpersonal-and-personal-focusing"/><text:bookmark-start text:name="__RefHeading___Toc45809_1144412500"/>Analysis of activities based on Cultural, Interpersonal and Personal focusing<text:bookmark-end text:name="analysis-of-activities-based-on-cultural-interpersonal-and-personal-focusing"/><text:bookmark-end text:name="__RefHeading___Toc45809_1144412500"/></text:h>
      <text:p text:style-name="First_20_paragraph">As per Rogoff.</text:p>
      <text:p text:style-name="Text_20_body">Not coded in nvivo. However this was a useful phase.</text:p>
      <text:p text:style-name="Text_20_body">Note on the spreadsheet used to transfer from coded document. A summary of the activity and then what implications did it have under each.</text:p>
      <text:p text:style-name="Text_20_body">This ended up being the most useful - allowing different uses of GDPs to emerge from the process.</text:p>
      <text:h text:style-name="Heading_20_3" text:outline-level="3"><text:bookmark-start text:name="discussion-on-evolving-coding-process---perhaps-shift-to-last-chapter-finally"/><text:bookmark-start text:name="__RefHeading___Toc45811_1144412500"/>Discussion on evolving coding process - PERHAPS SHIFT TO LAST CHAPTER finally<text:bookmark-end text:name="discussion-on-evolving-coding-process---perhaps-shift-to-last-chapter-finally"/><text:bookmark-end text:name="__RefHeading___Toc45811_1144412500"/></text:h>
      <text:p text:style-name="First_20_paragraph">The process of trying to decide a main focus was often tricky.</text:p>
      <text:p text:style-name="Text_20_body">Take for example the process of Da in 2019-05-08 - where he was leading some fairly advanced work on researching and reading developer documentation and the constructing a new design pattern.</text:p>
      <text:p text:style-name="Text_20_body">There are competing and overlapping intention and foci here for the participants. - Solve immediate problem - add new pattern - communicate cultural practice of finding, reading and adapting developer level documentation and help from forums. - give hands on experience to the notice coder</text:p>
      <text:p text:style-name="Text_20_body">Most clearly there is an overlap here between the interpersonal working on a code problem collaboratively for educational purposes and the interactions with the wider cultural artefacts and practices from a professional environment.</text:p>
      <text:p text:style-name="Text_20_body"><text:soft-page-break/>Thus the process of writing this up was not neat. To overcome this issue…</text:p>
      <text:p text:style-name="Text_20_body">In addition the personal plane was perhaps the most problematic to address given the data gathered. Even when participants were demonstrating their personal knowledge by sharing back or directly altering game code, this was as part of a social and cultural practice. Thus my interpretation involved ….</text:p>
      <text:h text:style-name="Heading_20_3" text:outline-level="3"><text:bookmark-start text:name="data-validity---triangulation-of-data"/><text:bookmark-start text:name="__RefHeading___Toc45813_1144412500"/>Data Validity - Triangulation of Data<text:bookmark-end text:name="data-validity---triangulation-of-data"/><text:bookmark-end text:name="__RefHeading___Toc45813_1144412500"/></text:h>
      <text:p text:style-name="First_20_paragraph">Draw on other chapters to represent overcoming of weaknesses of design-based approach.</text:p>
      <text:h text:style-name="Heading_20_3" text:outline-level="3"><text:bookmark-start text:name="generalisation-of-results"/><text:bookmark-start text:name="__RefHeading___Toc45815_1144412500"/>Generalisation of Results<text:bookmark-end text:name="generalisation-of-results"/><text:bookmark-end text:name="__RefHeading___Toc45815_1144412500"/></text:h>
      <text:p text:style-name="First_20_paragraph">Generalisation is one of the guiding principles of DBR. While results are intertwined with context, designs should be assessed for generalisation to other settings.</text:p>
      <text:p text:style-name="Text_20_body">Explore this in more detail - draw out a debate on how situated learning in this context - and wider debate is.</text:p>
      <text:list text:style-name="L40">
        <text:list-item>
          <text:p text:style-name="P47">More than one iteration.</text:p>
        </text:list-item>
        <text:list-item>
          <text:p text:style-name="P47">In different settings</text:p>
        </text:list-item>
        <text:list-item>
          <text:p text:style-name="P47">Using different with different software</text:p>
        </text:list-item>
      </text:list>
      <text:p text:style-name="First_20_paragraph">This is potentially complex to describe but worth it if wanting to talk about generalisation.</text:p>
      <text:p text:style-name="Text_20_body">NOTE - This could be dropped or picked up again in the limitations section</text:p>
      <text:p text:style-name="Text_20_body">The process of exploring this guided the development of the research questions.</text:p>
      <text:h text:style-name="Heading_20_2" text:outline-level="2"><text:bookmark-start text:name="research-questions"/><text:bookmark-start text:name="__RefHeading___Toc45817_1144412500"/>Research Questions<text:bookmark-end text:name="research-questions"/><text:bookmark-end text:name="__RefHeading___Toc45817_1144412500"/></text:h>
      <text:h text:style-name="Heading_20_3" text:outline-level="3"><text:bookmark-start text:name="how-research-questions-evolved"/><text:bookmark-start text:name="__RefHeading___Toc45819_1144412500"/>How Research Questions Evolved<text:bookmark-end text:name="how-research-questions-evolved"/><text:bookmark-end text:name="__RefHeading___Toc45819_1144412500"/></text:h>
      <text:p text:style-name="First_20_paragraph">The process was driven by the activity of collaborative game making driven by practicalities, and my interests as explored in the first chapter.</text:p>
      <text:p text:style-name="Text_20_body">As justified by DBR and formative interventions, the process was driven by a meeting of context and the needs / interests of myself as a researcher.</text:p>
      <text:p text:style-name="Text_20_body">Possible themes that had potential but which were disguarded included;</text:p>
      <text:list text:style-name="L41">
        <text:list-item>
          <text:p text:style-name="P48">Computation thinking &amp; systems thinking</text:p>
        </text:list-item>
        <text:list-item>
          <text:p text:style-name="P48">Aligning with Project based learning</text:p>
        </text:list-item>
      </text:list>
      <text:p text:style-name="First_20_paragraph">Themes emerging include the alternation of abstract and concrete as a suggested learning journey, explored in my journal. However this seems to be explored in research on semantic waves with studies of more breadth so it did not seem a good idea to follow that thread in my thesis.</text:p>
      <text:p text:style-name="Text_20_body"><text:soft-page-break/>There was something about the formalisation of this process into graph form which put me off. I also realised that the frameworks that I spent a while trying to make accessible and gameful in the design, grouping and theming of their presentation, had strong similarities to concepts of abstract curriculum if explored through a semantic waves lens. Curriculum seemed too well a well trod path for a PhD thesis.</text:p>
      <text:p text:style-name="Text_20_body">Instead the community elements of the learning experience regained focus during the process of coding. There were particularly interesting elements of the learning environment which contributed to notable behaviours.</text:p>
      <text:p text:style-name="Text_20_body">The area of in-depth study of learning and wider behaviours in the development of coding. Work on roles by Barron and developed by Roque showed promise identifying helpful roles and reflecting them back to participants. Such reflection sessions were not always replicable with a general home education group or other non-formal setting. Could this implemented in the design, in the way reflective techniques were implemented in to games. Thus making it more playful/ gameful.</text:p>
      <text:h text:style-name="Heading_20_3" text:outline-level="3"><text:bookmark-start text:name="what-research-questions-are-answered-by-what-data-gathering-and-analysis---and-described-in-what-chapter"/><text:bookmark-start text:name="__RefHeading___Toc45821_1144412500"/>What research questions are answered by what data gathering and analysis - and described in what chapter?<text:bookmark-end text:name="what-research-questions-are-answered-by-what-data-gathering-and-analysis---and-described-in-what-chapter"/><text:bookmark-end text:name="__RefHeading___Toc45821_1144412500"/></text:h>
      <text:p text:style-name="First_20_paragraph"/>
      <text:list text:style-name="L42">
        <text:list-item>
          <text:p text:style-name="P49">What pedagogical tools and processes are available to support novices to overcome barriers to game coding and design?</text:p>
        </text:list-item>
        <text:list-item>
          <text:p text:style-name="P49">How can learners build agency in an evolving community of game makers?</text:p>
        </text:list-item>
        <text:list-item>
          <text:p text:style-name="P49">How can game design patterns support the development of coding practices with novices?</text:p>
        </text:list-item>
      </text:list>
      <text:p text:style-name="P6">RQ1</text:p>
      <text:list text:style-name="L43">
        <text:list-item>
          <text:p text:style-name="P50">Both barriers and tools / processes are explored in the literature review</text:p>
        </text:list-item>
        <text:list-item>
          <text:p text:style-name="P50">Interviews with practitioners in chapter 4 guided the design in broad principles.</text:p>
        </text:list-item>
        <text:list-item>
          <text:p text:style-name="P50">Barriers are explored in chapter 4 on evolution of the design</text:p>
        </text:list-item>
        <text:list-item>
          <text:p text:style-name="P50">Tools and processes in results chapters 5 and 6.</text:p>
        </text:list-item>
      </text:list>
      <text:p text:style-name="P6">RQ2</text:p>
      <text:list text:style-name="L44">
        <text:list-item>
          <text:p text:style-name="P51">Interviews with participants some informal and some formal instructed directly adaptations to design</text:p>
        </text:list-item>
        <text:list-item>
          <text:p text:style-name="P51">Analysis of video data</text:p>
        </text:list-item>
      </text:list>
      <text:p text:style-name="P6">RQ3</text:p>
      <text:list text:style-name="L45">
        <text:list-item>
          <text:p text:style-name="P52">Interviews with participants some informal and some formal instructed directly adaptations to design</text:p>
        </text:list-item>
        <text:list-item>
          <text:p text:style-name="P52">Analysis of video data</text:p>
        </text:list-item>
      </text:list>
      <text:h text:style-name="Heading_20_2" text:outline-level="2"><text:bookmark-start text:name="discussion-on-methodology"/><text:bookmark-start text:name="__RefHeading___Toc45823_1144412500"/><text:soft-page-break/>Discussion on Methodology<text:bookmark-end text:name="discussion-on-methodology"/><text:bookmark-end text:name="__RefHeading___Toc45823_1144412500"/></text:h>
      <text:h text:style-name="Heading_20_3" text:outline-level="3"><text:bookmark-start text:name="discussion"/><text:bookmark-start text:name="__RefHeading___Toc45825_1144412500"/>Discussion<text:bookmark-end text:name="discussion"/><text:bookmark-end text:name="__RefHeading___Toc45825_1144412500"/></text:h>
      <text:p text:style-name="First_20_paragraph">NOTE - WHAT KIND OF DISCUSSION WOULD BE NEEDED HERE? A RETURN TO POSSIBLE BARRIERS THAT THE METHODOLOGY AIMS TO OVER COME</text:p>
      <text:p text:style-name="Text_20_body">Perhaps summarise the the context, and motivations of the above case studies are analysed in relation to the context of this study.</text:p>
      <text:h text:style-name="Heading_20_3" text:outline-level="3"><text:bookmark-start text:name="authenticity---creating-value"/><text:bookmark-start text:name="__RefHeading___Toc45827_1144412500"/>Authenticity - creating value<text:bookmark-end text:name="authenticity---creating-value"/><text:bookmark-end text:name="__RefHeading___Toc45827_1144412500"/></text:h>
      <text:p text:style-name="First_20_paragraph">Barab and colleagues discuss the importance of creating value in the world in their ecosystem approach <text:reference-mark-start text:name="ZOTERO_ITEM CSL_CITATION {&quot;citationID&quot;:&quot;lgqfjnli&quot;,&quot;properties&quot;:{&quot;formattedCitation&quot;:&quot;(Barab et al., 2019)&quot;,&quot;plainCitation&quot;:&quot;(Barab et al., 2019)&quot;,&quot;noteIndex&quot;:0},&quot;citationItems&quot;:[{&quot;id&quot;:8886,&quot;uris&quot;:[&quot;http://zotero.org/users/1913249/items/BU69FYN2&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schema&quot;:&quot;https://github.com/citation-style-language/schema/raw/master/csl-citation.json&quot;} RNDfr4nTAP04C"/>(Barab et al., 2019)<text:reference-mark-end text:name="ZOTERO_ITEM CSL_CITATION {&quot;citationID&quot;:&quot;lgqfjnli&quot;,&quot;properties&quot;:{&quot;formattedCitation&quot;:&quot;(Barab et al., 2019)&quot;,&quot;plainCitation&quot;:&quot;(Barab et al., 2019)&quot;,&quot;noteIndex&quot;:0},&quot;citationItems&quot;:[{&quot;id&quot;:8886,&quot;uris&quot;:[&quot;http://zotero.org/users/1913249/items/BU69FYN2&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schema&quot;:&quot;https://github.com/citation-style-language/schema/raw/master/csl-citation.json&quot;} RNDfr4nTAP04C"/>. This mirrors authenticity in applied social approaches - PBL as applied method of - situated learning ontology.</text:p>
      <text:h text:style-name="Heading_20_2" text:outline-level="2"><text:bookmark-start text:name="summary-of-design-evolution"/><text:bookmark-start text:name="__RefHeading___Toc45829_1144412500"/>Summary of design evolution<text:bookmark-end text:name="summary-of-design-evolution"/><text:bookmark-end text:name="__RefHeading___Toc45829_1144412500"/></text:h>
      <text:p text:style-name="First_20_paragraph">I conclude this chapter with a section that introduces the next chapter which is a rich description of the evolution of the learning design.</text:p>
      <text:p text:style-name="Text_20_body">More than a design the result was a dynamic community which is analysed on several scopes of activity.</text:p>
      <text:p text:style-name="Text_20_body">Before progressing to explore the details of the design, I want to briefly explore how this process brought into focus some of they key debates and issues of design based research.</text:p>
      <text:list text:style-name="L46">
        <text:list-item>
          <text:p text:style-name="P53">mutual appropriation and ethics of participation rather than extraction</text:p>
        </text:list-item>
        <text:list-item>
          <text:p text:style-name="P53">generating material suitable for sharing as research but also basis for starting other communities, be this via tools process or other</text:p>
        </text:list-item>
        <text:list-item>
          <text:p text:style-name="P53">the difficulties of transmitting research outcomes to non-academics - give positive examples.</text:p>
        </text:list-item>
      </text:list>
      <text:p text:style-name="First_20_paragraph">The following overview of activity use by stage focusing on the evolution of tools and processes concisely exploring the rationale for their selection or production. Fuller descriptions of the tools used at each stage and links to the online resources created are available as appendix 4.x</text:p>
      <text:h text:style-name="Heading_20_4" text:outline-level="4"><text:bookmark-start text:name="p1-exploratory-stage-oct-2017---dec-2018"/><text:bookmark-start text:name="__RefHeading___Toc45831_1144412500"/>P1: Exploratory stage: Oct 2017 - Dec 2018<text:bookmark-end text:name="p1-exploratory-stage-oct-2017---dec-2018"/><text:bookmark-end text:name="__RefHeading___Toc45831_1144412500"/></text:h>
      <text:p text:style-name="First_20_paragraph">Phase one was an extended, exploratory series of game making sessions over several months. This stage was aimed not at collecting user data rather than building my competency as a facilitator. The process began with no pre-existing supporting materials. In response to need, I adapted a starting code template of a platform game and created various code examples to add functionality requested by participants. This template was adapted from an online tutorial to create a game of the <text:span text:style-name="T2">platformer</text:span> genre (see glossary), a move which helped to limit expectations of the technical complexity of their game. At the end of this stage participants showcased their <text:soft-page-break/>games to students in the foyer of the MMU Brooks building. Generalised feedback from participants this stage included; a consensus that the process was too long; more guidance in the process of familiarising themselves the coding tools initially before undertaking ideation would be useful; group work was problematic given the lack of experience in this domain; and that the overall experience of working with code was difficult but rewarding (feedback notes are included as appendix 4.x). At the end of this phase I responded to this feedback and delivered three one-off workshops at conferences and community events. The compressed time frame sparked the use of new tools including a starting template and printable resources to accelerate the game-production process. The results in terms of engagement and impact on rapid personalisation of end products were very promising.</text:p>
      <text:h text:style-name="Heading_20_4" text:outline-level="4"><text:bookmark-start text:name="p2-accelerated-game-making-programme-5-weeks-jan---feb-2019"/><text:bookmark-start text:name="__RefHeading___Toc45833_1144412500"/>P2: Accelerated game making programme (5 weeks): Jan - Feb 2019<text:bookmark-end text:name="p2-accelerated-game-making-programme-5-weeks-jan---feb-2019"/><text:bookmark-end text:name="__RefHeading___Toc45833_1144412500"/></text:h>
      <text:p text:style-name="First_20_paragraph">By the beginning of P2 most of the resources and activities were in place and relatively stable. There were some incremental evolutions in the template that stemmed from participant feedback and my reflections. Key additions at this stage to support the use of a template were a collection of tutorials and code examples illustrating key game features that had been requested by participants. The collection of game patterns were presented in a web page together with the starting template and a link to an online book collecting the process into step-by-step chapter based tutorials. The resources are explored in more depth in sections three and four below. A more complete description of the resources used in P2 and P3 are included in appendix 4.x.</text:p>
      <text:h text:style-name="Heading_20_4" text:outline-level="4"><text:bookmark-start text:name="p3-adding-a-process-drama-to-the-game-making-programme-april---may-2019"/><text:bookmark-start text:name="__RefHeading___Toc45835_1144412500"/>P3: Adding a process drama to the game making programme: April - May 2019<text:bookmark-end text:name="p3-adding-a-process-drama-to-the-game-making-programme-april---may-2019"/><text:bookmark-end text:name="__RefHeading___Toc45835_1144412500"/></text:h>
      <text:p text:style-name="First_20_paragraph">P3 used the same toolset as P2 however in addition, drew on my previous work with the MMU Faculty of Education drama department <text:reference-mark-start text:name="ZOTERO_ITEM CSL_CITATION {&quot;citationID&quot;:&quot;wrukdlcp&quot;,&quot;properties&quot;:{&quot;formattedCitation&quot;:&quot;(Patterson et al., 2019)&quot;,&quot;plainCitation&quot;:&quot;(Patterson et al., 2019)&quot;,&quot;noteIndex&quot;:0},&quot;citationItems&quot;:[{&quot;id&quot;:3257,&quot;uris&quot;:[&quot;http://zotero.org/users/1913249/items/5P66QFBW&quot;,[&quot;http://zotero.org/users/1913249/items/5P66QFBW&quot;]],&quot;itemData&quot;:{&quot;id&quot;:3257,&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ion&quot;:&quot;1 edition&quot;,&quot;event-place&quot;:&quot;Thousand Oaks, CA&quot;,&quot;ISBN&quot;:&quot;978-1-5264-7435-3&quot;,&quot;language&quot;:&quot;English&quot;,&quot;publisher&quot;:&quot;Learning Matters&quot;,&quot;publisher-place&quot;:&quot;Thousand Oaks, CA&quot;,&quot;source&quot;:&quot;Amazon&quot;,&quot;title&quot;:&quot;Drama and STEM&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issued&quot;:{&quot;date-parts&quot;:[[&quot;2019&quot;,3,25]]},&quot;citation-key&quot;:&quot;caldwell_drama_2019&quot;},&quot;prefix&quot;:&quot;&quot;,&quot;suffix&quot;:&quot;&quot;}],&quot;schema&quot;:&quot;https://github.com/citation-style-language/schema/raw/master/csl-citation.json&quot;} RNDMWdbX3Jsa3"/>(Patterson et al., 2019)<text:reference-mark-end text:name="ZOTERO_ITEM CSL_CITATION {&quot;citationID&quot;:&quot;wrukdlcp&quot;,&quot;properties&quot;:{&quot;formattedCitation&quot;:&quot;(Patterson et al., 2019)&quot;,&quot;plainCitation&quot;:&quot;(Patterson et al., 2019)&quot;,&quot;noteIndex&quot;:0},&quot;citationItems&quot;:[{&quot;id&quot;:3257,&quot;uris&quot;:[&quot;http://zotero.org/users/1913249/items/5P66QFBW&quot;,[&quot;http://zotero.org/users/1913249/items/5P66QFBW&quot;]],&quot;itemData&quot;:{&quot;id&quot;:3257,&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ion&quot;:&quot;1 edition&quot;,&quot;event-place&quot;:&quot;Thousand Oaks, CA&quot;,&quot;ISBN&quot;:&quot;978-1-5264-7435-3&quot;,&quot;language&quot;:&quot;English&quot;,&quot;publisher&quot;:&quot;Learning Matters&quot;,&quot;publisher-place&quot;:&quot;Thousand Oaks, CA&quot;,&quot;source&quot;:&quot;Amazon&quot;,&quot;title&quot;:&quot;Drama and STEM&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issued&quot;:{&quot;date-parts&quot;:[[&quot;2019&quot;,3,25]]},&quot;citation-key&quot;:&quot;caldwell_drama_2019&quot;},&quot;prefix&quot;:&quot;&quot;,&quot;suffix&quot;:&quot;&quot;}],&quot;schema&quot;:&quot;https://github.com/citation-style-language/schema/raw/master/csl-citation.json&quot;} RNDMWdbX3Jsa3"/> to create a simple drama process to give an external motivation and narrative to the creation of games using for a fictional audience of visiting aliens. The participant activity of these stages and tensions between system elements are discussed in detail in the remainder of this chapter and in following chapters.</text:p>
      <text:h text:style-name="Heading_20_4" text:outline-level="4"><text:bookmark-start text:name="p4-adapting-to-makecode-arcade-and-more-formal-settings-jan-2020---september-2020"/><text:bookmark-start text:name="__RefHeading___Toc45837_1144412500"/>P4: Adapting to MakeCode Arcade and more formal settings: Jan 2020 - September 2020<text:bookmark-end text:name="p4-adapting-to-makecode-arcade-and-more-formal-settings-jan-2020---september-2020"/><text:bookmark-end text:name="__RefHeading___Toc45837_1144412500"/></text:h>
      <text:p text:style-name="First_20_paragraph">I also adapted and advanced resources with an aim that they could be used within secondary classrooms to support computing curriculum. To do this I added a learning dimensions map, a process which is explored in a later section of this chapter. In 2019 MakeCode Arcade was launched to make games using for novice coders via the use of a block coding approach. In 2020 I ran two iterations of game making course using MakeCode Arcade. The facilitation techniques and approach were adapted from those of P2 to facilitate the use of the block coding language [^1]. Tool use at this stage is also explored in a chapter in a collection on K-12 computing education <text:reference-mark-start text:name="ZOTERO_ITEM CSL_CITATION {&quot;citationID&quot;:&quot;zycabxxb&quot;,&quot;properties&quot;:{&quot;formattedCitation&quot;:&quot;(Chesterman, 2023)&quot;,&quot;plainCitation&quot;:&quot;(Chesterman, 2023)&quot;,&quot;noteIndex&quot;:0},&quot;citationItems&quot;:[{&quot;id&quot;:3680,&quot;uris&quot;:[&quot;http://zotero.org/users/1913249/items/TH7N6A5F&quot;,[&quot;http://zotero.org/users/1913249/items/TH7N6A5F&quot;]],&quot;itemData&quot;:{&quot;id&quot;:3680,&quot;type&quot;:&quot;chapter&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container-title&quot;:&quot;Teaching Coding in K-12 Schools: Research and Application&quot;,&quot;event-place&quot;:&quot;Cham&quot;,&quot;ISBN&quot;:&quot;978-3-031-21970-2&quot;,&quot;language&quot;:&quot;en&quot;,&quot;note&quot;:&quot;DOI: 10.1007/978-3-031-21970-2_12&quot;,&quot;page&quot;:&quot;171-187&quot;,&quot;publisher&quot;:&quot;Springer International Publishing&quot;,&quot;publisher-place&quot;:&quot;Cham&quot;,&quot;source&quot;:&quot;Springer Link&quot;,&quot;title&quot;:&quot;Game Making and Coding Fluency in a Primary Computing Context&quot;,&quot;URL&quot;:&quot;https://doi.org/10.1007/978-3-031-21970-2_12&quot;,&quot;author&quot;:[{&quot;family&quot;:&quot;Chesterman&quot;,&quot;given&quot;:&quot;Mick&quot;}],&quot;editor&quot;:[{&quot;family&quot;:&quot;Keane&quot;,&quot;given&quot;:&quot;Therese&quot;},{&quot;family&quot;:&quot;Fluck&quot;,&quot;given&quot;:&quot;Andrew E.&quot;}],&quot;accessed&quot;:{&quot;date-parts&quot;:[[&quot;2023&quot;,3,17]]},&quot;issued&quot;:{&quot;date-parts&quot;:[[&quot;2023&quot;]]},&quot;citation-key&quot;:&quot;chesterman_game_2023&quot;},&quot;prefix&quot;:&quot;&quot;,&quot;suffix&quot;:&quot;&quot;}],&quot;schema&quot;:&quot;https://github.com/citation-style-language/schema/raw/master/csl-citation.json&quot;} RNDjyoKGvAajT"/>(Chesterman, 2023)<text:reference-mark-end text:name="ZOTERO_ITEM CSL_CITATION {&quot;citationID&quot;:&quot;zycabxxb&quot;,&quot;properties&quot;:{&quot;formattedCitation&quot;:&quot;(Chesterman, 2023)&quot;,&quot;plainCitation&quot;:&quot;(Chesterman, 2023)&quot;,&quot;noteIndex&quot;:0},&quot;citationItems&quot;:[{&quot;id&quot;:3680,&quot;uris&quot;:[&quot;http://zotero.org/users/1913249/items/TH7N6A5F&quot;,[&quot;http://zotero.org/users/1913249/items/TH7N6A5F&quot;]],&quot;itemData&quot;:{&quot;id&quot;:3680,&quot;type&quot;:&quot;chapter&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container-title&quot;:&quot;Teaching Coding in K-12 Schools: Research and Application&quot;,&quot;event-place&quot;:&quot;Cham&quot;,&quot;ISBN&quot;:&quot;978-3-031-21970-2&quot;,&quot;language&quot;:&quot;en&quot;,&quot;note&quot;:&quot;DOI: 10.1007/978-3-031-21970-2_12&quot;,&quot;page&quot;:&quot;171-187&quot;,&quot;publisher&quot;:&quot;Springer International Publishing&quot;,&quot;publisher-place&quot;:&quot;Cham&quot;,&quot;source&quot;:&quot;Springer Link&quot;,&quot;title&quot;:&quot;Game Making and Coding Fluency in a Primary Computing Context&quot;,&quot;URL&quot;:&quot;https://doi.org/10.1007/978-3-031-21970-2_12&quot;,&quot;author&quot;:[{&quot;family&quot;:&quot;Chesterman&quot;,&quot;given&quot;:&quot;Mick&quot;}],&quot;editor&quot;:[{&quot;family&quot;:&quot;Keane&quot;,&quot;given&quot;:&quot;Therese&quot;},{&quot;family&quot;:&quot;Fluck&quot;,&quot;given&quot;:&quot;Andrew E.&quot;}],&quot;accessed&quot;:{&quot;date-parts&quot;:[[&quot;2023&quot;,3,17]]},&quot;issued&quot;:{&quot;date-parts&quot;:[[&quot;2023&quot;]]},&quot;citation-key&quot;:&quot;chesterman_game_2023&quot;},&quot;prefix&quot;:&quot;&quot;,&quot;suffix&quot;:&quot;&quot;}],&quot;schema&quot;:&quot;https://github.com/citation-style-language/schema/raw/master/csl-citation.json&quot;} RNDjyoKGvAajT"/>.</text:p>
      <text:p text:style-name="Text_20_body">This thesis draws for the most part on data from P2 and P3 and thus focuses on text-based coding as a primary method.</text:p>
      <text:h text:style-name="Heading_20_3" text:outline-level="3"><text:bookmark-start text:name="on-the-emergent-and-mutual-nature-of-the-design-and-research-process"/><text:bookmark-start text:name="__RefHeading___Toc45839_1144412500"/><text:soft-page-break/>On the emergent and mutual nature of the design and research process<text:bookmark-end text:name="on-the-emergent-and-mutual-nature-of-the-design-and-research-process"/><text:bookmark-end text:name="__RefHeading___Toc45839_1144412500"/></text:h>
      <text:p text:style-name="First_20_paragraph">The value of participant input to intervention-based research in the domain of technology use is well explored via participatory research <text:reference-mark-start text:name="ZOTERO_ITEM CSL_CITATION {&quot;citationID&quot;:&quot;vofurbzm&quot;,&quot;properties&quot;:{&quot;formattedCitation&quot;:&quot;(Iivari and Kuutti, 2017; Iversen et al., 2018)&quot;,&quot;plainCitation&quot;:&quot;(Iivari and Kuutti, 2017; Iversen et al., 2018)&quot;,&quot;noteIndex&quot;:0},&quot;citationItems&quot;:[{&quot;id&quot;:3486,&quot;uris&quot;:[&quot;http://zotero.org/users/1913249/items/AWU8XACQ&quot;,[&quot;http://zotero.org/users/1913249/items/AWU8XACQ&quot;]],&quot;itemData&quot;:{&quot;id&quot;:3486,&quot;type&quot;:&quot;paper-conference&quot;,&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collection-title&quot;:&quot;PDC '18&quot;,&quot;container-title&quot;:&quot;Proceedings of the 15th Participatory Design Conference: Full Papers - Volume 1&quot;,&quot;DOI&quot;:&quot;10.1145/3210586.3210592&quot;,&quot;event-place&quot;:&quot;New York, NY, USA&quot;,&quot;ISBN&quot;:&quot;978-1-4503-6371-6&quot;,&quot;page&quot;:&quot;1–11&quot;,&quot;publisher&quot;:&quot;Association for Computing Machinery&quot;,&quot;publisher-place&quot;:&quot;New York, NY, USA&quot;,&quot;source&quot;:&quot;ACM Digital Library&quot;,&quot;title&quot;:&quot;From computational thinking to computational empowerment: a 21&lt;sup&gt;st&lt;/sup&gt; century PD agenda&quot;,&quot;title-short&quot;:&quot;From computational thinking to computational empowerment&quot;,&quot;URL&quot;:&quot;https://doi.org/10.1145/3210586.3210592&quot;,&quot;author&quot;:[{&quot;family&quot;:&quot;Iversen&quot;,&quot;given&quot;:&quot;Ole Sejer&quot;},{&quot;family&quot;:&quot;Smith&quot;,&quot;given&quot;:&quot;Rachel Charlotte&quot;},{&quot;family&quot;:&quot;Dindler&quot;,&quot;given&quot;:&quot;Christian&quot;}],&quot;accessed&quot;:{&quot;date-parts&quot;:[[&quot;2020&quot;,10,9]]},&quot;issued&quot;:{&quot;date-parts&quot;:[[&quot;2018&quot;,8,20]]},&quot;citation-key&quot;:&quot;iversen_computational_2018-1&quot;},&quot;prefix&quot;:&quot;&quot;,&quot;suffix&quot;:&quot;&quot;},{&quot;id&quot;:9227,&quot;uris&quot;:[&quot;http://zotero.org/users/1913249/items/H2C77ZKN&quot;,[&quot;http://zotero.org/users/1913249/items/H2C77ZKN&quot;]],&quot;itemData&quot;:{&quot;id&quot;:9227,&quot;type&quot;:&quot;paper-conference&quot;,&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collection-title&quot;:&quot;DIS '17&quot;,&quot;container-title&quot;:&quot;Proceedings of the 2017 Conference on Designing Interactive Systems&quot;,&quot;DOI&quot;:&quot;10.1145/3064663.3064747&quot;,&quot;event-place&quot;:&quot;New York, NY, USA&quot;,&quot;ISBN&quot;:&quot;978-1-4503-4922-2&quot;,&quot;page&quot;:&quot;983–993&quot;,&quot;publisher&quot;:&quot;Association for Computing Machinery&quot;,&quot;publisher-place&quot;:&quot;New York, NY, USA&quot;,&quot;source&quot;:&quot;ACM Digital Library&quot;,&quot;title&quot;:&quot;Critical Design Research and Information Technology: Searching for Empowering Design&quot;,&quot;title-short&quot;:&quot;Critical Design Research and Information Technology&quot;,&quot;URL&quot;:&quot;https://doi.org/10.1145/3064663.3064747&quot;,&quot;author&quot;:[{&quot;family&quot;:&quot;Iivari&quot;,&quot;given&quot;:&quot;Netta&quot;},{&quot;family&quot;:&quot;Kuutti&quot;,&quot;given&quot;:&quot;Kari&quot;}],&quot;accessed&quot;:{&quot;date-parts&quot;:[[&quot;2024&quot;,1,17]]},&quot;issued&quot;:{&quot;date-parts&quot;:[[&quot;2017&quot;,6,10]]},&quot;citation-key&quot;:&quot;iivari_critical_2017&quot;},&quot;prefix&quot;:&quot;&quot;,&quot;suffix&quot;:&quot;&quot;}],&quot;schema&quot;:&quot;https://github.com/citation-style-language/schema/raw/master/csl-citation.json&quot;} RNDkLwzMXBjTz"/>(Iivari and Kuutti, 2017; Iversen et al., 2018)<text:reference-mark-end text:name="ZOTERO_ITEM CSL_CITATION {&quot;citationID&quot;:&quot;vofurbzm&quot;,&quot;properties&quot;:{&quot;formattedCitation&quot;:&quot;(Iivari and Kuutti, 2017; Iversen et al., 2018)&quot;,&quot;plainCitation&quot;:&quot;(Iivari and Kuutti, 2017; Iversen et al., 2018)&quot;,&quot;noteIndex&quot;:0},&quot;citationItems&quot;:[{&quot;id&quot;:3486,&quot;uris&quot;:[&quot;http://zotero.org/users/1913249/items/AWU8XACQ&quot;,[&quot;http://zotero.org/users/1913249/items/AWU8XACQ&quot;]],&quot;itemData&quot;:{&quot;id&quot;:3486,&quot;type&quot;:&quot;paper-conference&quot;,&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collection-title&quot;:&quot;PDC '18&quot;,&quot;container-title&quot;:&quot;Proceedings of the 15th Participatory Design Conference: Full Papers - Volume 1&quot;,&quot;DOI&quot;:&quot;10.1145/3210586.3210592&quot;,&quot;event-place&quot;:&quot;New York, NY, USA&quot;,&quot;ISBN&quot;:&quot;978-1-4503-6371-6&quot;,&quot;page&quot;:&quot;1–11&quot;,&quot;publisher&quot;:&quot;Association for Computing Machinery&quot;,&quot;publisher-place&quot;:&quot;New York, NY, USA&quot;,&quot;source&quot;:&quot;ACM Digital Library&quot;,&quot;title&quot;:&quot;From computational thinking to computational empowerment: a 21&lt;sup&gt;st&lt;/sup&gt; century PD agenda&quot;,&quot;title-short&quot;:&quot;From computational thinking to computational empowerment&quot;,&quot;URL&quot;:&quot;https://doi.org/10.1145/3210586.3210592&quot;,&quot;author&quot;:[{&quot;family&quot;:&quot;Iversen&quot;,&quot;given&quot;:&quot;Ole Sejer&quot;},{&quot;family&quot;:&quot;Smith&quot;,&quot;given&quot;:&quot;Rachel Charlotte&quot;},{&quot;family&quot;:&quot;Dindler&quot;,&quot;given&quot;:&quot;Christian&quot;}],&quot;accessed&quot;:{&quot;date-parts&quot;:[[&quot;2020&quot;,10,9]]},&quot;issued&quot;:{&quot;date-parts&quot;:[[&quot;2018&quot;,8,20]]},&quot;citation-key&quot;:&quot;iversen_computational_2018-1&quot;},&quot;prefix&quot;:&quot;&quot;,&quot;suffix&quot;:&quot;&quot;},{&quot;id&quot;:9227,&quot;uris&quot;:[&quot;http://zotero.org/users/1913249/items/H2C77ZKN&quot;,[&quot;http://zotero.org/users/1913249/items/H2C77ZKN&quot;]],&quot;itemData&quot;:{&quot;id&quot;:9227,&quot;type&quot;:&quot;paper-conference&quot;,&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collection-title&quot;:&quot;DIS '17&quot;,&quot;container-title&quot;:&quot;Proceedings of the 2017 Conference on Designing Interactive Systems&quot;,&quot;DOI&quot;:&quot;10.1145/3064663.3064747&quot;,&quot;event-place&quot;:&quot;New York, NY, USA&quot;,&quot;ISBN&quot;:&quot;978-1-4503-4922-2&quot;,&quot;page&quot;:&quot;983–993&quot;,&quot;publisher&quot;:&quot;Association for Computing Machinery&quot;,&quot;publisher-place&quot;:&quot;New York, NY, USA&quot;,&quot;source&quot;:&quot;ACM Digital Library&quot;,&quot;title&quot;:&quot;Critical Design Research and Information Technology: Searching for Empowering Design&quot;,&quot;title-short&quot;:&quot;Critical Design Research and Information Technology&quot;,&quot;URL&quot;:&quot;https://doi.org/10.1145/3064663.3064747&quot;,&quot;author&quot;:[{&quot;family&quot;:&quot;Iivari&quot;,&quot;given&quot;:&quot;Netta&quot;},{&quot;family&quot;:&quot;Kuutti&quot;,&quot;given&quot;:&quot;Kari&quot;}],&quot;accessed&quot;:{&quot;date-parts&quot;:[[&quot;2024&quot;,1,17]]},&quot;issued&quot;:{&quot;date-parts&quot;:[[&quot;2017&quot;,6,10]]},&quot;citation-key&quot;:&quot;iivari_critical_2017&quot;},&quot;prefix&quot;:&quot;&quot;,&quot;suffix&quot;:&quot;&quot;}],&quot;schema&quot;:&quot;https://github.com/citation-style-language/schema/raw/master/csl-citation.json&quot;} RNDkLwzMXBjTz"/>, design-based approaches <text:reference-mark-start text:name="ZOTERO_ITEM CSL_CITATION {&quot;citationID&quot;:&quot;cvznaehq&quot;,&quot;properties&quot;:{&quot;formattedCitation&quot;:&quot;(Barab and Squire, 2004; Papavlasopoulou et al., 2019)&quot;,&quot;plainCitation&quot;:&quot;(Barab and Squire, 2004; Papavlasopoulou et al., 2019)&quot;,&quot;noteIndex&quot;:0},&quot;citationItems&quot;:[{&quot;id&quot;:8951,&quot;uris&quot;:[&quot;http://zotero.org/users/1913249/items/RLHV7FWT&quot;,[&quot;http://zotero.org/users/1913249/items/RLHV7FWT&quot;]],&quot;itemData&quot;:{&quot;id&quot;:8951,&quot;type&quot;:&quot;article-journal&quot;,&quot;abstract&quot;:&quot;Over the last few years, the integration of coding activities for children in K-12 education has flourished. In addition, novel technological tools and programming environments have offered new opportunities and increased the need to design effective learning experiences. This paper presents a design-based research (DBR) approach conducted over two years, based on constructionism-based coding experiences for children, following the four stages of DBR. Three iterations (cycles) were designed and examined in total, with participants aged 8–17 years old, using mixed methods. Over the two years, we conducted workshops in which students used a block-based programming environment (i.e., Scratch) and collaboratively created a socially meaningful artifact (i.e., a game). The study identifies nine design principles that can help us to achieve higher engagement during the coding activity. Moreover, positive attitudes and high motivation were found to result in the better management of cognitive load. Our contribution lies in the theoretical grounding of the results in constructionism and the emerging design principles. In this way, we provide both theoretical and practical evidence of the value of constructionism-based coding activities.&quot;,&quot;container-title&quot;:&quot;Computers in Human Behavior&quot;,&quot;DOI&quot;:&quot;10.1016/j.chb.2019.01.008&quot;,&quot;ISSN&quot;:&quot;0747-5632&quot;,&quot;journalAbbreviation&quot;:&quot;Computers in Human Behavior&quot;,&quot;page&quot;:&quot;415-427&quot;,&quot;source&quot;:&quot;ScienceDirect&quot;,&quot;title&quot;:&quot;Exploring children's learning experience in constructionism-based coding activities through design-based research&quot;,&quot;URL&quot;:&quot;https://www.sciencedirect.com/science/article/pii/S0747563219300184&quot;,&quot;volume&quot;:&quot;99&quot;,&quot;author&quot;:[{&quot;family&quot;:&quot;Papavlasopoulou&quot;,&quot;given&quot;:&quot;Sofia&quot;},{&quot;family&quot;:&quot;Giannakos&quot;,&quot;given&quot;:&quot;Michail N.&quot;},{&quot;family&quot;:&quot;Jaccheri&quot;,&quot;given&quot;:&quot;Letizia&quot;}],&quot;accessed&quot;:{&quot;date-parts&quot;:[[&quot;2023&quot;,9,27]]},&quot;issued&quot;:{&quot;date-parts&quot;:[[&quot;2019&quot;,10,1]]},&quot;citation-key&quot;:&quot;papavlasopoulou_exploring_2019&quot;},&quot;prefix&quot;:&quot;&quot;,&quot;suffix&quot;:&quot;&quot;},{&quot;id&quot;:3873,&quot;uris&quot;:[&quot;http://zotero.org/users/1913249/items/4AWFP7ZD&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uffix&quot;:&quot;&quot;}],&quot;schema&quot;:&quot;https://github.com/citation-style-language/schema/raw/master/csl-citation.json&quot;} RNDWnwdvRsRw8"/>(Barab and Squire, 2004; Papavlasopoulou et al., 2019)<text:reference-mark-end text:name="ZOTERO_ITEM CSL_CITATION {&quot;citationID&quot;:&quot;cvznaehq&quot;,&quot;properties&quot;:{&quot;formattedCitation&quot;:&quot;(Barab and Squire, 2004; Papavlasopoulou et al., 2019)&quot;,&quot;plainCitation&quot;:&quot;(Barab and Squire, 2004; Papavlasopoulou et al., 2019)&quot;,&quot;noteIndex&quot;:0},&quot;citationItems&quot;:[{&quot;id&quot;:8951,&quot;uris&quot;:[&quot;http://zotero.org/users/1913249/items/RLHV7FWT&quot;,[&quot;http://zotero.org/users/1913249/items/RLHV7FWT&quot;]],&quot;itemData&quot;:{&quot;id&quot;:8951,&quot;type&quot;:&quot;article-journal&quot;,&quot;abstract&quot;:&quot;Over the last few years, the integration of coding activities for children in K-12 education has flourished. In addition, novel technological tools and programming environments have offered new opportunities and increased the need to design effective learning experiences. This paper presents a design-based research (DBR) approach conducted over two years, based on constructionism-based coding experiences for children, following the four stages of DBR. Three iterations (cycles) were designed and examined in total, with participants aged 8–17 years old, using mixed methods. Over the two years, we conducted workshops in which students used a block-based programming environment (i.e., Scratch) and collaboratively created a socially meaningful artifact (i.e., a game). The study identifies nine design principles that can help us to achieve higher engagement during the coding activity. Moreover, positive attitudes and high motivation were found to result in the better management of cognitive load. Our contribution lies in the theoretical grounding of the results in constructionism and the emerging design principles. In this way, we provide both theoretical and practical evidence of the value of constructionism-based coding activities.&quot;,&quot;container-title&quot;:&quot;Computers in Human Behavior&quot;,&quot;DOI&quot;:&quot;10.1016/j.chb.2019.01.008&quot;,&quot;ISSN&quot;:&quot;0747-5632&quot;,&quot;journalAbbreviation&quot;:&quot;Computers in Human Behavior&quot;,&quot;page&quot;:&quot;415-427&quot;,&quot;source&quot;:&quot;ScienceDirect&quot;,&quot;title&quot;:&quot;Exploring children's learning experience in constructionism-based coding activities through design-based research&quot;,&quot;URL&quot;:&quot;https://www.sciencedirect.com/science/article/pii/S0747563219300184&quot;,&quot;volume&quot;:&quot;99&quot;,&quot;author&quot;:[{&quot;family&quot;:&quot;Papavlasopoulou&quot;,&quot;given&quot;:&quot;Sofia&quot;},{&quot;family&quot;:&quot;Giannakos&quot;,&quot;given&quot;:&quot;Michail N.&quot;},{&quot;family&quot;:&quot;Jaccheri&quot;,&quot;given&quot;:&quot;Letizia&quot;}],&quot;accessed&quot;:{&quot;date-parts&quot;:[[&quot;2023&quot;,9,27]]},&quot;issued&quot;:{&quot;date-parts&quot;:[[&quot;2019&quot;,10,1]]},&quot;citation-key&quot;:&quot;papavlasopoulou_exploring_2019&quot;},&quot;prefix&quot;:&quot;&quot;,&quot;suffix&quot;:&quot;&quot;},{&quot;id&quot;:3873,&quot;uris&quot;:[&quot;http://zotero.org/users/1913249/items/4AWFP7ZD&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uffix&quot;:&quot;&quot;}],&quot;schema&quot;:&quot;https://github.com/citation-style-language/schema/raw/master/csl-citation.json&quot;} RNDWnwdvRsRw8"/> and formative interventions <text:reference-mark-start text:name="ZOTERO_ITEM CSL_CITATION {&quot;citationID&quot;:&quot;qqlazjyc&quot;,&quot;properties&quot;:{&quot;formattedCitation&quot;:&quot;(Cole, 2006; Blunden, 2023)&quot;,&quot;plainCitation&quot;:&quot;(Cole, 2006; Blunden, 2023)&quot;,&quot;noteIndex&quot;:0},&quot;citationItems&quot;:[{&quot;id&quot;:1015,&quot;uris&quot;:[&quot;http://zotero.org/users/1913249/items/RWG3NGB7&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id&quot;:9232,&quot;uris&quot;:[&quot;http://zotero.org/users/1913249/items/AE8ICDCS&quot;,[&quot;http://zotero.org/users/1913249/items/AE8ICDCS&quot;]],&quot;itemData&quot;:{&quot;id&quot;:9232,&quot;type&quot;:&quot;chapter&quot;,&quot;container-title&quot;:&quot;Activity Theory&quot;,&quot;ISBN&quot;:&quot;978-90-04-54124-5&quot;,&quot;language&quot;:&quot;en&quot;,&quot;note&quot;:&quot;section: Activity Theory\nDOI: 10.1163/9789004541245_011&quot;,&quot;page&quot;:&quot;181-191&quot;,&quot;publisher&quot;:&quot;Brill&quot;,&quot;source&quot;:&quot;brill.com&quot;,&quot;title&quot;:&quot;Formative Interventions&quot;,&quot;URL&quot;:&quot;https://brill.com/display/book/9789004541245/BP000012.xml&quot;,&quot;author&quot;:[{&quot;family&quot;:&quot;Blunden&quot;,&quot;given&quot;:&quot;Andy&quot;}],&quot;accessed&quot;:{&quot;date-parts&quot;:[[&quot;2024&quot;,1,17]]},&quot;issued&quot;:{&quot;date-parts&quot;:[[&quot;2023&quot;,4,5]]},&quot;citation-key&quot;:&quot;blunden_formative_2023&quot;},&quot;prefix&quot;:&quot;&quot;,&quot;suffix&quot;:&quot;&quot;}],&quot;schema&quot;:&quot;https://github.com/citation-style-language/schema/raw/master/csl-citation.json&quot;} RNDAkJ97YKSdu"/>(Cole, 2006; Blunden, 2023)<text:reference-mark-end text:name="ZOTERO_ITEM CSL_CITATION {&quot;citationID&quot;:&quot;qqlazjyc&quot;,&quot;properties&quot;:{&quot;formattedCitation&quot;:&quot;(Cole, 2006; Blunden, 2023)&quot;,&quot;plainCitation&quot;:&quot;(Cole, 2006; Blunden, 2023)&quot;,&quot;noteIndex&quot;:0},&quot;citationItems&quot;:[{&quot;id&quot;:1015,&quot;uris&quot;:[&quot;http://zotero.org/users/1913249/items/RWG3NGB7&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id&quot;:9232,&quot;uris&quot;:[&quot;http://zotero.org/users/1913249/items/AE8ICDCS&quot;,[&quot;http://zotero.org/users/1913249/items/AE8ICDCS&quot;]],&quot;itemData&quot;:{&quot;id&quot;:9232,&quot;type&quot;:&quot;chapter&quot;,&quot;container-title&quot;:&quot;Activity Theory&quot;,&quot;ISBN&quot;:&quot;978-90-04-54124-5&quot;,&quot;language&quot;:&quot;en&quot;,&quot;note&quot;:&quot;section: Activity Theory\nDOI: 10.1163/9789004541245_011&quot;,&quot;page&quot;:&quot;181-191&quot;,&quot;publisher&quot;:&quot;Brill&quot;,&quot;source&quot;:&quot;brill.com&quot;,&quot;title&quot;:&quot;Formative Interventions&quot;,&quot;URL&quot;:&quot;https://brill.com/display/book/9789004541245/BP000012.xml&quot;,&quot;author&quot;:[{&quot;family&quot;:&quot;Blunden&quot;,&quot;given&quot;:&quot;Andy&quot;}],&quot;accessed&quot;:{&quot;date-parts&quot;:[[&quot;2024&quot;,1,17]]},&quot;issued&quot;:{&quot;date-parts&quot;:[[&quot;2023&quot;,4,5]]},&quot;citation-key&quot;:&quot;blunden_formative_2023&quot;},&quot;prefix&quot;:&quot;&quot;,&quot;suffix&quot;:&quot;&quot;}],&quot;schema&quot;:&quot;https://github.com/citation-style-language/schema/raw/master/csl-citation.json&quot;} RNDAkJ97YKSdu"/>. In line with these research perspectives, the development of the tools and processes used by participants in this study emerged in response to my analysis of participant experience and their direct feedback. This process is particularly evident in the evolution of the learning design and resources. The trialling of the coding environment and starting templated occurred in various informal settings, over the course of two years and with input and concrete additions from parent volunteers, graduate trainee-teacher students, undergraduate students helpers University colleagues and with more indirect ongoing feedback from participating young people and their guardians.</text:p>
      <text:p text:style-name="Text_20_body">While a full description of how this happened is beyond the remit of this chapter, this external input served several functions including: access to novel technical approaches proposed by parents and university volunteers; the surfacing of systemic conflicts hidden from my initial perception stemming from my pre-conceptions; observation of participant conflicts spurred the introduction of new tools to support development; and parental proficiency in adapting the learning environment to supporting their children leading to community-wide innovations in practice. My role as a facilitator included recognising and supporting the emergence of a repertoire of varied emergent practices in the responses of participants, and then to support these practices with suitable tools and resources. In this way, I support participants to build agency in their transformation of learning process.</text:p>
      <text:p text:style-name="Text_20_body">While some of these dynamics are already well explored in work surrounding the 5th Dimension project <text:reference-mark-start text:name="ZOTERO_ITEM CSL_CITATION {&quot;citationID&quot;:&quot;xeqdyrwh&quot;,&quot;properties&quot;:{&quot;formattedCitation&quot;:&quot;(Cole, 2006)&quot;,&quot;plainCitation&quot;:&quot;(Cole, 2006)&quot;,&quot;noteIndex&quot;:0},&quot;citationItems&quot;:[{&quot;id&quot;:1015,&quot;uris&quot;:[&quot;http://zotero.org/users/1913249/items/RWG3NGB7&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schema&quot;:&quot;https://github.com/citation-style-language/schema/raw/master/csl-citation.json&quot;} RND3Q76piShjZ"/>(Cole, 2006)<text:reference-mark-end text:name="ZOTERO_ITEM CSL_CITATION {&quot;citationID&quot;:&quot;xeqdyrwh&quot;,&quot;properties&quot;:{&quot;formattedCitation&quot;:&quot;(Cole, 2006)&quot;,&quot;plainCitation&quot;:&quot;(Cole, 2006)&quot;,&quot;noteIndex&quot;:0},&quot;citationItems&quot;:[{&quot;id&quot;:1015,&quot;uris&quot;:[&quot;http://zotero.org/users/1913249/items/RWG3NGB7&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schema&quot;:&quot;https://github.com/citation-style-language/schema/raw/master/csl-citation.json&quot;} RND3Q76piShjZ"/> (explored in the literature review), the presence of parents adds significant opportunities. I propose that this informal and exploratory setting with the participation of engaged parents, young people and their access to family learning dynamics and wider expertise provides potentially fertile ground in the generation of resources and domain practices. I explore the potential of this theme in more detail in the conclusion of this thesis.</text:p>
      <text:h text:style-name="Heading_20_4" text:outline-level="4"><text:bookmark-start text:name="note-on-creation-of-learning-and-teaching-resources"/><text:bookmark-start text:name="__RefHeading___Toc45841_1144412500"/>Note on creation of learning and teaching resources<text:bookmark-end text:name="note-on-creation-of-learning-and-teaching-resources"/><text:bookmark-end text:name="__RefHeading___Toc45841_1144412500"/></text:h>
      <text:p text:style-name="First_20_paragraph">THIS IS COVERED IN THE NEXT CHATPER</text:p>
      <text:p text:style-name="Text_20_body">The process of refining this reflection into learning and teaching resources was complex and iterative. The following paragraph illustrates the process using a case study? [PERHAPS LOOK AT THE ELEMENTs OF A GAME DIVISION? - FINAL DESTINATION - SPACE, MECHANICS, POLISH]</text:p>
      <text:p text:style-name="Text_20_body">How does this methodology relate / add to existing models?</text:p>
      <text:h text:style-name="Heading_20_3" text:outline-level="3"><text:bookmark-start text:name="more-material-on-expansive-learning-formative-inteventions-dbr"/><text:bookmark-start text:name="__RefHeading___Toc45843_1144412500"/><text:soft-page-break/>More material on Expansive Learning / Formative Inteventions / DBR<text:bookmark-end text:name="more-material-on-expansive-learning-formative-inteventions-dbr"/><text:bookmark-end text:name="__RefHeading___Toc45843_1144412500"/></text:h>
      <text:p text:style-name="First_20_paragraph">_posts/thesis_chapters/holding/methodology_notes_longform_pre_spring_2022.md</text:p>
      <text:h text:style-name="Heading_20_2" text:outline-level="2"><text:bookmark-start text:name="transition-to-next-chapter"/><text:bookmark-start text:name="__RefHeading___Toc45845_1144412500"/>Transition to next Chapter<text:bookmark-end text:name="transition-to-next-chapter"/><text:bookmark-end text:name="__RefHeading___Toc45845_1144412500"/></text:h>
      <text:p text:style-name="First_20_paragraph">If need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5.51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011cm" style:type="right" style:leader-style="dotted" style:leader-text="."/>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ndex_20_Link" style:display-name="Index Link" style:family="text"/>
    <text:outline-style style:name="Outline">
      <text:outline-level-style text:level="1" loext:num-list-format="%1%" style:num-format="1">
        <style:list-level-properties text:min-label-distance="0.381cm"/>
      </text:outline-level-style>
      <text:outline-level-style text:level="2" loext:num-list-format="%1%.%2%" style:num-format="1" text:display-levels="2">
        <style:list-level-properties text:min-label-distance="0.381cm"/>
      </text:outline-level-style>
      <text:outline-level-style text:level="3" loext:num-list-format="%1%.%2%.%3%" style:num-format="1" text:display-levels="3">
        <style:list-level-properties text:min-label-distance="0.381cm"/>
      </text:outline-level-style>
      <text:outline-level-style text:level="4" loext:num-list-format="%1%.%2%.%3%.%4%" style:num-format="1" text:display-levels="4">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7</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3. Methodology</dc:title>
    <dc:description/>
    <dc:subject/>
    <meta:keyword/>
    <meta:initial-creator/>
    <dc:creator>Mick Chesterman</dc:creator>
    <meta:creation-date>2024-03-02T16:42:44Z</meta:creation-date>
    <dc:date>2024-03-02T16:44:01.320755581</dc:date>
    <meta:editing-duration>PT52S</meta:editing-duration>
    <meta:editing-cycles>1</meta:editing-cycles>
    <meta:document-statistic meta:table-count="0" meta:image-count="0" meta:object-count="0" meta:page-count="27" meta:paragraph-count="455" meta:word-count="9445" meta:character-count="60220" meta:non-whitespace-character-count="51360"/>
    <meta:user-defined meta:name="ZOTERO_PREF_1">&lt;data data-version="3" zotero-version="6.0.30"&gt;&lt;session id="YvDTsehP"/&gt;&lt;style id="http://www.zotero.org/styles/harvard-manchester-metropolitan-university" locale="en-US" hasBibliography="1" bibliographyStyleHasBeenSet="0"/&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